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3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Heading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3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3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Comma" style:data-style-name="N39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FF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8" style:family="table-cell" style:parent-style-name="Normal_2003_32_main_32_NTS_32_tables_32_raw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Comma" style:data-style-name="N39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Normal_2003_32_main_32_NTS_32_tables_32_raw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Comma" style:data-style-name="N4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32_3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Comma" style:data-style-name="N4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3" style:data-style-name="N1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3" style:data-style-name="N1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Percent_32_2" style:data-style-name="N42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Percent_32_2" style:data-style-name="N42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Normal_2003_32_main_32_tables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Normal_2003_32_main_32_tables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9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73" style:family="table-cell" style:parent-style-name="Normal_32_3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6.1595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0.973666666666667cm"/>
    </style:style>
    <style:style style:name="co5" style:family="table-column">
      <style:table-column-properties fo:break-before="auto" style:column-width="1.735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9pt" style:use-optimal-row-height="false" fo:break-before="auto"/>
    </style:style>
    <style:style style:name="ro8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02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4" table:default-cell-style-name="ce9"/>
        <table:table-column table:style-name="co4" table:default-cell-style-name="ce9"/>
        <table:table-column table:style-name="co5" table:number-columns-repeated="11" table:default-cell-style-name="ce9"/>
        <table:table-column table:style-name="co5" table:number-columns-repeated="18" table:default-cell-style-name="ce2"/>
        <table:table-column table:style-name="co5" table:number-columns-repeated="16338" table:default-cell-style-name="ce9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2" table:style-name="ce2"/>
          <table:table-cell table:number-columns-repeated="3" table:style-name="ce3"/>
          <table:table-cell table:style-name="ce4"/>
          <table:table-cell table:style-name="ce5"/>
          <table:table-cell table:style-name="ce6"/>
          <table:table-cell table:number-columns-repeated="2" table:style-name="ce7"/>
          <table:table-cell table:number-columns-repeated="5" table:style-name="ce8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2">
          <table:table-cell office:value-type="string" table:style-name="ce10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style-name="ce10"/>
          <table:table-cell table:number-columns-repeated="2" table:style-name="ce2"/>
          <table:table-cell table:number-columns-repeated="3" table:style-name="ce7"/>
          <table:table-cell table:style-name="ce8"/>
          <table:table-cell table:style-name="ce11"/>
          <table:table-cell table:number-columns-repeated="3" table:style-name="ce7"/>
          <table:table-cell table:number-columns-repeated="5" table:style-name="ce8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1">
          <table:table-cell office:value-type="string" table:style-name="ce12">
            <text:p>Table CW0402</text:p>
          </table:table-cell>
          <table:table-cell table:style-name="ce12"/>
          <table:table-cell table:number-columns-repeated="2" table:style-name="ce2"/>
          <table:table-cell table:number-columns-repeated="3" table:style-name="ce7"/>
          <table:table-cell table:style-name="ce8"/>
          <table:table-cell table:style-name="ce11"/>
          <table:table-cell table:number-columns-repeated="3" table:style-name="ce7"/>
          <table:table-cell table:number-columns-repeated="5" table:style-name="ce8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3">
          <table:table-cell office:value-type="string" table:style-name="ce12">
            <text:p>Average number of stages walked<text:span text:style-name="T2">1</text:span><text:s/>per person, with 3 year average, England, 2005 to 2018</text:p>
          </table:table-cell>
          <table:table-cell table:style-name="ce12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2" table:style-name="ce6"/>
          <table:table-cell table:style-name="ce9"/>
          <table:table-cell table:number-columns-repeated="5" table:style-name="ce11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4">
          <table:table-cell table:number-columns-repeated="2"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3" table:style-name="ce16"/>
          <table:table-cell table:number-columns-repeated="5" table:style-name="ce18"/>
          <table:table-cell table:number-columns-repeated="8" table:style-name="ce9"/>
          <table:table-cell table:number-columns-repeated="3" table:style-name="ce18"/>
          <table:table-cell office:value-type="string" table:style-name="ce18">
            <text:p>Number</text:p>
          </table:table-cell>
          <table:table-cell table:number-columns-repeated="17" table:style-name="ce2"/>
          <table:table-cell table:number-columns-repeated="16338"/>
        </table:table-row>
        <table:table-row table:style-name="ro5">
          <table:table-cell table:number-columns-repeated="2" table:style-name="ce19"/>
          <table:table-cell office:value-type="string" table:number-columns-spanned="14" table:number-rows-spanned="1" table:style-name="ce73">
            <text:p>Annual figure</text:p>
          </table:table-cell>
          <table:covered-table-cell table:number-columns-repeated="13"/>
          <table:table-cell table:style-name="ce20"/>
          <table:table-cell office:value-type="string" table:number-columns-spanned="12" table:number-rows-spanned="1" table:style-name="ce73">
            <text:p>3 year average (of each year either side)</text:p>
          </table:table-cell>
          <table:covered-table-cell table:number-columns-repeated="11"/>
          <table:table-cell table:number-columns-repeated="17" table:style-name="ce2"/>
          <table:table-cell table:number-columns-repeated="16338"/>
        </table:table-row>
        <table:table-row table:style-name="ro6">
          <table:table-cell table:number-columns-repeated="2" table:style-name="ce21"/>
          <table:table-cell office:value-type="float" office:value="2005" table:style-name="ce22">
            <text:p>2005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float" office:value="2015" table:style-name="ce22">
            <text:p>2015</text:p>
          </table:table-cell>
          <table:table-cell office:value-type="float" office:value="2016" table:style-name="ce22">
            <text:p>2016</text:p>
          </table:table-cell>
          <table:table-cell office:value-type="float" office:value="2017" table:style-name="ce22">
            <text:p>2017</text:p>
          </table:table-cell>
          <table:table-cell office:value-type="float" office:value="2018" table:style-name="ce22">
            <text:p>2018</text:p>
          </table:table-cell>
          <table:table-cell table:style-name="ce23"/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float" office:value="2015" table:style-name="ce22">
            <text:p>2015</text:p>
          </table:table-cell>
          <table:table-cell office:value-type="float" office:value="2016" table:style-name="ce22">
            <text:p>2016</text:p>
          </table:table-cell>
          <table:table-cell office:value-type="float" office:value="2017" table:style-name="ce22">
            <text:p>2017</text:p>
          </table:table-cell>
          <table:table-cell table:number-columns-repeated="17" table:style-name="ce2"/>
          <table:table-cell table:number-columns-repeated="16338"/>
        </table:table-row>
        <table:table-row table:style-name="ro3">
          <table:table-cell table:number-columns-repeated="2" table:style-name="ce24"/>
          <table:table-cell table:number-columns-repeated="15" table:style-name="ce23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3">
          <table:table-cell office:value-type="string" table:style-name="ce24">
            <text:p>England</text:p>
          </table:table-cell>
          <table:table-cell table:style-name="ce24"/>
          <table:table-cell office:value-type="float" office:value="342.17759397678003" table:style-name="ce25">
            <text:p>342</text:p>
          </table:table-cell>
          <table:table-cell office:value-type="float" office:value="350.42167301790244" table:style-name="ce25">
            <text:p>350</text:p>
          </table:table-cell>
          <table:table-cell office:value-type="float" office:value="312.02705343982899" table:style-name="ce25">
            <text:p>312</text:p>
          </table:table-cell>
          <table:table-cell office:value-type="float" office:value="314.51650652072647" table:style-name="ce25">
            <text:p>315</text:p>
          </table:table-cell>
          <table:table-cell office:value-type="float" office:value="327.10051170051213" table:style-name="ce25">
            <text:p>327</text:p>
          </table:table-cell>
          <table:table-cell office:value-type="float" office:value="311.72185538087007" table:style-name="ce25">
            <text:p>312</text:p>
          </table:table-cell>
          <table:table-cell office:value-type="float" office:value="315.63392959237495" table:style-name="ce25">
            <text:p>316</text:p>
          </table:table-cell>
          <table:table-cell office:value-type="float" office:value="310.11237462251972" table:style-name="ce25">
            <text:p>310</text:p>
          </table:table-cell>
          <table:table-cell office:value-type="float" office:value="302.60643687142584" table:style-name="ce25">
            <text:p>303</text:p>
          </table:table-cell>
          <table:table-cell office:value-type="float" office:value="295.96183330707618" table:style-name="ce25">
            <text:p>296</text:p>
          </table:table-cell>
          <table:table-cell office:value-type="float" office:value="300.3321997037753" table:style-name="ce25">
            <text:p>300</text:p>
          </table:table-cell>
          <table:table-cell office:value-type="float" office:value="332.06234165909143" table:style-name="ce25">
            <text:p>332</text:p>
          </table:table-cell>
          <table:table-cell office:value-type="float" office:value="343.39074231309934" table:style-name="ce25">
            <text:p>343</text:p>
          </table:table-cell>
          <table:table-cell office:value-type="float" office:value="347.12825166462807" table:style-name="ce25">
            <text:p>347</text:p>
          </table:table-cell>
          <table:table-cell table:style-name="ce26"/>
          <table:table-cell office:value-type="float" office:value="334.85077567788937" table:style-name="ce25">
            <text:p>335</text:p>
          </table:table-cell>
          <table:table-cell office:value-type="float" office:value="325.71753160186142" table:style-name="ce25">
            <text:p>326</text:p>
          </table:table-cell>
          <table:table-cell office:value-type="float" office:value="317.91660643351946" table:style-name="ce25">
            <text:p>318</text:p>
          </table:table-cell>
          <table:table-cell office:value-type="float" office:value="317.88848521580297" table:style-name="ce25">
            <text:p>318</text:p>
          </table:table-cell>
          <table:table-cell office:value-type="float" office:value="318.29703621171649" table:style-name="ce25">
            <text:p>318</text:p>
          </table:table-cell>
          <table:table-cell office:value-type="float" office:value="312.42739259829551" table:style-name="ce25">
            <text:p>312</text:p>
          </table:table-cell>
          <table:table-cell office:value-type="float" office:value="309.38682940512388" table:style-name="ce25">
            <text:p>309</text:p>
          </table:table-cell>
          <table:table-cell office:value-type="float" office:value="302.93465447001921" table:style-name="ce25">
            <text:p>303</text:p>
          </table:table-cell>
          <table:table-cell office:value-type="float" office:value="299.60837418353867" table:style-name="ce25">
            <text:p>300</text:p>
          </table:table-cell>
          <table:table-cell office:value-type="float" office:value="309.33266211192239" table:style-name="ce25">
            <text:p>309</text:p>
          </table:table-cell>
          <table:table-cell office:value-type="float" office:value="324.92251964349464" table:style-name="ce25">
            <text:p>325</text:p>
          </table:table-cell>
          <table:table-cell office:value-type="float" office:value="340.5881332061162" table:style-name="ce25">
            <text:p>341</text:p>
          </table:table-cell>
          <table:table-cell table:number-columns-repeated="17" table:style-name="ce2"/>
          <table:table-cell table:number-columns-repeated="16338"/>
        </table:table-row>
        <table:table-row table:style-name="ro2">
          <table:table-cell table:number-columns-repeated="2" table:style-name="ce24"/>
          <table:table-cell table:number-columns-repeated="15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office:value-type="string" table:style-name="ce24">
            <text:p>Region</text:p>
          </table:table-cell>
          <table:table-cell table:style-name="ce24"/>
          <table:table-cell table:style-name="ce30"/>
          <table:table-cell table:number-columns-repeated="14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North East</text:p>
          </table:table-cell>
          <table:table-cell office:value-type="float" office:value="282.23367290661412" table:style-name="ce25">
            <text:p>282</text:p>
          </table:table-cell>
          <table:table-cell office:value-type="float" office:value="347.35033534057726" table:style-name="ce25">
            <text:p>347</text:p>
          </table:table-cell>
          <table:table-cell office:value-type="float" office:value="311.62461848357401" table:style-name="ce25">
            <text:p>312</text:p>
          </table:table-cell>
          <table:table-cell office:value-type="float" office:value="342.66727782901592" table:style-name="ce25">
            <text:p>343</text:p>
          </table:table-cell>
          <table:table-cell office:value-type="float" office:value="307.05327455032494" table:style-name="ce25">
            <text:p>307</text:p>
          </table:table-cell>
          <table:table-cell office:value-type="float" office:value="261.81997675456887" table:style-name="ce25">
            <text:p>262</text:p>
          </table:table-cell>
          <table:table-cell office:value-type="float" office:value="309.43492647874837" table:style-name="ce25">
            <text:p>309</text:p>
          </table:table-cell>
          <table:table-cell office:value-type="float" office:value="276.60400189009835" table:style-name="ce25">
            <text:p>277</text:p>
          </table:table-cell>
          <table:table-cell office:value-type="float" office:value="267.24081617835174" table:style-name="ce25">
            <text:p>267</text:p>
          </table:table-cell>
          <table:table-cell office:value-type="float" office:value="236.00156864028006" table:style-name="ce25">
            <text:p>236</text:p>
          </table:table-cell>
          <table:table-cell office:value-type="float" office:value="274.49967864485274" table:style-name="ce25">
            <text:p>274</text:p>
          </table:table-cell>
          <table:table-cell office:value-type="float" office:value="241.37809724585037" table:style-name="ce25">
            <text:p>241</text:p>
          </table:table-cell>
          <table:table-cell office:value-type="float" office:value="287.06448276288995" table:style-name="ce25">
            <text:p>287</text:p>
          </table:table-cell>
          <table:table-cell office:value-type="float" office:value="319.46767779218874" table:style-name="ce25">
            <text:p>319</text:p>
          </table:table-cell>
          <table:table-cell table:style-name="ce26"/>
          <table:table-cell office:value-type="float" office:value="313.56223413757101" table:style-name="ce25">
            <text:p>314</text:p>
          </table:table-cell>
          <table:table-cell office:value-type="float" office:value="333.78038477712488" table:style-name="ce25">
            <text:p>334</text:p>
          </table:table-cell>
          <table:table-cell office:value-type="float" office:value="320.19381741556242" table:style-name="ce25">
            <text:p>320</text:p>
          </table:table-cell>
          <table:table-cell office:value-type="float" office:value="303.99883995111497" table:style-name="ce25">
            <text:p>304</text:p>
          </table:table-cell>
          <table:table-cell office:value-type="float" office:value="292.63578489915238" table:style-name="ce25">
            <text:p>293</text:p>
          </table:table-cell>
          <table:table-cell office:value-type="float" office:value="282.06806965395253" table:style-name="ce25">
            <text:p>282</text:p>
          </table:table-cell>
          <table:table-cell office:value-type="float" office:value="284.07739296536471" table:style-name="ce25">
            <text:p>284</text:p>
          </table:table-cell>
          <table:table-cell office:value-type="float" office:value="260.08387137504286" table:style-name="ce25">
            <text:p>260</text:p>
          </table:table-cell>
          <table:table-cell office:value-type="float" office:value="258.9490727488959" table:style-name="ce25">
            <text:p>259</text:p>
          </table:table-cell>
          <table:table-cell office:value-type="float" office:value="250.32709473149026" table:style-name="ce25">
            <text:p>250</text:p>
          </table:table-cell>
          <table:table-cell office:value-type="float" office:value="267.11496069165162" table:style-name="ce25">
            <text:p>267</text:p>
          </table:table-cell>
          <table:table-cell office:value-type="float" office:value="281.27485967993363" table:style-name="ce25">
            <text:p>281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North West</text:p>
          </table:table-cell>
          <table:table-cell office:value-type="float" office:value="377.59681617428009" table:style-name="ce25">
            <text:p>378</text:p>
          </table:table-cell>
          <table:table-cell office:value-type="float" office:value="360.82520982897108" table:style-name="ce25">
            <text:p>361</text:p>
          </table:table-cell>
          <table:table-cell office:value-type="float" office:value="276.54231485863511" table:style-name="ce25">
            <text:p>277</text:p>
          </table:table-cell>
          <table:table-cell office:value-type="float" office:value="300.64900938092285" table:style-name="ce25">
            <text:p>301</text:p>
          </table:table-cell>
          <table:table-cell office:value-type="float" office:value="320.41576574083507" table:style-name="ce25">
            <text:p>320</text:p>
          </table:table-cell>
          <table:table-cell office:value-type="float" office:value="286.7911033103897" table:style-name="ce25">
            <text:p>287</text:p>
          </table:table-cell>
          <table:table-cell office:value-type="float" office:value="304.90979670066201" table:style-name="ce25">
            <text:p>305</text:p>
          </table:table-cell>
          <table:table-cell office:value-type="float" office:value="312.76858730885738" table:style-name="ce25">
            <text:p>313</text:p>
          </table:table-cell>
          <table:table-cell office:value-type="float" office:value="283.97707323236023" table:style-name="ce25">
            <text:p>284</text:p>
          </table:table-cell>
          <table:table-cell office:value-type="float" office:value="266.81826650749008" table:style-name="ce25">
            <text:p>267</text:p>
          </table:table-cell>
          <table:table-cell office:value-type="float" office:value="294.53621522508337" table:style-name="ce25">
            <text:p>295</text:p>
          </table:table-cell>
          <table:table-cell office:value-type="float" office:value="288.88537629694076" table:style-name="ce25">
            <text:p>289</text:p>
          </table:table-cell>
          <table:table-cell office:value-type="float" office:value="318.80081760594896" table:style-name="ce25">
            <text:p>319</text:p>
          </table:table-cell>
          <table:table-cell office:value-type="float" office:value="307.52772465047354" table:style-name="ce25">
            <text:p>308</text:p>
          </table:table-cell>
          <table:table-cell table:style-name="ce26"/>
          <table:table-cell office:value-type="float" office:value="338.54050162557712" table:style-name="ce25">
            <text:p>339</text:p>
          </table:table-cell>
          <table:table-cell office:value-type="float" office:value="312.80545435197797" table:style-name="ce25">
            <text:p>313</text:p>
          </table:table-cell>
          <table:table-cell office:value-type="float" office:value="299.11922320442278" table:style-name="ce25">
            <text:p>299</text:p>
          </table:table-cell>
          <table:table-cell office:value-type="float" office:value="302.85134958760983" table:style-name="ce25">
            <text:p>303</text:p>
          </table:table-cell>
          <table:table-cell office:value-type="float" office:value="304.24992712287519" table:style-name="ce25">
            <text:p>304</text:p>
          </table:table-cell>
          <table:table-cell office:value-type="float" office:value="301.49728546547783" table:style-name="ce25">
            <text:p>301</text:p>
          </table:table-cell>
          <table:table-cell office:value-type="float" office:value="300.66102518013889" table:style-name="ce25">
            <text:p>301</text:p>
          </table:table-cell>
          <table:table-cell office:value-type="float" office:value="288.06417002791682" table:style-name="ce25">
            <text:p>288</text:p>
          </table:table-cell>
          <table:table-cell office:value-type="float" office:value="281.52396666861716" table:style-name="ce25">
            <text:p>282</text:p>
          </table:table-cell>
          <table:table-cell office:value-type="float" office:value="283.11689496871963" table:style-name="ce25">
            <text:p>283</text:p>
          </table:table-cell>
          <table:table-cell office:value-type="float" office:value="300.28643701956645" table:style-name="ce25">
            <text:p>300</text:p>
          </table:table-cell>
          <table:table-cell office:value-type="float" office:value="304.61208942669532" table:style-name="ce25">
            <text:p>305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Yorkshire and the Humber</text:p>
          </table:table-cell>
          <table:table-cell office:value-type="float" office:value="320.5267441875805" table:style-name="ce25">
            <text:p>321</text:p>
          </table:table-cell>
          <table:table-cell office:value-type="float" office:value="334.17961540985914" table:style-name="ce25">
            <text:p>334</text:p>
          </table:table-cell>
          <table:table-cell office:value-type="float" office:value="263.10418246550933" table:style-name="ce25">
            <text:p>263</text:p>
          </table:table-cell>
          <table:table-cell office:value-type="float" office:value="305.60682768952552" table:style-name="ce25">
            <text:p>306</text:p>
          </table:table-cell>
          <table:table-cell office:value-type="float" office:value="310.99814671760998" table:style-name="ce25">
            <text:p>311</text:p>
          </table:table-cell>
          <table:table-cell office:value-type="float" office:value="313.11706377330518" table:style-name="ce25">
            <text:p>313</text:p>
          </table:table-cell>
          <table:table-cell office:value-type="float" office:value="295.08516369377776" table:style-name="ce25">
            <text:p>295</text:p>
          </table:table-cell>
          <table:table-cell office:value-type="float" office:value="275.14816356195638" table:style-name="ce25">
            <text:p>275</text:p>
          </table:table-cell>
          <table:table-cell office:value-type="float" office:value="303.02975447205017" table:style-name="ce25">
            <text:p>303</text:p>
          </table:table-cell>
          <table:table-cell office:value-type="float" office:value="272.66778922367837" table:style-name="ce25">
            <text:p>273</text:p>
          </table:table-cell>
          <table:table-cell office:value-type="float" office:value="271.71406263134759" table:style-name="ce25">
            <text:p>272</text:p>
          </table:table-cell>
          <table:table-cell office:value-type="float" office:value="309.31820374749685" table:style-name="ce25">
            <text:p>309</text:p>
          </table:table-cell>
          <table:table-cell office:value-type="float" office:value="315.10004332895301" table:style-name="ce25">
            <text:p>315</text:p>
          </table:table-cell>
          <table:table-cell office:value-type="float" office:value="357.26861739350301" table:style-name="ce25">
            <text:p>357</text:p>
          </table:table-cell>
          <table:table-cell table:style-name="ce26"/>
          <table:table-cell office:value-type="float" office:value="305.78498931849441" table:style-name="ce25">
            <text:p>306</text:p>
          </table:table-cell>
          <table:table-cell office:value-type="float" office:value="300.72726317794087" table:style-name="ce25">
            <text:p>301</text:p>
          </table:table-cell>
          <table:table-cell office:value-type="float" office:value="293.08557295653526" table:style-name="ce25">
            <text:p>293</text:p>
          </table:table-cell>
          <table:table-cell office:value-type="float" office:value="309.91491467634245" table:style-name="ce25">
            <text:p>310</text:p>
          </table:table-cell>
          <table:table-cell office:value-type="float" office:value="306.6739148564638" table:style-name="ce25">
            <text:p>307</text:p>
          </table:table-cell>
          <table:table-cell office:value-type="float" office:value="294.39835573008469" table:style-name="ce25">
            <text:p>294</text:p>
          </table:table-cell>
          <table:table-cell office:value-type="float" office:value="290.8663267522636" table:style-name="ce25">
            <text:p>291</text:p>
          </table:table-cell>
          <table:table-cell office:value-type="float" office:value="283.48124834585605" table:style-name="ce25">
            <text:p>283</text:p>
          </table:table-cell>
          <table:table-cell office:value-type="float" office:value="282.60557144066013" table:style-name="ce25">
            <text:p>283</text:p>
          </table:table-cell>
          <table:table-cell office:value-type="float" office:value="284.41087777104451" table:style-name="ce25">
            <text:p>284</text:p>
          </table:table-cell>
          <table:table-cell office:value-type="float" office:value="298.35892060299579" table:style-name="ce25">
            <text:p>298</text:p>
          </table:table-cell>
          <table:table-cell office:value-type="float" office:value="326.59967226319276" table:style-name="ce25">
            <text:p>327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East Midlands</text:p>
          </table:table-cell>
          <table:table-cell office:value-type="float" office:value="333.10759306631985" table:style-name="ce25">
            <text:p>333</text:p>
          </table:table-cell>
          <table:table-cell office:value-type="float" office:value="355.79911725711742" table:style-name="ce25">
            <text:p>356</text:p>
          </table:table-cell>
          <table:table-cell office:value-type="float" office:value="274.97168090931518" table:style-name="ce25">
            <text:p>275</text:p>
          </table:table-cell>
          <table:table-cell office:value-type="float" office:value="299.49356250602347" table:style-name="ce25">
            <text:p>299</text:p>
          </table:table-cell>
          <table:table-cell office:value-type="float" office:value="287.75938687409149" table:style-name="ce25">
            <text:p>288</text:p>
          </table:table-cell>
          <table:table-cell office:value-type="float" office:value="256.66464896758924" table:style-name="ce25">
            <text:p>257</text:p>
          </table:table-cell>
          <table:table-cell office:value-type="float" office:value="282.26264454390207" table:style-name="ce25">
            <text:p>282</text:p>
          </table:table-cell>
          <table:table-cell office:value-type="float" office:value="274.65346107202674" table:style-name="ce25">
            <text:p>275</text:p>
          </table:table-cell>
          <table:table-cell office:value-type="float" office:value="277.8853581182421" table:style-name="ce25">
            <text:p>278</text:p>
          </table:table-cell>
          <table:table-cell office:value-type="float" office:value="264.14802031570554" table:style-name="ce25">
            <text:p>264</text:p>
          </table:table-cell>
          <table:table-cell office:value-type="float" office:value="340.7215614754777" table:style-name="ce25">
            <text:p>341</text:p>
          </table:table-cell>
          <table:table-cell office:value-type="float" office:value="317.4324741608682" table:style-name="ce25">
            <text:p>317</text:p>
          </table:table-cell>
          <table:table-cell office:value-type="float" office:value="318.79443581667726" table:style-name="ce25">
            <text:p>319</text:p>
          </table:table-cell>
          <table:table-cell office:value-type="float" office:value="331.01758128303265" table:style-name="ce25">
            <text:p>331</text:p>
          </table:table-cell>
          <table:table-cell table:style-name="ce26"/>
          <table:table-cell office:value-type="float" office:value="321.06256759230564" table:style-name="ce25">
            <text:p>321</text:p>
          </table:table-cell>
          <table:table-cell office:value-type="float" office:value="309.91151630876499" table:style-name="ce25">
            <text:p>310</text:p>
          </table:table-cell>
          <table:table-cell office:value-type="float" office:value="287.27054377302937" table:style-name="ce25">
            <text:p>287</text:p>
          </table:table-cell>
          <table:table-cell office:value-type="float" office:value="281.39578993766656" table:style-name="ce25">
            <text:p>281</text:p>
          </table:table-cell>
          <table:table-cell office:value-type="float" office:value="275.59888342167352" table:style-name="ce25">
            <text:p>276</text:p>
          </table:table-cell>
          <table:table-cell office:value-type="float" office:value="271.01634508982488" table:style-name="ce25">
            <text:p>271</text:p>
          </table:table-cell>
          <table:table-cell office:value-type="float" office:value="278.1835290814879" table:style-name="ce25">
            <text:p>278</text:p>
          </table:table-cell>
          <table:table-cell office:value-type="float" office:value="272.24025334148575" table:style-name="ce25">
            <text:p>272</text:p>
          </table:table-cell>
          <table:table-cell office:value-type="float" office:value="293.54554479606435" table:style-name="ce25">
            <text:p>294</text:p>
          </table:table-cell>
          <table:table-cell office:value-type="float" office:value="306.7955843120136" table:style-name="ce25">
            <text:p>307</text:p>
          </table:table-cell>
          <table:table-cell office:value-type="float" office:value="325.74102079735331" table:style-name="ce25">
            <text:p>326</text:p>
          </table:table-cell>
          <table:table-cell office:value-type="float" office:value="322.25232899178332" table:style-name="ce25">
            <text:p>322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West Midlands</text:p>
          </table:table-cell>
          <table:table-cell office:value-type="float" office:value="307.40979592966505" table:style-name="ce25">
            <text:p>307</text:p>
          </table:table-cell>
          <table:table-cell office:value-type="float" office:value="297.94614714880328" table:style-name="ce25">
            <text:p>298</text:p>
          </table:table-cell>
          <table:table-cell office:value-type="float" office:value="274.88923834685318" table:style-name="ce25">
            <text:p>275</text:p>
          </table:table-cell>
          <table:table-cell office:value-type="float" office:value="268.88540781627131" table:style-name="ce25">
            <text:p>269</text:p>
          </table:table-cell>
          <table:table-cell office:value-type="float" office:value="275.11913020650366" table:style-name="ce25">
            <text:p>275</text:p>
          </table:table-cell>
          <table:table-cell office:value-type="float" office:value="265.53523546783629" table:style-name="ce25">
            <text:p>266</text:p>
          </table:table-cell>
          <table:table-cell office:value-type="float" office:value="260.51132312873523" table:style-name="ce25">
            <text:p>261</text:p>
          </table:table-cell>
          <table:table-cell office:value-type="float" office:value="276.13672174330617" table:style-name="ce25">
            <text:p>276</text:p>
          </table:table-cell>
          <table:table-cell office:value-type="float" office:value="253.84140376479931" table:style-name="ce25">
            <text:p>254</text:p>
          </table:table-cell>
          <table:table-cell office:value-type="float" office:value="244.02035980016063" table:style-name="ce25">
            <text:p>244</text:p>
          </table:table-cell>
          <table:table-cell office:value-type="float" office:value="250.84468703323273" table:style-name="ce25">
            <text:p>251</text:p>
          </table:table-cell>
          <table:table-cell office:value-type="float" office:value="238.86314339974476" table:style-name="ce25">
            <text:p>239</text:p>
          </table:table-cell>
          <table:table-cell office:value-type="float" office:value="266.06652249277209" table:style-name="ce25">
            <text:p>266</text:p>
          </table:table-cell>
          <table:table-cell office:value-type="float" office:value="282.11903615590597" table:style-name="ce25">
            <text:p>282</text:p>
          </table:table-cell>
          <table:table-cell table:style-name="ce26"/>
          <table:table-cell office:value-type="float" office:value="293.50439991071937" table:style-name="ce25">
            <text:p>294</text:p>
          </table:table-cell>
          <table:table-cell office:value-type="float" office:value="280.72393959727168" table:style-name="ce25">
            <text:p>281</text:p>
          </table:table-cell>
          <table:table-cell office:value-type="float" office:value="273.01108378015721" table:style-name="ce25">
            <text:p>273</text:p>
          </table:table-cell>
          <table:table-cell office:value-type="float" office:value="269.91287406156096" table:style-name="ce25">
            <text:p>270</text:p>
          </table:table-cell>
          <table:table-cell office:value-type="float" office:value="267.24349379303283" table:style-name="ce25">
            <text:p>267</text:p>
          </table:table-cell>
          <table:table-cell office:value-type="float" office:value="267.56303940805441" table:style-name="ce25">
            <text:p>268</text:p>
          </table:table-cell>
          <table:table-cell office:value-type="float" office:value="263.66645956560427" table:style-name="ce25">
            <text:p>264</text:p>
          </table:table-cell>
          <table:table-cell office:value-type="float" office:value="258.15918630575385" table:style-name="ce25">
            <text:p>258</text:p>
          </table:table-cell>
          <table:table-cell office:value-type="float" office:value="249.53662973762783" table:style-name="ce25">
            <text:p>250</text:p>
          </table:table-cell>
          <table:table-cell office:value-type="float" office:value="244.54477189431631" table:style-name="ce25">
            <text:p>245</text:p>
          </table:table-cell>
          <table:table-cell office:value-type="float" office:value="251.56597258824488" table:style-name="ce25">
            <text:p>252</text:p>
          </table:table-cell>
          <table:table-cell office:value-type="float" office:value="261.61842564435699" table:style-name="ce25">
            <text:p>262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East of England</text:p>
          </table:table-cell>
          <table:table-cell office:value-type="float" office:value="330.46118296162285" table:style-name="ce25">
            <text:p>330</text:p>
          </table:table-cell>
          <table:table-cell office:value-type="float" office:value="319.49920816480193" table:style-name="ce25">
            <text:p>319</text:p>
          </table:table-cell>
          <table:table-cell office:value-type="float" office:value="278.87322701455543" table:style-name="ce25">
            <text:p>279</text:p>
          </table:table-cell>
          <table:table-cell office:value-type="float" office:value="256.8705328090474" table:style-name="ce25">
            <text:p>257</text:p>
          </table:table-cell>
          <table:table-cell office:value-type="float" office:value="277.38658945078237" table:style-name="ce25">
            <text:p>277</text:p>
          </table:table-cell>
          <table:table-cell office:value-type="float" office:value="261.72666992975559" table:style-name="ce25">
            <text:p>262</text:p>
          </table:table-cell>
          <table:table-cell office:value-type="float" office:value="287.85902902965495" table:style-name="ce25">
            <text:p>288</text:p>
          </table:table-cell>
          <table:table-cell office:value-type="float" office:value="290.03777833452375" table:style-name="ce25">
            <text:p>290</text:p>
          </table:table-cell>
          <table:table-cell office:value-type="float" office:value="265.99510409786501" table:style-name="ce25">
            <text:p>266</text:p>
          </table:table-cell>
          <table:table-cell office:value-type="float" office:value="273.58508204155459" table:style-name="ce25">
            <text:p>274</text:p>
          </table:table-cell>
          <table:table-cell office:value-type="float" office:value="263.81472441423983" table:style-name="ce25">
            <text:p>264</text:p>
          </table:table-cell>
          <table:table-cell office:value-type="float" office:value="306.34301289809622" table:style-name="ce25">
            <text:p>306</text:p>
          </table:table-cell>
          <table:table-cell office:value-type="float" office:value="317.52190454462379" table:style-name="ce25">
            <text:p>318</text:p>
          </table:table-cell>
          <table:table-cell office:value-type="float" office:value="307.29483864323117" table:style-name="ce25">
            <text:p>307</text:p>
          </table:table-cell>
          <table:table-cell table:style-name="ce26"/>
          <table:table-cell office:value-type="float" office:value="309.59039953916761" table:style-name="ce25">
            <text:p>310</text:p>
          </table:table-cell>
          <table:table-cell office:value-type="float" office:value="285.23445989935783" table:style-name="ce25">
            <text:p>285</text:p>
          </table:table-cell>
          <table:table-cell office:value-type="float" office:value="271.20709287921738" table:style-name="ce25">
            <text:p>271</text:p>
          </table:table-cell>
          <table:table-cell office:value-type="float" office:value="265.48311796116042" table:style-name="ce25">
            <text:p>265</text:p>
          </table:table-cell>
          <table:table-cell office:value-type="float" office:value="275.47457400028713" table:style-name="ce25">
            <text:p>275</text:p>
          </table:table-cell>
          <table:table-cell office:value-type="float" office:value="279.77575022961599" table:style-name="ce25">
            <text:p>280</text:p>
          </table:table-cell>
          <table:table-cell office:value-type="float" office:value="281.30965470791926" table:style-name="ce25">
            <text:p>281</text:p>
          </table:table-cell>
          <table:table-cell office:value-type="float" office:value="276.65426516415306" table:style-name="ce25">
            <text:p>277</text:p>
          </table:table-cell>
          <table:table-cell office:value-type="float" office:value="267.87190668254624" table:style-name="ce25">
            <text:p>268</text:p>
          </table:table-cell>
          <table:table-cell office:value-type="float" office:value="281.25066771985109" table:style-name="ce25">
            <text:p>281</text:p>
          </table:table-cell>
          <table:table-cell office:value-type="float" office:value="295.51515362875648" table:style-name="ce25">
            <text:p>296</text:p>
          </table:table-cell>
          <table:table-cell office:value-type="float" office:value="310.29780363741719" table:style-name="ce25">
            <text:p>310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London</text:p>
          </table:table-cell>
          <table:table-cell office:value-type="float" office:value="446.43224817772273" table:style-name="ce25">
            <text:p>446</text:p>
          </table:table-cell>
          <table:table-cell office:value-type="float" office:value="447.32234586762172" table:style-name="ce25">
            <text:p>447</text:p>
          </table:table-cell>
          <table:table-cell office:value-type="float" office:value="438.57672460586093" table:style-name="ce25">
            <text:p>439</text:p>
          </table:table-cell>
          <table:table-cell office:value-type="float" office:value="413.62864804777479" table:style-name="ce25">
            <text:p>414</text:p>
          </table:table-cell>
          <table:table-cell office:value-type="float" office:value="455.52248822379408" table:style-name="ce25">
            <text:p>456</text:p>
          </table:table-cell>
          <table:table-cell office:value-type="float" office:value="464.12672555254608" table:style-name="ce25">
            <text:p>464</text:p>
          </table:table-cell>
          <table:table-cell office:value-type="float" office:value="463.7416858645143" table:style-name="ce25">
            <text:p>464</text:p>
          </table:table-cell>
          <table:table-cell office:value-type="float" office:value="446.46212540494281" table:style-name="ce25">
            <text:p>446</text:p>
          </table:table-cell>
          <table:table-cell office:value-type="float" office:value="445.58849054234946" table:style-name="ce25">
            <text:p>446</text:p>
          </table:table-cell>
          <table:table-cell office:value-type="float" office:value="429.99495048278823" table:style-name="ce25">
            <text:p>430</text:p>
          </table:table-cell>
          <table:table-cell office:value-type="float" office:value="432.58415050708231" table:style-name="ce25">
            <text:p>433</text:p>
          </table:table-cell>
          <table:table-cell office:value-type="float" office:value="530.294410561978" table:style-name="ce25">
            <text:p>530</text:p>
          </table:table-cell>
          <table:table-cell office:value-type="float" office:value="496.82403491011308" table:style-name="ce25">
            <text:p>497</text:p>
          </table:table-cell>
          <table:table-cell office:value-type="float" office:value="511.41916310000744" table:style-name="ce25">
            <text:p>511</text:p>
          </table:table-cell>
          <table:table-cell table:style-name="ce26"/>
          <table:table-cell office:value-type="float" office:value="444.12835035149487" table:style-name="ce25">
            <text:p>444</text:p>
          </table:table-cell>
          <table:table-cell office:value-type="float" office:value="433.38658126973479" table:style-name="ce25">
            <text:p>433</text:p>
          </table:table-cell>
          <table:table-cell office:value-type="float" office:value="436.14378309662766" table:style-name="ce25">
            <text:p>436</text:p>
          </table:table-cell>
          <table:table-cell office:value-type="float" office:value="444.61187020244461" table:style-name="ce25">
            <text:p>445</text:p>
          </table:table-cell>
          <table:table-cell office:value-type="float" office:value="461.07100822572062" table:style-name="ce25">
            <text:p>461</text:p>
          </table:table-cell>
          <table:table-cell office:value-type="float" office:value="457.89261949557624" table:style-name="ce25">
            <text:p>458</text:p>
          </table:table-cell>
          <table:table-cell office:value-type="float" office:value="451.71087407273234" table:style-name="ce25">
            <text:p>452</text:p>
          </table:table-cell>
          <table:table-cell office:value-type="float" office:value="440.65033916882578" table:style-name="ce25">
            <text:p>441</text:p>
          </table:table-cell>
          <table:table-cell office:value-type="float" office:value="436.04631418573609" table:style-name="ce25">
            <text:p>436</text:p>
          </table:table-cell>
          <table:table-cell office:value-type="float" office:value="464.28857482605736" table:style-name="ce25">
            <text:p>464</text:p>
          </table:table-cell>
          <table:table-cell office:value-type="float" office:value="486.72309331540743" table:style-name="ce25">
            <text:p>487</text:p>
          </table:table-cell>
          <table:table-cell office:value-type="float" office:value="513.31825472033643" table:style-name="ce25">
            <text:p>513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South East</text:p>
          </table:table-cell>
          <table:table-cell office:value-type="float" office:value="294.88919576373581" table:style-name="ce25">
            <text:p>295</text:p>
          </table:table-cell>
          <table:table-cell office:value-type="float" office:value="317.7923329271481" table:style-name="ce25">
            <text:p>318</text:p>
          </table:table-cell>
          <table:table-cell office:value-type="float" office:value="303.86612197958351" table:style-name="ce25">
            <text:p>304</text:p>
          </table:table-cell>
          <table:table-cell office:value-type="float" office:value="319.41489843402422" table:style-name="ce25">
            <text:p>319</text:p>
          </table:table-cell>
          <table:table-cell office:value-type="float" office:value="341.15595973158344" table:style-name="ce25">
            <text:p>341</text:p>
          </table:table-cell>
          <table:table-cell office:value-type="float" office:value="319.53901320322933" table:style-name="ce25">
            <text:p>320</text:p>
          </table:table-cell>
          <table:table-cell office:value-type="float" office:value="296.78081589123911" table:style-name="ce25">
            <text:p>297</text:p>
          </table:table-cell>
          <table:table-cell office:value-type="float" office:value="271.7008843958431" table:style-name="ce25">
            <text:p>272</text:p>
          </table:table-cell>
          <table:table-cell office:value-type="float" office:value="269.75891270115778" table:style-name="ce25">
            <text:p>270</text:p>
          </table:table-cell>
          <table:table-cell office:value-type="float" office:value="300.37043126465875" table:style-name="ce25">
            <text:p>300</text:p>
          </table:table-cell>
          <table:table-cell office:value-type="float" office:value="265.92847468168031" table:style-name="ce25">
            <text:p>266</text:p>
          </table:table-cell>
          <table:table-cell office:value-type="float" office:value="296.60022383306637" table:style-name="ce25">
            <text:p>297</text:p>
          </table:table-cell>
          <table:table-cell office:value-type="float" office:value="320.71650449113451" table:style-name="ce25">
            <text:p>321</text:p>
          </table:table-cell>
          <table:table-cell office:value-type="float" office:value="312.24144395491857" table:style-name="ce25">
            <text:p>312</text:p>
          </table:table-cell>
          <table:table-cell table:style-name="ce26"/>
          <table:table-cell office:value-type="float" office:value="305.44900638656367" table:style-name="ce25">
            <text:p>305</text:p>
          </table:table-cell>
          <table:table-cell office:value-type="float" office:value="313.59632050922556" table:style-name="ce25">
            <text:p>314</text:p>
          </table:table-cell>
          <table:table-cell office:value-type="float" office:value="321.48829525404517" table:style-name="ce25">
            <text:p>321</text:p>
          </table:table-cell>
          <table:table-cell office:value-type="float" office:value="326.8748583493304" table:style-name="ce25">
            <text:p>327</text:p>
          </table:table-cell>
          <table:table-cell office:value-type="float" office:value="319.74001604654882" table:style-name="ce25">
            <text:p>320</text:p>
          </table:table-cell>
          <table:table-cell office:value-type="float" office:value="295.8313618522609" table:style-name="ce25">
            <text:p>296</text:p>
          </table:table-cell>
          <table:table-cell office:value-type="float" office:value="279.14379536998626" table:style-name="ce25">
            <text:p>279</text:p>
          </table:table-cell>
          <table:table-cell office:value-type="float" office:value="280.63516358994633" table:style-name="ce25">
            <text:p>281</text:p>
          </table:table-cell>
          <table:table-cell office:value-type="float" office:value="278.97320979488074" table:style-name="ce25">
            <text:p>279</text:p>
          </table:table-cell>
          <table:table-cell office:value-type="float" office:value="287.92690573389825" table:style-name="ce25">
            <text:p>288</text:p>
          </table:table-cell>
          <table:table-cell office:value-type="float" office:value="293.89778129628274" table:style-name="ce25">
            <text:p>294</text:p>
          </table:table-cell>
          <table:table-cell office:value-type="float" office:value="309.47787425880756" table:style-name="ce25">
            <text:p>309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South West</text:p>
          </table:table-cell>
          <table:table-cell office:value-type="float" office:value="324.68262268488269" table:style-name="ce25">
            <text:p>325</text:p>
          </table:table-cell>
          <table:table-cell office:value-type="float" office:value="346.52055320583918" table:style-name="ce25">
            <text:p>347</text:p>
          </table:table-cell>
          <table:table-cell office:value-type="float" office:value="343.04338766129649" table:style-name="ce25">
            <text:p>343</text:p>
          </table:table-cell>
          <table:table-cell office:value-type="float" office:value="297.50974968106283" table:style-name="ce25">
            <text:p>298</text:p>
          </table:table-cell>
          <table:table-cell office:value-type="float" office:value="292.87406093182852" table:style-name="ce25">
            <text:p>293</text:p>
          </table:table-cell>
          <table:table-cell office:value-type="float" office:value="277.60911966523975" table:style-name="ce25">
            <text:p>278</text:p>
          </table:table-cell>
          <table:table-cell office:value-type="float" office:value="272.21053064417981" table:style-name="ce25">
            <text:p>272</text:p>
          </table:table-cell>
          <table:table-cell office:value-type="float" office:value="297.27585325429902" table:style-name="ce25">
            <text:p>297</text:p>
          </table:table-cell>
          <table:table-cell office:value-type="float" office:value="286.28797058595319" table:style-name="ce25">
            <text:p>286</text:p>
          </table:table-cell>
          <table:table-cell office:value-type="float" office:value="274.41027721844233" table:style-name="ce25">
            <text:p>274</text:p>
          </table:table-cell>
          <table:table-cell office:value-type="float" office:value="252.01895376280015" table:style-name="ce25">
            <text:p>252</text:p>
          </table:table-cell>
          <table:table-cell office:value-type="float" office:value="333.31536747433523" table:style-name="ce25">
            <text:p>333</text:p>
          </table:table-cell>
          <table:table-cell office:value-type="float" office:value="351.87614578952957" table:style-name="ce25">
            <text:p>352</text:p>
          </table:table-cell>
          <table:table-cell office:value-type="float" office:value="323.58129701638802" table:style-name="ce25">
            <text:p>324</text:p>
          </table:table-cell>
          <table:table-cell table:style-name="ce26"/>
          <table:table-cell office:value-type="float" office:value="338.05171448414495" table:style-name="ce25">
            <text:p>338</text:p>
          </table:table-cell>
          <table:table-cell office:value-type="float" office:value="329.33123378231556" table:style-name="ce25">
            <text:p>329</text:p>
          </table:table-cell>
          <table:table-cell office:value-type="float" office:value="311.35657127566941" table:style-name="ce25">
            <text:p>311</text:p>
          </table:table-cell>
          <table:table-cell office:value-type="float" office:value="289.3889228604728" table:style-name="ce25">
            <text:p>289</text:p>
          </table:table-cell>
          <table:table-cell office:value-type="float" office:value="281.21839817991224" table:style-name="ce25">
            <text:p>281</text:p>
          </table:table-cell>
          <table:table-cell office:value-type="float" office:value="282.60266834517279" table:style-name="ce25">
            <text:p>283</text:p>
          </table:table-cell>
          <table:table-cell office:value-type="float" office:value="285.53634015494123" table:style-name="ce25">
            <text:p>286</text:p>
          </table:table-cell>
          <table:table-cell office:value-type="float" office:value="286.04812482022959" table:style-name="ce25">
            <text:p>286</text:p>
          </table:table-cell>
          <table:table-cell office:value-type="float" office:value="271.16505142327753" table:style-name="ce25">
            <text:p>271</text:p>
          </table:table-cell>
          <table:table-cell office:value-type="float" office:value="286.61502868445336" table:style-name="ce25">
            <text:p>287</text:p>
          </table:table-cell>
          <table:table-cell office:value-type="float" office:value="311.72624338001845" table:style-name="ce25">
            <text:p>312</text:p>
          </table:table-cell>
          <table:table-cell office:value-type="float" office:value="336.27778473210566" table:style-name="ce25">
            <text:p>336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number-columns-repeated="2" table:style-name="ce24"/>
          <table:table-cell table:number-columns-repeated="14" table:style-name="ce25"/>
          <table:table-cell table:style-name="ce26"/>
          <table:table-cell table:number-columns-repeated="12" table:style-name="ce25"/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office:value-type="string" table:style-name="ce24">
            <text:p>Rural/Urban<text:span text:style-name="T3">2</text:span></text:p>
          </table:table-cell>
          <table:table-cell table:style-name="ce24"/>
          <table:table-cell table:style-name="ce31"/>
          <table:table-cell table:number-columns-repeated="14" table:style-name="ce26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32"/>
          <table:table-cell office:value-type="string" table:style-name="ce24">
            <text:p>Urban</text:p>
          </table:table-cell>
          <table:table-cell office:value-type="float" office:value="351.80037346958676" table:style-name="ce31">
            <text:p><text:s/>352<text:s/></text:p>
          </table:table-cell>
          <table:table-cell office:value-type="float" office:value="366.25988512999879" table:style-name="ce31">
            <text:p><text:s/>366<text:s/></text:p>
          </table:table-cell>
          <table:table-cell office:value-type="float" office:value="327.66169146379758" table:style-name="ce31">
            <text:p><text:s/>328<text:s/></text:p>
          </table:table-cell>
          <table:table-cell office:value-type="float" office:value="331.83532964059594" table:style-name="ce31">
            <text:p><text:s/>332<text:s/></text:p>
          </table:table-cell>
          <table:table-cell office:value-type="float" office:value="345.45728403717987" table:style-name="ce31">
            <text:p><text:s/>345<text:s/></text:p>
          </table:table-cell>
          <table:table-cell office:value-type="float" office:value="325.40474232664604" table:style-name="ce31">
            <text:p><text:s/>325<text:s/></text:p>
          </table:table-cell>
          <table:table-cell office:value-type="float" office:value="335.24413792673749" table:style-name="ce31">
            <text:p><text:s/>335<text:s/></text:p>
          </table:table-cell>
          <table:table-cell office:value-type="float" office:value="333.12861011202187" table:style-name="ce31">
            <text:p><text:s/>333<text:s/></text:p>
          </table:table-cell>
          <table:table-cell office:value-type="float" office:value="321.12199621092594" table:style-name="ce31">
            <text:p><text:s/>321<text:s/></text:p>
          </table:table-cell>
          <table:table-cell office:value-type="float" office:value="312.18739762145259" table:style-name="ce31">
            <text:p><text:s/>312<text:s/></text:p>
          </table:table-cell>
          <table:table-cell office:value-type="float" office:value="320.51520186563511" table:style-name="ce31">
            <text:p><text:s/>321<text:s/></text:p>
          </table:table-cell>
          <table:table-cell office:value-type="float" office:value="345.57899696080597" table:style-name="ce31">
            <text:p><text:s/>346<text:s/></text:p>
          </table:table-cell>
          <table:table-cell office:value-type="float" office:value="357.86127859657989" table:style-name="ce31">
            <text:p><text:s/>358<text:s/></text:p>
          </table:table-cell>
          <table:table-cell office:value-type="float" office:value="364.286609335398" table:style-name="ce31">
            <text:p><text:s/>364<text:s/></text:p>
          </table:table-cell>
          <table:table-cell table:style-name="ce26"/>
          <table:table-cell office:value-type="float" office:value="348.63001721273372" table:style-name="ce31">
            <text:p><text:s/>349<text:s/></text:p>
          </table:table-cell>
          <table:table-cell office:value-type="float" office:value="342.11463793305472" table:style-name="ce31">
            <text:p><text:s/>342<text:s/></text:p>
          </table:table-cell>
          <table:table-cell office:value-type="float" office:value="335.03145413298813" table:style-name="ce31">
            <text:p><text:s/>335<text:s/></text:p>
          </table:table-cell>
          <table:table-cell office:value-type="float" office:value="334.34427553963963" table:style-name="ce31">
            <text:p><text:s/>334<text:s/></text:p>
          </table:table-cell>
          <table:table-cell office:value-type="float" office:value="335.46253993689254" table:style-name="ce31">
            <text:p><text:s/>335<text:s/></text:p>
          </table:table-cell>
          <table:table-cell office:value-type="float" office:value="331.17408049322705" table:style-name="ce31">
            <text:p><text:s/>331<text:s/></text:p>
          </table:table-cell>
          <table:table-cell office:value-type="float" office:value="329.73647060737318" table:style-name="ce31">
            <text:p><text:s/>330<text:s/></text:p>
          </table:table-cell>
          <table:table-cell office:value-type="float" office:value="322.11403382567607" table:style-name="ce31">
            <text:p><text:s/>322<text:s/></text:p>
          </table:table-cell>
          <table:table-cell office:value-type="float" office:value="317.87315554256628" table:style-name="ce31">
            <text:p><text:s/>318<text:s/></text:p>
          </table:table-cell>
          <table:table-cell office:value-type="float" office:value="325.8861273275952" table:style-name="ce31">
            <text:p><text:s/>326<text:s/></text:p>
          </table:table-cell>
          <table:table-cell office:value-type="float" office:value="340.97638156235905" table:style-name="ce31">
            <text:p><text:s/>341<text:s/></text:p>
          </table:table-cell>
          <table:table-cell office:value-type="float" office:value="355.59754467919703" table:style-name="ce31">
            <text:p><text:s/>356<text:s/></text:p>
          </table:table-cell>
          <table:table-cell table:number-columns-repeated="17" table:style-name="ce33"/>
          <table:table-cell table:number-columns-repeated="16338" table:style-name="ce32"/>
        </table:table-row>
        <table:table-row table:style-name="ro3">
          <table:table-cell table:style-name="ce32"/>
          <table:table-cell office:value-type="string" table:style-name="ce24">
            <text:p>Rural</text:p>
          </table:table-cell>
          <table:table-cell office:value-type="float" office:value="296.14272721220306" table:style-name="ce31">
            <text:p><text:s/>296<text:s/></text:p>
          </table:table-cell>
          <table:table-cell office:value-type="float" office:value="269.27356149982211" table:style-name="ce31">
            <text:p><text:s/>269<text:s/></text:p>
          </table:table-cell>
          <table:table-cell office:value-type="float" office:value="238.95156846179952" table:style-name="ce31">
            <text:p><text:s/>239<text:s/></text:p>
          </table:table-cell>
          <table:table-cell office:value-type="float" office:value="235.8591406424876" table:style-name="ce31">
            <text:p><text:s/>236<text:s/></text:p>
          </table:table-cell>
          <table:table-cell office:value-type="float" office:value="240.01778467834916" table:style-name="ce31">
            <text:p><text:s/>240<text:s/></text:p>
          </table:table-cell>
          <table:table-cell office:value-type="float" office:value="243.31478596714734" table:style-name="ce31">
            <text:p><text:s/>243<text:s/></text:p>
          </table:table-cell>
          <table:table-cell office:value-type="float" office:value="227.63499767298634" table:style-name="ce31">
            <text:p><text:s/>228<text:s/></text:p>
          </table:table-cell>
          <table:table-cell office:value-type="float" office:value="207.7025578342091" table:style-name="ce31">
            <text:p><text:s/>208<text:s/></text:p>
          </table:table-cell>
          <table:table-cell office:value-type="float" office:value="208.20862854715517" table:style-name="ce31">
            <text:p><text:s/>208<text:s/></text:p>
          </table:table-cell>
          <table:table-cell office:value-type="float" office:value="211.69699703766349" table:style-name="ce31">
            <text:p><text:s/>212<text:s/></text:p>
          </table:table-cell>
          <table:table-cell office:value-type="float" office:value="200.1938146834693" table:style-name="ce31">
            <text:p><text:s/>200<text:s/></text:p>
          </table:table-cell>
          <table:table-cell office:value-type="float" office:value="266.75321392410945" table:style-name="ce31">
            <text:p><text:s/>267<text:s/></text:p>
          </table:table-cell>
          <table:table-cell office:value-type="float" office:value="272.77086701737699" table:style-name="ce31">
            <text:p><text:s/>273<text:s/></text:p>
          </table:table-cell>
          <table:table-cell office:value-type="float" office:value="261.9310701836402" table:style-name="ce31">
            <text:p><text:s/>262<text:s/></text:p>
          </table:table-cell>
          <table:table-cell table:style-name="ce26"/>
          <table:table-cell office:value-type="float" office:value="267.97339694234796" table:style-name="ce31">
            <text:p><text:s/>268<text:s/></text:p>
          </table:table-cell>
          <table:table-cell office:value-type="float" office:value="247.48498550573279" table:style-name="ce31">
            <text:p><text:s/>247<text:s/></text:p>
          </table:table-cell>
          <table:table-cell office:value-type="float" office:value="238.27759879545923" table:style-name="ce31">
            <text:p><text:s/>238<text:s/></text:p>
          </table:table-cell>
          <table:table-cell office:value-type="float" office:value="239.63495734562787" table:style-name="ce31">
            <text:p><text:s/>240<text:s/></text:p>
          </table:table-cell>
          <table:table-cell office:value-type="float" office:value="236.93408893185767" table:style-name="ce31">
            <text:p><text:s/>237<text:s/></text:p>
          </table:table-cell>
          <table:table-cell office:value-type="float" office:value="225.5243746502928" table:style-name="ce31">
            <text:p><text:s/>226<text:s/></text:p>
          </table:table-cell>
          <table:table-cell office:value-type="float" office:value="214.49167459030741" table:style-name="ce31">
            <text:p><text:s/>214<text:s/></text:p>
          </table:table-cell>
          <table:table-cell office:value-type="float" office:value="209.12810004293391" table:style-name="ce31">
            <text:p><text:s/>209<text:s/></text:p>
          </table:table-cell>
          <table:table-cell office:value-type="float" office:value="206.73224168654943" table:style-name="ce31">
            <text:p><text:s/>207<text:s/></text:p>
          </table:table-cell>
          <table:table-cell office:value-type="float" office:value="226.65792350466958" table:style-name="ce31">
            <text:p><text:s/>227<text:s/></text:p>
          </table:table-cell>
          <table:table-cell office:value-type="float" office:value="246.40974113272122" table:style-name="ce31">
            <text:p><text:s/>246<text:s/></text:p>
          </table:table-cell>
          <table:table-cell office:value-type="float" office:value="267.19383509768284" table:style-name="ce31">
            <text:p><text:s/>267<text:s/></text:p>
          </table:table-cell>
          <table:table-cell table:number-columns-repeated="17" table:style-name="ce33"/>
          <table:table-cell table:number-columns-repeated="16338" table:style-name="ce32"/>
        </table:table-row>
        <table:table-row table:style-name="ro3">
          <table:table-cell table:number-columns-repeated="2" table:style-name="ce24"/>
          <table:table-cell table:number-columns-repeated="15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office:value-type="string" table:style-name="ce24">
            <text:p>Gender</text:p>
          </table:table-cell>
          <table:table-cell table:style-name="ce24"/>
          <table:table-cell table:style-name="ce30"/>
          <table:table-cell table:number-columns-repeated="14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Female</text:p>
          </table:table-cell>
          <table:table-cell office:value-type="float" office:value="363.60893515575236" table:style-name="ce25">
            <text:p>364</text:p>
          </table:table-cell>
          <table:table-cell office:value-type="float" office:value="381.03483739625466" table:style-name="ce25">
            <text:p>381</text:p>
          </table:table-cell>
          <table:table-cell office:value-type="float" office:value="335.88806053144947" table:style-name="ce25">
            <text:p>336</text:p>
          </table:table-cell>
          <table:table-cell office:value-type="float" office:value="332.73421473909917" table:style-name="ce25">
            <text:p>333</text:p>
          </table:table-cell>
          <table:table-cell office:value-type="float" office:value="344.28603420719713" table:style-name="ce25">
            <text:p>344</text:p>
          </table:table-cell>
          <table:table-cell office:value-type="float" office:value="330.5369686633768" table:style-name="ce25">
            <text:p>331</text:p>
          </table:table-cell>
          <table:table-cell office:value-type="float" office:value="331.39000271736387" table:style-name="ce25">
            <text:p>331</text:p>
          </table:table-cell>
          <table:table-cell office:value-type="float" office:value="323.26831672137791" table:style-name="ce25">
            <text:p>323</text:p>
          </table:table-cell>
          <table:table-cell office:value-type="float" office:value="320.74927401066282" table:style-name="ce25">
            <text:p>321</text:p>
          </table:table-cell>
          <table:table-cell office:value-type="float" office:value="315.30297146609973" table:style-name="ce25">
            <text:p>315</text:p>
          </table:table-cell>
          <table:table-cell office:value-type="float" office:value="314.66224984210879" table:style-name="ce25">
            <text:p>315</text:p>
          </table:table-cell>
          <table:table-cell office:value-type="float" office:value="351.47150669045129" table:style-name="ce25">
            <text:p>351</text:p>
          </table:table-cell>
          <table:table-cell office:value-type="float" office:value="357.81181439511892" table:style-name="ce25">
            <text:p>358</text:p>
          </table:table-cell>
          <table:table-cell office:value-type="float" office:value="359.27119592691912" table:style-name="ce25">
            <text:p>359</text:p>
          </table:table-cell>
          <table:table-cell table:style-name="ce26"/>
          <table:table-cell office:value-type="float" office:value="360.1399733503024" table:style-name="ce25">
            <text:p>360</text:p>
          </table:table-cell>
          <table:table-cell office:value-type="float" office:value="350.03196955392684" table:style-name="ce25">
            <text:p>350</text:p>
          </table:table-cell>
          <table:table-cell office:value-type="float" office:value="337.69325498223492" table:style-name="ce25">
            <text:p>338</text:p>
          </table:table-cell>
          <table:table-cell office:value-type="float" office:value="335.9622046963359" table:style-name="ce25">
            <text:p>336</text:p>
          </table:table-cell>
          <table:table-cell office:value-type="float" office:value="335.58332888377606" table:style-name="ce25">
            <text:p>336</text:p>
          </table:table-cell>
          <table:table-cell office:value-type="float" office:value="328.31927459861964" table:style-name="ce25">
            <text:p>328</text:p>
          </table:table-cell>
          <table:table-cell office:value-type="float" office:value="325.04545585838866" table:style-name="ce25">
            <text:p>325</text:p>
          </table:table-cell>
          <table:table-cell office:value-type="float" office:value="319.78786375540039" table:style-name="ce25">
            <text:p>320</text:p>
          </table:table-cell>
          <table:table-cell office:value-type="float" office:value="316.92721086533896" table:style-name="ce25">
            <text:p>317</text:p>
          </table:table-cell>
          <table:table-cell office:value-type="float" office:value="327.05774813604904" table:style-name="ce25">
            <text:p>327</text:p>
          </table:table-cell>
          <table:table-cell office:value-type="float" office:value="341.01742124312022" table:style-name="ce25">
            <text:p>341</text:p>
          </table:table-cell>
          <table:table-cell office:value-type="float" office:value="356.0381404807394" table:style-name="ce25">
            <text:p>356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Male</text:p>
          </table:table-cell>
          <table:table-cell office:value-type="float" office:value="320.02441864545938" table:style-name="ce25">
            <text:p>320</text:p>
          </table:table-cell>
          <table:table-cell office:value-type="float" office:value="318.55178735308436" table:style-name="ce25">
            <text:p>319</text:p>
          </table:table-cell>
          <table:table-cell office:value-type="float" office:value="287.27838723432416" table:style-name="ce25">
            <text:p>287</text:p>
          </table:table-cell>
          <table:table-cell office:value-type="float" office:value="295.70394548018777" table:style-name="ce25">
            <text:p>296</text:p>
          </table:table-cell>
          <table:table-cell office:value-type="float" office:value="309.28435679578621" table:style-name="ce25">
            <text:p>309</text:p>
          </table:table-cell>
          <table:table-cell office:value-type="float" office:value="292.42302784175223" table:style-name="ce25">
            <text:p>292</text:p>
          </table:table-cell>
          <table:table-cell office:value-type="float" office:value="299.39722022967675" table:style-name="ce25">
            <text:p>299</text:p>
          </table:table-cell>
          <table:table-cell office:value-type="float" office:value="296.55496486498328" table:style-name="ce25">
            <text:p>297</text:p>
          </table:table-cell>
          <table:table-cell office:value-type="float" office:value="283.89981554344286" table:style-name="ce25">
            <text:p>284</text:p>
          </table:table-cell>
          <table:table-cell office:value-type="float" office:value="276.00604167531162" table:style-name="ce25">
            <text:p>276</text:p>
          </table:table-cell>
          <table:table-cell office:value-type="float" office:value="285.56491242350302" table:style-name="ce25">
            <text:p>286</text:p>
          </table:table-cell>
          <table:table-cell office:value-type="float" office:value="312.08005189136219" table:style-name="ce25">
            <text:p>312</text:p>
          </table:table-cell>
          <table:table-cell office:value-type="float" office:value="328.57948328545518" table:style-name="ce25">
            <text:p>329</text:p>
          </table:table-cell>
          <table:table-cell office:value-type="float" office:value="334.66809824428577" table:style-name="ce25">
            <text:p>335</text:p>
          </table:table-cell>
          <table:table-cell table:style-name="ce26"/>
          <table:table-cell office:value-type="float" office:value="308.61858318107534" table:style-name="ce25">
            <text:p>309</text:p>
          </table:table-cell>
          <table:table-cell office:value-type="float" office:value="300.50341315968211" table:style-name="ce25">
            <text:p>301</text:p>
          </table:table-cell>
          <table:table-cell office:value-type="float" office:value="297.43695327005952" table:style-name="ce25">
            <text:p>297</text:p>
          </table:table-cell>
          <table:table-cell office:value-type="float" office:value="299.24118964629309" table:style-name="ce25">
            <text:p>299</text:p>
          </table:table-cell>
          <table:table-cell office:value-type="float" office:value="300.47425702329059" table:style-name="ce25">
            <text:p>300</text:p>
          </table:table-cell>
          <table:table-cell office:value-type="float" office:value="296.07633040176881" table:style-name="ce25">
            <text:p>296</text:p>
          </table:table-cell>
          <table:table-cell office:value-type="float" office:value="293.24750009631981" table:style-name="ce25">
            <text:p>293</text:p>
          </table:table-cell>
          <table:table-cell office:value-type="float" office:value="285.55697009831471" table:style-name="ce25">
            <text:p>286</text:p>
          </table:table-cell>
          <table:table-cell office:value-type="float" office:value="281.75035371214472" table:style-name="ce25">
            <text:p>282</text:p>
          </table:table-cell>
          <table:table-cell office:value-type="float" office:value="291.06481150026394" table:style-name="ce25">
            <text:p>291</text:p>
          </table:table-cell>
          <table:table-cell office:value-type="float" office:value="308.3596582079881" table:style-name="ce25">
            <text:p>308</text:p>
          </table:table-cell>
          <table:table-cell office:value-type="float" office:value="324.7112531594654" table:style-name="ce25">
            <text:p>325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number-columns-repeated="2" table:style-name="ce24"/>
          <table:table-cell table:number-columns-repeated="15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office:value-type="string" table:style-name="ce34">
            <text:p>Age</text:p>
          </table:table-cell>
          <table:table-cell table:style-name="ce34"/>
          <table:table-cell table:style-name="ce26"/>
          <table:table-cell table:number-columns-repeated="3" table:style-name="ce35"/>
          <table:table-cell table:style-name="ce36"/>
          <table:table-cell table:number-columns-repeated="10" table:style-name="ce37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0 - 16 years</text:p>
          </table:table-cell>
          <table:table-cell office:value-type="float" office:value="400.04673770140255" table:style-name="ce25">
            <text:p>400</text:p>
          </table:table-cell>
          <table:table-cell office:value-type="float" office:value="396.61596087071871" table:style-name="ce25">
            <text:p>397</text:p>
          </table:table-cell>
          <table:table-cell office:value-type="float" office:value="364.27180877716273" table:style-name="ce25">
            <text:p>364</text:p>
          </table:table-cell>
          <table:table-cell office:value-type="float" office:value="365.89581469272599" table:style-name="ce25">
            <text:p>366</text:p>
          </table:table-cell>
          <table:table-cell office:value-type="float" office:value="383.12301374636792" table:style-name="ce25">
            <text:p>383</text:p>
          </table:table-cell>
          <table:table-cell office:value-type="float" office:value="354.05312655800748" table:style-name="ce25">
            <text:p>354</text:p>
          </table:table-cell>
          <table:table-cell office:value-type="float" office:value="347.28168803421266" table:style-name="ce25">
            <text:p>347</text:p>
          </table:table-cell>
          <table:table-cell office:value-type="float" office:value="355.64306190991033" table:style-name="ce25">
            <text:p>356</text:p>
          </table:table-cell>
          <table:table-cell office:value-type="float" office:value="358.50901917546514" table:style-name="ce25">
            <text:p>359</text:p>
          </table:table-cell>
          <table:table-cell office:value-type="float" office:value="336.46658613209644" table:style-name="ce25">
            <text:p>336</text:p>
          </table:table-cell>
          <table:table-cell office:value-type="float" office:value="338.92853712619745" table:style-name="ce25">
            <text:p>339</text:p>
          </table:table-cell>
          <table:table-cell office:value-type="float" office:value="365.70046399236037" table:style-name="ce25">
            <text:p>366</text:p>
          </table:table-cell>
          <table:table-cell office:value-type="float" office:value="353.21175662242916" table:style-name="ce25">
            <text:p>353</text:p>
          </table:table-cell>
          <table:table-cell office:value-type="float" office:value="345.77049148806685" table:style-name="ce25">
            <text:p>346</text:p>
          </table:table-cell>
          <table:table-cell table:style-name="ce26"/>
          <table:table-cell office:value-type="float" office:value="387.176781338865" table:style-name="ce25">
            <text:p>387</text:p>
          </table:table-cell>
          <table:table-cell office:value-type="float" office:value="375.82098125968901" table:style-name="ce25">
            <text:p>376</text:p>
          </table:table-cell>
          <table:table-cell office:value-type="float" office:value="371.21708608791516" table:style-name="ce25">
            <text:p>371</text:p>
          </table:table-cell>
          <table:table-cell office:value-type="float" office:value="367.92048595931755" table:style-name="ce25">
            <text:p>368</text:p>
          </table:table-cell>
          <table:table-cell office:value-type="float" office:value="362.01720245351657" table:style-name="ce25">
            <text:p>362</text:p>
          </table:table-cell>
          <table:table-cell office:value-type="float" office:value="352.42489060448349" table:style-name="ce25">
            <text:p>352</text:p>
          </table:table-cell>
          <table:table-cell office:value-type="float" office:value="353.90585634637574" table:style-name="ce25">
            <text:p>354</text:p>
          </table:table-cell>
          <table:table-cell office:value-type="float" office:value="350.19676818035413" table:style-name="ce25">
            <text:p>350</text:p>
          </table:table-cell>
          <table:table-cell office:value-type="float" office:value="344.67128932770214" table:style-name="ce25">
            <text:p>345</text:p>
          </table:table-cell>
          <table:table-cell office:value-type="float" office:value="346.9420686330979" table:style-name="ce25">
            <text:p>347</text:p>
          </table:table-cell>
          <table:table-cell office:value-type="float" office:value="352.67921073260703" table:style-name="ce25">
            <text:p>353</text:p>
          </table:table-cell>
          <table:table-cell office:value-type="float" office:value="355.23089155009569" table:style-name="ce25">
            <text:p>355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17 - 20 years</text:p>
          </table:table-cell>
          <table:table-cell office:value-type="float" office:value="353.95566029449895" table:style-name="ce25">
            <text:p>354</text:p>
          </table:table-cell>
          <table:table-cell office:value-type="float" office:value="372.15206785245613" table:style-name="ce25">
            <text:p>372</text:p>
          </table:table-cell>
          <table:table-cell office:value-type="float" office:value="343.62636373764576" table:style-name="ce25">
            <text:p>344</text:p>
          </table:table-cell>
          <table:table-cell office:value-type="float" office:value="319.94565421025976" table:style-name="ce25">
            <text:p>320</text:p>
          </table:table-cell>
          <table:table-cell office:value-type="float" office:value="353.13926167432402" table:style-name="ce25">
            <text:p>353</text:p>
          </table:table-cell>
          <table:table-cell office:value-type="float" office:value="347.82145638406172" table:style-name="ce25">
            <text:p>348</text:p>
          </table:table-cell>
          <table:table-cell office:value-type="float" office:value="338.96381022570034" table:style-name="ce25">
            <text:p>339</text:p>
          </table:table-cell>
          <table:table-cell office:value-type="float" office:value="342.05373943919341" table:style-name="ce25">
            <text:p>342</text:p>
          </table:table-cell>
          <table:table-cell office:value-type="float" office:value="366.79312399228144" table:style-name="ce25">
            <text:p>367</text:p>
          </table:table-cell>
          <table:table-cell office:value-type="float" office:value="303.2269932985933" table:style-name="ce25">
            <text:p>303</text:p>
          </table:table-cell>
          <table:table-cell office:value-type="float" office:value="330.35215604197981" table:style-name="ce25">
            <text:p>330</text:p>
          </table:table-cell>
          <table:table-cell office:value-type="float" office:value="376.37416216335731" table:style-name="ce25">
            <text:p>376</text:p>
          </table:table-cell>
          <table:table-cell office:value-type="float" office:value="362.33909256499891" table:style-name="ce25">
            <text:p>362</text:p>
          </table:table-cell>
          <table:table-cell office:value-type="float" office:value="397.58128852412204" table:style-name="ce25">
            <text:p>398</text:p>
          </table:table-cell>
          <table:table-cell table:style-name="ce26"/>
          <table:table-cell office:value-type="float" office:value="356.39762365670884" table:style-name="ce25">
            <text:p>356</text:p>
          </table:table-cell>
          <table:table-cell office:value-type="float" office:value="345.75057288661924" table:style-name="ce25">
            <text:p>346</text:p>
          </table:table-cell>
          <table:table-cell office:value-type="float" office:value="339.35098443611309" table:style-name="ce25">
            <text:p>339</text:p>
          </table:table-cell>
          <table:table-cell office:value-type="float" office:value="340.59738049054408" table:style-name="ce25">
            <text:p>341</text:p>
          </table:table-cell>
          <table:table-cell office:value-type="float" office:value="346.87497050336191" table:style-name="ce25">
            <text:p>347</text:p>
          </table:table-cell>
          <table:table-cell office:value-type="float" office:value="343.01431168970413" table:style-name="ce25">
            <text:p>343</text:p>
          </table:table-cell>
          <table:table-cell office:value-type="float" office:value="349.09892047878583" table:style-name="ce25">
            <text:p>349</text:p>
          </table:table-cell>
          <table:table-cell office:value-type="float" office:value="337.54763603285159" table:style-name="ce25">
            <text:p>338</text:p>
          </table:table-cell>
          <table:table-cell office:value-type="float" office:value="333.6035058781286" table:style-name="ce25">
            <text:p>334</text:p>
          </table:table-cell>
          <table:table-cell office:value-type="float" office:value="335.99640821524815" table:style-name="ce25">
            <text:p>336</text:p>
          </table:table-cell>
          <table:table-cell office:value-type="float" office:value="356.17920581451665" table:style-name="ce25">
            <text:p>356</text:p>
          </table:table-cell>
          <table:table-cell office:value-type="float" office:value="378.4399919678313" table:style-name="ce25">
            <text:p>378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21 - 29 years</text:p>
          </table:table-cell>
          <table:table-cell office:value-type="float" office:value="380.37644565524988" table:style-name="ce25">
            <text:p>380</text:p>
          </table:table-cell>
          <table:table-cell office:value-type="float" office:value="397.57157836595286" table:style-name="ce25">
            <text:p>398</text:p>
          </table:table-cell>
          <table:table-cell office:value-type="float" office:value="348.02320570923052" table:style-name="ce25">
            <text:p>348</text:p>
          </table:table-cell>
          <table:table-cell office:value-type="float" office:value="356.84053307995038" table:style-name="ce25">
            <text:p>357</text:p>
          </table:table-cell>
          <table:table-cell office:value-type="float" office:value="397.01169162052577" table:style-name="ce25">
            <text:p>397</text:p>
          </table:table-cell>
          <table:table-cell office:value-type="float" office:value="370.14399056227705" table:style-name="ce25">
            <text:p>370</text:p>
          </table:table-cell>
          <table:table-cell office:value-type="float" office:value="369.95807848472924" table:style-name="ce25">
            <text:p>370</text:p>
          </table:table-cell>
          <table:table-cell office:value-type="float" office:value="365.89475077343354" table:style-name="ce25">
            <text:p>366</text:p>
          </table:table-cell>
          <table:table-cell office:value-type="float" office:value="342.67330179291139" table:style-name="ce25">
            <text:p>343</text:p>
          </table:table-cell>
          <table:table-cell office:value-type="float" office:value="332.50413665411071" table:style-name="ce25">
            <text:p>333</text:p>
          </table:table-cell>
          <table:table-cell office:value-type="float" office:value="342.83583277422844" table:style-name="ce25">
            <text:p>343</text:p>
          </table:table-cell>
          <table:table-cell office:value-type="float" office:value="355.22228711218708" table:style-name="ce25">
            <text:p>355</text:p>
          </table:table-cell>
          <table:table-cell office:value-type="float" office:value="371.13067365786179" table:style-name="ce25">
            <text:p>371</text:p>
          </table:table-cell>
          <table:table-cell office:value-type="float" office:value="377.66030802370932" table:style-name="ce25">
            <text:p>378</text:p>
          </table:table-cell>
          <table:table-cell table:style-name="ce26"/>
          <table:table-cell office:value-type="float" office:value="374.88575570423239" table:style-name="ce25">
            <text:p>375</text:p>
          </table:table-cell>
          <table:table-cell office:value-type="float" office:value="366.99274091881392" table:style-name="ce25">
            <text:p>367</text:p>
          </table:table-cell>
          <table:table-cell office:value-type="float" office:value="367.55743379126557" table:style-name="ce25">
            <text:p>368</text:p>
          </table:table-cell>
          <table:table-cell office:value-type="float" office:value="374.90786275492684" table:style-name="ce25">
            <text:p>375</text:p>
          </table:table-cell>
          <table:table-cell office:value-type="float" office:value="379.21856908599204" table:style-name="ce25">
            <text:p>379</text:p>
          </table:table-cell>
          <table:table-cell office:value-type="float" office:value="368.64494179735863" table:style-name="ce25">
            <text:p>369</text:p>
          </table:table-cell>
          <table:table-cell office:value-type="float" office:value="359.49723140130504" table:style-name="ce25">
            <text:p>359</text:p>
          </table:table-cell>
          <table:table-cell office:value-type="float" office:value="347.15315941704227" table:style-name="ce25">
            <text:p>347</text:p>
          </table:table-cell>
          <table:table-cell office:value-type="float" office:value="339.27919669096173" table:style-name="ce25">
            <text:p>339</text:p>
          </table:table-cell>
          <table:table-cell office:value-type="float" office:value="343.37175778458101" table:style-name="ce25">
            <text:p>343</text:p>
          </table:table-cell>
          <table:table-cell office:value-type="float" office:value="356.04413774836286" table:style-name="ce25">
            <text:p>356</text:p>
          </table:table-cell>
          <table:table-cell office:value-type="float" office:value="367.54001140397304" table:style-name="ce25">
            <text:p>368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30 - 39 years</text:p>
          </table:table-cell>
          <table:table-cell office:value-type="float" office:value="367.40125858323461" table:style-name="ce25">
            <text:p>367</text:p>
          </table:table-cell>
          <table:table-cell office:value-type="float" office:value="395.76365628642736" table:style-name="ce25">
            <text:p>396</text:p>
          </table:table-cell>
          <table:table-cell office:value-type="float" office:value="313.47971612170699" table:style-name="ce25">
            <text:p>313</text:p>
          </table:table-cell>
          <table:table-cell office:value-type="float" office:value="372.48608077086305" table:style-name="ce25">
            <text:p>372</text:p>
          </table:table-cell>
          <table:table-cell office:value-type="float" office:value="358.9572083825052" table:style-name="ce25">
            <text:p>359</text:p>
          </table:table-cell>
          <table:table-cell office:value-type="float" office:value="356.06838762379505" table:style-name="ce25">
            <text:p>356</text:p>
          </table:table-cell>
          <table:table-cell office:value-type="float" office:value="377.25386198712886" table:style-name="ce25">
            <text:p>377</text:p>
          </table:table-cell>
          <table:table-cell office:value-type="float" office:value="353.85877770694282" table:style-name="ce25">
            <text:p>354</text:p>
          </table:table-cell>
          <table:table-cell office:value-type="float" office:value="365.22709994768837" table:style-name="ce25">
            <text:p>365</text:p>
          </table:table-cell>
          <table:table-cell office:value-type="float" office:value="350.1480405803544" table:style-name="ce25">
            <text:p>350</text:p>
          </table:table-cell>
          <table:table-cell office:value-type="float" office:value="344.78623867836501" table:style-name="ce25">
            <text:p>345</text:p>
          </table:table-cell>
          <table:table-cell office:value-type="float" office:value="393.11093003192832" table:style-name="ce25">
            <text:p>393</text:p>
          </table:table-cell>
          <table:table-cell office:value-type="float" office:value="416.95548087454199" table:style-name="ce25">
            <text:p>417</text:p>
          </table:table-cell>
          <table:table-cell office:value-type="float" office:value="405.43660835342985" table:style-name="ce25">
            <text:p>405</text:p>
          </table:table-cell>
          <table:table-cell table:style-name="ce26"/>
          <table:table-cell office:value-type="float" office:value="359.18604827423252" table:style-name="ce25">
            <text:p>359</text:p>
          </table:table-cell>
          <table:table-cell office:value-type="float" office:value="360.4241299645912" table:style-name="ce25">
            <text:p>360</text:p>
          </table:table-cell>
          <table:table-cell office:value-type="float" office:value="347.35742165892964" table:style-name="ce25">
            <text:p>347</text:p>
          </table:table-cell>
          <table:table-cell office:value-type="float" office:value="362.5280519848173" table:style-name="ce25">
            <text:p>363</text:p>
          </table:table-cell>
          <table:table-cell office:value-type="float" office:value="363.76114106799304" table:style-name="ce25">
            <text:p>364</text:p>
          </table:table-cell>
          <table:table-cell office:value-type="float" office:value="362.0831854854797" table:style-name="ce25">
            <text:p>362</text:p>
          </table:table-cell>
          <table:table-cell office:value-type="float" office:value="365.19891063470612" table:style-name="ce25">
            <text:p>365</text:p>
          </table:table-cell>
          <table:table-cell office:value-type="float" office:value="356.35627493187133" table:style-name="ce25">
            <text:p>356</text:p>
          </table:table-cell>
          <table:table-cell office:value-type="float" office:value="353.50854505409262" table:style-name="ce25">
            <text:p>354</text:p>
          </table:table-cell>
          <table:table-cell office:value-type="float" office:value="362.68305247544703" table:style-name="ce25">
            <text:p>363</text:p>
          </table:table-cell>
          <table:table-cell office:value-type="float" office:value="384.47368402985865" table:style-name="ce25">
            <text:p>384</text:p>
          </table:table-cell>
          <table:table-cell office:value-type="float" office:value="404.8614435016147" table:style-name="ce25">
            <text:p>405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40 - 49 years</text:p>
          </table:table-cell>
          <table:table-cell office:value-type="float" office:value="323.09106846450777" table:style-name="ce25">
            <text:p>323</text:p>
          </table:table-cell>
          <table:table-cell office:value-type="float" office:value="328.8423094805629" table:style-name="ce25">
            <text:p>329</text:p>
          </table:table-cell>
          <table:table-cell office:value-type="float" office:value="302.60512354612536" table:style-name="ce25">
            <text:p>303</text:p>
          </table:table-cell>
          <table:table-cell office:value-type="float" office:value="296.66536218764503" table:style-name="ce25">
            <text:p>297</text:p>
          </table:table-cell>
          <table:table-cell office:value-type="float" office:value="300.41925143433178" table:style-name="ce25">
            <text:p>300</text:p>
          </table:table-cell>
          <table:table-cell office:value-type="float" office:value="296.28132497344836" table:style-name="ce25">
            <text:p>296</text:p>
          </table:table-cell>
          <table:table-cell office:value-type="float" office:value="294.31350748186998" table:style-name="ce25">
            <text:p>294</text:p>
          </table:table-cell>
          <table:table-cell office:value-type="float" office:value="302.09921338029835" table:style-name="ce25">
            <text:p>302</text:p>
          </table:table-cell>
          <table:table-cell office:value-type="float" office:value="281.04154158284592" table:style-name="ce25">
            <text:p>281</text:p>
          </table:table-cell>
          <table:table-cell office:value-type="float" office:value="283.82554736029221" table:style-name="ce25">
            <text:p>284</text:p>
          </table:table-cell>
          <table:table-cell office:value-type="float" office:value="291.93242003571487" table:style-name="ce25">
            <text:p>292</text:p>
          </table:table-cell>
          <table:table-cell office:value-type="float" office:value="347.66421201754275" table:style-name="ce25">
            <text:p>348</text:p>
          </table:table-cell>
          <table:table-cell office:value-type="float" office:value="358.15476462022644" table:style-name="ce25">
            <text:p>358</text:p>
          </table:table-cell>
          <table:table-cell office:value-type="float" office:value="381.14790697245257" table:style-name="ce25">
            <text:p>381</text:p>
          </table:table-cell>
          <table:table-cell table:style-name="ce26"/>
          <table:table-cell office:value-type="float" office:value="318.17840693945959" table:style-name="ce25">
            <text:p>318</text:p>
          </table:table-cell>
          <table:table-cell office:value-type="float" office:value="309.40639163793901" table:style-name="ce25">
            <text:p>309</text:p>
          </table:table-cell>
          <table:table-cell office:value-type="float" office:value="299.90425811537904" table:style-name="ce25">
            <text:p>300</text:p>
          </table:table-cell>
          <table:table-cell office:value-type="float" office:value="297.81792692416843" table:style-name="ce25">
            <text:p>298</text:p>
          </table:table-cell>
          <table:table-cell office:value-type="float" office:value="297.09606906499556" table:style-name="ce25">
            <text:p>297</text:p>
          </table:table-cell>
          <table:table-cell office:value-type="float" office:value="297.65882565559633" table:style-name="ce25">
            <text:p>298</text:p>
          </table:table-cell>
          <table:table-cell office:value-type="float" office:value="292.61735938860249" table:style-name="ce25">
            <text:p>293</text:p>
          </table:table-cell>
          <table:table-cell office:value-type="float" office:value="289.19641657178079" table:style-name="ce25">
            <text:p>289</text:p>
          </table:table-cell>
          <table:table-cell office:value-type="float" office:value="285.44638005429283" table:style-name="ce25">
            <text:p>285</text:p>
          </table:table-cell>
          <table:table-cell office:value-type="float" office:value="307.12313663960038" table:style-name="ce25">
            <text:p>307</text:p>
          </table:table-cell>
          <table:table-cell office:value-type="float" office:value="331.6219543078721" table:style-name="ce25">
            <text:p>332</text:p>
          </table:table-cell>
          <table:table-cell office:value-type="float" office:value="361.57539275875598" table:style-name="ce25">
            <text:p>362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50 - 59 years</text:p>
          </table:table-cell>
          <table:table-cell office:value-type="float" office:value="316.91172019128277" table:style-name="ce25">
            <text:p>317</text:p>
          </table:table-cell>
          <table:table-cell office:value-type="float" office:value="310.05245449155512" table:style-name="ce25">
            <text:p>310</text:p>
          </table:table-cell>
          <table:table-cell office:value-type="float" office:value="272.8550884270503" table:style-name="ce25">
            <text:p>273</text:p>
          </table:table-cell>
          <table:table-cell office:value-type="float" office:value="272.55825342575309" table:style-name="ce25">
            <text:p>273</text:p>
          </table:table-cell>
          <table:table-cell office:value-type="float" office:value="290.04608837004588" table:style-name="ce25">
            <text:p>290</text:p>
          </table:table-cell>
          <table:table-cell office:value-type="float" office:value="280.37399743285181" table:style-name="ce25">
            <text:p>280</text:p>
          </table:table-cell>
          <table:table-cell office:value-type="float" office:value="270.23474141304598" table:style-name="ce25">
            <text:p>270</text:p>
          </table:table-cell>
          <table:table-cell office:value-type="float" office:value="273.70279417814447" table:style-name="ce25">
            <text:p>274</text:p>
          </table:table-cell>
          <table:table-cell office:value-type="float" office:value="246.83888967184603" table:style-name="ce25">
            <text:p>247</text:p>
          </table:table-cell>
          <table:table-cell office:value-type="float" office:value="263.55940982987408" table:style-name="ce25">
            <text:p>264</text:p>
          </table:table-cell>
          <table:table-cell office:value-type="float" office:value="272.60837751688979" table:style-name="ce25">
            <text:p>273</text:p>
          </table:table-cell>
          <table:table-cell office:value-type="float" office:value="281.84132024559221" table:style-name="ce25">
            <text:p>282</text:p>
          </table:table-cell>
          <table:table-cell office:value-type="float" office:value="329.09619484695236" table:style-name="ce25">
            <text:p>329</text:p>
          </table:table-cell>
          <table:table-cell office:value-type="float" office:value="310.96723382894578" table:style-name="ce25">
            <text:p>311</text:p>
          </table:table-cell>
          <table:table-cell table:style-name="ce26"/>
          <table:table-cell office:value-type="float" office:value="300.03278607119262" table:style-name="ce25">
            <text:p>300</text:p>
          </table:table-cell>
          <table:table-cell office:value-type="float" office:value="285.22862703486379" table:style-name="ce25">
            <text:p>285</text:p>
          </table:table-cell>
          <table:table-cell office:value-type="float" office:value="278.50231067758472" table:style-name="ce25">
            <text:p>279</text:p>
          </table:table-cell>
          <table:table-cell office:value-type="float" office:value="281.07047528901609" table:style-name="ce25">
            <text:p>281</text:p>
          </table:table-cell>
          <table:table-cell office:value-type="float" office:value="280.49743182475845" table:style-name="ce25">
            <text:p>280</text:p>
          </table:table-cell>
          <table:table-cell office:value-type="float" office:value="274.77854941513806" table:style-name="ce25">
            <text:p>275</text:p>
          </table:table-cell>
          <table:table-cell office:value-type="float" office:value="263.48967439587091" table:style-name="ce25">
            <text:p>263</text:p>
          </table:table-cell>
          <table:table-cell office:value-type="float" office:value="261.38721066629085" table:style-name="ce25">
            <text:p>261</text:p>
          </table:table-cell>
          <table:table-cell office:value-type="float" office:value="260.99732019675264" table:style-name="ce25">
            <text:p>261</text:p>
          </table:table-cell>
          <table:table-cell office:value-type="float" office:value="272.66385054685639" table:style-name="ce25">
            <text:p>273</text:p>
          </table:table-cell>
          <table:table-cell office:value-type="float" office:value="294.02143524316369" table:style-name="ce25">
            <text:p>294</text:p>
          </table:table-cell>
          <table:table-cell office:value-type="float" office:value="306.74432719114975" table:style-name="ce25">
            <text:p>307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60 - 69 years</text:p>
          </table:table-cell>
          <table:table-cell office:value-type="float" office:value="301.05661219788226" table:style-name="ce25">
            <text:p>301</text:p>
          </table:table-cell>
          <table:table-cell office:value-type="float" office:value="306.17721607038686" table:style-name="ce25">
            <text:p>306</text:p>
          </table:table-cell>
          <table:table-cell office:value-type="float" office:value="299.01865622072694" table:style-name="ce25">
            <text:p>299</text:p>
          </table:table-cell>
          <table:table-cell office:value-type="float" office:value="273.73669811513025" table:style-name="ce25">
            <text:p>274</text:p>
          </table:table-cell>
          <table:table-cell office:value-type="float" office:value="273.03473162546192" table:style-name="ce25">
            <text:p>273</text:p>
          </table:table-cell>
          <table:table-cell office:value-type="float" office:value="256.77651865097857" table:style-name="ce25">
            <text:p>257</text:p>
          </table:table-cell>
          <table:table-cell office:value-type="float" office:value="283.86150098644862" table:style-name="ce25">
            <text:p>284</text:p>
          </table:table-cell>
          <table:table-cell office:value-type="float" office:value="258.56296195819101" table:style-name="ce25">
            <text:p>259</text:p>
          </table:table-cell>
          <table:table-cell office:value-type="float" office:value="250.28230421452969" table:style-name="ce25">
            <text:p>250</text:p>
          </table:table-cell>
          <table:table-cell office:value-type="float" office:value="269.26005038056712" table:style-name="ce25">
            <text:p>269</text:p>
          </table:table-cell>
          <table:table-cell office:value-type="float" office:value="260.27826588804635" table:style-name="ce25">
            <text:p>260</text:p>
          </table:table-cell>
          <table:table-cell office:value-type="float" office:value="304.70569040284755" table:style-name="ce25">
            <text:p>305</text:p>
          </table:table-cell>
          <table:table-cell office:value-type="float" office:value="317.7179756713108" table:style-name="ce25">
            <text:p>318</text:p>
          </table:table-cell>
          <table:table-cell office:value-type="float" office:value="323.67688985493334" table:style-name="ce25">
            <text:p>324</text:p>
          </table:table-cell>
          <table:table-cell table:style-name="ce26"/>
          <table:table-cell office:value-type="float" office:value="302.07765204447099" table:style-name="ce25">
            <text:p>302</text:p>
          </table:table-cell>
          <table:table-cell office:value-type="float" office:value="292.84381589343639" table:style-name="ce25">
            <text:p>293</text:p>
          </table:table-cell>
          <table:table-cell office:value-type="float" office:value="281.68731549051296" table:style-name="ce25">
            <text:p>282</text:p>
          </table:table-cell>
          <table:table-cell office:value-type="float" office:value="267.77481182388243" table:style-name="ce25">
            <text:p>268</text:p>
          </table:table-cell>
          <table:table-cell office:value-type="float" office:value="271.07771848454047" table:style-name="ce25">
            <text:p>271</text:p>
          </table:table-cell>
          <table:table-cell office:value-type="float" office:value="266.09613175896231" table:style-name="ce25">
            <text:p>266</text:p>
          </table:table-cell>
          <table:table-cell office:value-type="float" office:value="263.84175205017135" table:style-name="ce25">
            <text:p>264</text:p>
          </table:table-cell>
          <table:table-cell office:value-type="float" office:value="259.41120070319414" table:style-name="ce25">
            <text:p>259</text:p>
          </table:table-cell>
          <table:table-cell office:value-type="float" office:value="259.98139637095261" table:style-name="ce25">
            <text:p>260</text:p>
          </table:table-cell>
          <table:table-cell office:value-type="float" office:value="278.02679315678205" table:style-name="ce25">
            <text:p>278</text:p>
          </table:table-cell>
          <table:table-cell office:value-type="float" office:value="293.75837228341771" table:style-name="ce25">
            <text:p>294</text:p>
          </table:table-cell>
          <table:table-cell office:value-type="float" office:value="314.97501789255909" table:style-name="ce25">
            <text:p>315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70 years +</text:p>
          </table:table-cell>
          <table:table-cell office:value-type="float" office:value="242.84621825292703" table:style-name="ce25">
            <text:p>243</text:p>
          </table:table-cell>
          <table:table-cell office:value-type="float" office:value="257.89685055967362" table:style-name="ce25">
            <text:p>258</text:p>
          </table:table-cell>
          <table:table-cell office:value-type="float" office:value="232.24444327746139" table:style-name="ce25">
            <text:p>232</text:p>
          </table:table-cell>
          <table:table-cell office:value-type="float" office:value="210.31316849230004" table:style-name="ce25">
            <text:p>210</text:p>
          </table:table-cell>
          <table:table-cell office:value-type="float" office:value="224.86801642098357" table:style-name="ce25">
            <text:p>225</text:p>
          </table:table-cell>
          <table:table-cell office:value-type="float" office:value="207.40593663150267" table:style-name="ce25">
            <text:p>207</text:p>
          </table:table-cell>
          <table:table-cell office:value-type="float" office:value="219.99505284874374" table:style-name="ce25">
            <text:p>220</text:p>
          </table:table-cell>
          <table:table-cell office:value-type="float" office:value="200.02452465455247" table:style-name="ce25">
            <text:p>200</text:p>
          </table:table-cell>
          <table:table-cell office:value-type="float" office:value="197.69160464251971" table:style-name="ce25">
            <text:p>198</text:p>
          </table:table-cell>
          <table:table-cell office:value-type="float" office:value="196.94810242965892" table:style-name="ce25">
            <text:p>197</text:p>
          </table:table-cell>
          <table:table-cell office:value-type="float" office:value="205.85675548348354" table:style-name="ce25">
            <text:p>206</text:p>
          </table:table-cell>
          <table:table-cell office:value-type="float" office:value="227.72625487981901" table:style-name="ce25">
            <text:p>228</text:p>
          </table:table-cell>
          <table:table-cell office:value-type="float" office:value="233.07138619970462" table:style-name="ce25">
            <text:p>233</text:p>
          </table:table-cell>
          <table:table-cell office:value-type="float" office:value="263.29642227193438" table:style-name="ce25">
            <text:p>263</text:p>
          </table:table-cell>
          <table:table-cell table:style-name="ce26"/>
          <table:table-cell office:value-type="float" office:value="244.15713538856534" table:style-name="ce25">
            <text:p>244</text:p>
          </table:table-cell>
          <table:table-cell office:value-type="float" office:value="233.53426094956473" table:style-name="ce25">
            <text:p>234</text:p>
          </table:table-cell>
          <table:table-cell office:value-type="float" office:value="222.66031550142816" table:style-name="ce25">
            <text:p>223</text:p>
          </table:table-cell>
          <table:table-cell office:value-type="float" office:value="214.29516003637173" table:style-name="ce25">
            <text:p>214</text:p>
          </table:table-cell>
          <table:table-cell office:value-type="float" office:value="217.44214913248894" table:style-name="ce25">
            <text:p>217</text:p>
          </table:table-cell>
          <table:table-cell office:value-type="float" office:value="208.85394327070031" table:style-name="ce25">
            <text:p>209</text:p>
          </table:table-cell>
          <table:table-cell office:value-type="float" office:value="205.58410480045572" table:style-name="ce25">
            <text:p>206</text:p>
          </table:table-cell>
          <table:table-cell office:value-type="float" office:value="198.21958978424706" table:style-name="ce25">
            <text:p>198</text:p>
          </table:table-cell>
          <table:table-cell office:value-type="float" office:value="200.13150580317759" table:style-name="ce25">
            <text:p>200</text:p>
          </table:table-cell>
          <table:table-cell office:value-type="float" office:value="210.18834141617273" table:style-name="ce25">
            <text:p>210</text:p>
          </table:table-cell>
          <table:table-cell office:value-type="float" office:value="222.13969535169656" table:style-name="ce25">
            <text:p>222</text:p>
          </table:table-cell>
          <table:table-cell office:value-type="float" office:value="241.20954788804985" table:style-name="ce25">
            <text:p>241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number-columns-repeated="2" table:style-name="ce38"/>
          <table:table-cell table:number-columns-repeated="15" table:style-name="ce26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office:value-type="string" table:style-name="ce38">
            <text:p>Ethnicity</text:p>
          </table:table-cell>
          <table:table-cell table:style-name="ce38"/>
          <table:table-cell table:number-columns-repeated="15" table:style-name="ce26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White</text:p>
          </table:table-cell>
          <table:table-cell office:value-type="float" office:value="339.22486371636984" table:style-name="ce31">
            <text:p><text:s/>339<text:s/></text:p>
          </table:table-cell>
          <table:table-cell office:value-type="float" office:value="349.22878598441201" table:style-name="ce31">
            <text:p><text:s/>349<text:s/></text:p>
          </table:table-cell>
          <table:table-cell office:value-type="float" office:value="306.79302947481801" table:style-name="ce31">
            <text:p><text:s/>307<text:s/></text:p>
          </table:table-cell>
          <table:table-cell office:value-type="float" office:value="310.91721959397711" table:style-name="ce31">
            <text:p><text:s/>311<text:s/></text:p>
          </table:table-cell>
          <table:table-cell office:value-type="float" office:value="316.46356260225497" table:style-name="ce31">
            <text:p><text:s/>316<text:s/></text:p>
          </table:table-cell>
          <table:table-cell office:value-type="float" office:value="303.28020439985175" table:style-name="ce31">
            <text:p><text:s/>303<text:s/></text:p>
          </table:table-cell>
          <table:table-cell office:value-type="float" office:value="308.15858762480667" table:style-name="ce31">
            <text:p><text:s/>308<text:s/></text:p>
          </table:table-cell>
          <table:table-cell office:value-type="float" office:value="302.87636514545301" table:style-name="ce31">
            <text:p><text:s/>303<text:s/></text:p>
          </table:table-cell>
          <table:table-cell office:value-type="float" office:value="295.17262686616073" table:style-name="ce31">
            <text:p><text:s/>295<text:s/></text:p>
          </table:table-cell>
          <table:table-cell office:value-type="float" office:value="290.33355627022308" table:style-name="ce31">
            <text:p><text:s/>290<text:s/></text:p>
          </table:table-cell>
          <table:table-cell office:value-type="float" office:value="283.56920175316634" table:style-name="ce31">
            <text:p><text:s/>284<text:s/></text:p>
          </table:table-cell>
          <table:table-cell office:value-type="float" office:value="326.63630339537781" table:style-name="ce31">
            <text:p><text:s/>327<text:s/></text:p>
          </table:table-cell>
          <table:table-cell office:value-type="float" office:value="337.98807416079495" table:style-name="ce31">
            <text:p><text:s/>338<text:s/></text:p>
          </table:table-cell>
          <table:table-cell office:value-type="float" office:value="343.23604017734277" table:style-name="ce31">
            <text:p><text:s/>343<text:s/></text:p>
          </table:table-cell>
          <table:table-cell table:style-name="ce26"/>
          <table:table-cell office:value-type="float" office:value="331.76999958063016" table:style-name="ce27">
            <text:p>332</text:p>
          </table:table-cell>
          <table:table-cell office:value-type="float" office:value="322.45641297863818" table:style-name="ce27">
            <text:p>322</text:p>
          </table:table-cell>
          <table:table-cell office:value-type="float" office:value="311.37215429829621" table:style-name="ce27">
            <text:p>311</text:p>
          </table:table-cell>
          <table:table-cell office:value-type="float" office:value="310.33404650798917" table:style-name="ce27">
            <text:p>310</text:p>
          </table:table-cell>
          <table:table-cell office:value-type="float" office:value="309.44004383101884" table:style-name="ce27">
            <text:p>309</text:p>
          </table:table-cell>
          <table:table-cell office:value-type="float" office:value="304.71985965797234" table:style-name="ce27">
            <text:p>305</text:p>
          </table:table-cell>
          <table:table-cell office:value-type="float" office:value="302.02472259819092" table:style-name="ce27">
            <text:p>302</text:p>
          </table:table-cell>
          <table:table-cell office:value-type="float" office:value="296.14778933232901" table:style-name="ce27">
            <text:p>296</text:p>
          </table:table-cell>
          <table:table-cell office:value-type="float" office:value="289.78318364772559" table:style-name="ce27">
            <text:p>290</text:p>
          </table:table-cell>
          <table:table-cell office:value-type="float" office:value="300.07658139301128" table:style-name="ce27">
            <text:p>300</text:p>
          </table:table-cell>
          <table:table-cell office:value-type="float" office:value="315.59490188396563" table:style-name="ce27">
            <text:p>316</text:p>
          </table:table-cell>
          <table:table-cell office:value-type="float" office:value="335.64699216218122" table:style-name="ce27">
            <text:p>336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4"/>
          <table:table-cell office:value-type="string" table:style-name="ce34">
            <text:p>Ethnic minority</text:p>
          </table:table-cell>
          <table:table-cell office:value-type="float" office:value="368.28371811811121" table:style-name="ce31">
            <text:p><text:s/>368<text:s/></text:p>
          </table:table-cell>
          <table:table-cell office:value-type="float" office:value="360.82855510367193" table:style-name="ce31">
            <text:p><text:s/>361<text:s/></text:p>
          </table:table-cell>
          <table:table-cell office:value-type="float" office:value="354.81347096561956" table:style-name="ce31">
            <text:p><text:s/>355<text:s/></text:p>
          </table:table-cell>
          <table:table-cell office:value-type="float" office:value="343.77938636269607" table:style-name="ce31">
            <text:p><text:s/>344<text:s/></text:p>
          </table:table-cell>
          <table:table-cell office:value-type="float" office:value="404.14123810168905" table:style-name="ce31">
            <text:p><text:s/>404<text:s/></text:p>
          </table:table-cell>
          <table:table-cell office:value-type="float" office:value="365.98221095367143" table:style-name="ce31">
            <text:p><text:s/>366<text:s/></text:p>
          </table:table-cell>
          <table:table-cell office:value-type="float" office:value="365.33091865379953" table:style-name="ce31">
            <text:p><text:s/>365<text:s/></text:p>
          </table:table-cell>
          <table:table-cell office:value-type="float" office:value="355.79132398961519" table:style-name="ce31">
            <text:p><text:s/>356<text:s/></text:p>
          </table:table-cell>
          <table:table-cell office:value-type="float" office:value="352.08672144079526" table:style-name="ce31">
            <text:p><text:s/>352<text:s/></text:p>
          </table:table-cell>
          <table:table-cell office:value-type="float" office:value="334.48695246511187" table:style-name="ce31">
            <text:p><text:s/>334<text:s/></text:p>
          </table:table-cell>
          <table:table-cell office:value-type="float" office:value="406.32552514473588" table:style-name="ce31">
            <text:p><text:s/>406<text:s/></text:p>
          </table:table-cell>
          <table:table-cell office:value-type="float" office:value="366.24244351655568" table:style-name="ce31">
            <text:p><text:s/>366<text:s/></text:p>
          </table:table-cell>
          <table:table-cell office:value-type="float" office:value="375.9890149564734" table:style-name="ce31">
            <text:p><text:s/>376<text:s/></text:p>
          </table:table-cell>
          <table:table-cell office:value-type="float" office:value="370.99019070444888" table:style-name="ce31">
            <text:p><text:s/>371<text:s/></text:p>
          </table:table-cell>
          <table:table-cell table:style-name="ce26"/>
          <table:table-cell office:value-type="float" office:value="361.28678376434192" table:style-name="ce27">
            <text:p>361</text:p>
          </table:table-cell>
          <table:table-cell office:value-type="float" office:value="352.92790854204844" table:style-name="ce27">
            <text:p>353</text:p>
          </table:table-cell>
          <table:table-cell office:value-type="float" office:value="368.88638915730331" table:style-name="ce27">
            <text:p>369</text:p>
          </table:table-cell>
          <table:table-cell office:value-type="float" office:value="372.0345143143046" table:style-name="ce27">
            <text:p>372</text:p>
          </table:table-cell>
          <table:table-cell office:value-type="float" office:value="378.32613509427495" table:style-name="ce27">
            <text:p>378</text:p>
          </table:table-cell>
          <table:table-cell office:value-type="float" office:value="362.22286765548324" table:style-name="ce27">
            <text:p>362</text:p>
          </table:table-cell>
          <table:table-cell office:value-type="float" office:value="357.47940517227727" table:style-name="ce27">
            <text:p>357</text:p>
          </table:table-cell>
          <table:table-cell office:value-type="float" office:value="347.77017995594025" table:style-name="ce27">
            <text:p>348</text:p>
          </table:table-cell>
          <table:table-cell office:value-type="float" office:value="364.57283563700037" table:style-name="ce27">
            <text:p>365</text:p>
          </table:table-cell>
          <table:table-cell office:value-type="float" office:value="369.38138406521091" table:style-name="ce27">
            <text:p>369</text:p>
          </table:table-cell>
          <table:table-cell office:value-type="float" office:value="382.68753030196507" table:style-name="ce27">
            <text:p>383</text:p>
          </table:table-cell>
          <table:table-cell office:value-type="float" office:value="371.0044054688168" table:style-name="ce27">
            <text:p>371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style-name="ce34"/>
          <table:table-cell table:style-name="ce38"/>
          <table:table-cell table:number-columns-repeated="11" table:style-name="ce41"/>
          <table:table-cell table:number-columns-repeated="3" table:style-name="ce42"/>
          <table:table-cell table:style-name="ce26"/>
          <table:table-cell table:number-columns-repeated="11" table:style-name="ce43"/>
          <table:table-cell table:number-columns-repeated="18" table:style-name="ce39"/>
          <table:table-cell table:number-columns-repeated="16338" table:style-name="ce40"/>
        </table:table-row>
        <table:table-row table:style-name="ro3">
          <table:table-cell office:value-type="string" table:style-name="ce34">
            <text:p>Disability (aged 16+ only)<text:span text:style-name="T4">3</text:span></text:p>
          </table:table-cell>
          <table:table-cell table:style-name="ce38"/>
          <table:table-cell table:number-columns-repeated="11" table:style-name="ce41"/>
          <table:table-cell table:number-columns-repeated="3" table:style-name="ce42"/>
          <table:table-cell table:style-name="ce26"/>
          <table:table-cell table:number-columns-repeated="11" table:style-name="ce43"/>
          <table:table-cell table:number-columns-repeated="18" table:style-name="ce39"/>
          <table:table-cell table:number-columns-repeated="16338" table:style-name="ce40"/>
        </table:table-row>
        <table:table-row table:style-name="ro3">
          <table:table-cell table:style-name="ce44"/>
          <table:table-cell office:value-type="string" table:style-name="ce45">
            <text:p>No mobility difficulties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317.9673112664517" table:style-name="ce31">
            <text:p><text:s/>318<text:s/></text:p>
          </table:table-cell>
          <table:table-cell office:value-type="float" office:value="326.25237775468042" table:style-name="ce31">
            <text:p><text:s/>326<text:s/></text:p>
          </table:table-cell>
          <table:table-cell office:value-type="float" office:value="331.37371199823309" table:style-name="ce31">
            <text:p><text:s/>331<text:s/></text:p>
          </table:table-cell>
          <table:table-cell office:value-type="float" office:value="320.59656373780518" table:style-name="ce31">
            <text:p><text:s/>321<text:s/></text:p>
          </table:table-cell>
          <table:table-cell office:value-type="float" office:value="326.54354837125589" table:style-name="ce31">
            <text:p><text:s/>327<text:s/></text:p>
          </table:table-cell>
          <table:table-cell office:value-type="float" office:value="318.72156821808392" table:style-name="ce31">
            <text:p><text:s/>319<text:s/></text:p>
          </table:table-cell>
          <table:table-cell office:value-type="float" office:value="306.38184866982346" table:style-name="ce31">
            <text:p><text:s/>306<text:s/></text:p>
          </table:table-cell>
          <table:table-cell office:value-type="float" office:value="302.4985297057018" table:style-name="ce31">
            <text:p><text:s/>302<text:s/></text:p>
          </table:table-cell>
          <table:table-cell office:value-type="float" office:value="308.14916449249063" table:style-name="ce31">
            <text:p><text:s/>308<text:s/></text:p>
          </table:table-cell>
          <table:table-cell office:value-type="float" office:value="342.9835133362223" table:style-name="ce31">
            <text:p><text:s/>343<text:s/></text:p>
          </table:table-cell>
          <table:table-cell office:value-type="float" office:value="359.99646393058646" table:style-name="ce31">
            <text:p><text:s/>360<text:s/></text:p>
          </table:table-cell>
          <table:table-cell office:value-type="float" office:value="365.58265867249355" table:style-name="ce31">
            <text:p><text:s/>366<text:s/></text:p>
          </table:table-cell>
          <table:table-cell table:style-name="ce26"/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325.17855613871865" table:style-name="ce31">
            <text:p><text:s/>325<text:s/></text:p>
          </table:table-cell>
          <table:table-cell office:value-type="float" office:value="326.13031956611638" table:style-name="ce31">
            <text:p><text:s/>326<text:s/></text:p>
          </table:table-cell>
          <table:table-cell office:value-type="float" office:value="326.22197699864961" table:style-name="ce31">
            <text:p><text:s/>326<text:s/></text:p>
          </table:table-cell>
          <table:table-cell office:value-type="float" office:value="321.86593598313749" table:style-name="ce31">
            <text:p><text:s/>322<text:s/></text:p>
          </table:table-cell>
          <table:table-cell office:value-type="float" office:value="317.02686270593637" table:style-name="ce31">
            <text:p><text:s/>317<text:s/></text:p>
          </table:table-cell>
          <table:table-cell office:value-type="float" office:value="309.19423863079101" table:style-name="ce31">
            <text:p><text:s/>309<text:s/></text:p>
          </table:table-cell>
          <table:table-cell office:value-type="float" office:value="305.63578925787374" table:style-name="ce31">
            <text:p><text:s/>306<text:s/></text:p>
          </table:table-cell>
          <table:table-cell office:value-type="float" office:value="317.72296542329531" table:style-name="ce31">
            <text:p><text:s/>318<text:s/></text:p>
          </table:table-cell>
          <table:table-cell office:value-type="float" office:value="336.54491536620696" table:style-name="ce31">
            <text:p><text:s/>337<text:s/></text:p>
          </table:table-cell>
          <table:table-cell office:value-type="float" office:value="355.79083542395557" table:style-name="ce31">
            <text:p><text:s/>356<text:s/></text:p>
          </table:table-cell>
          <table:table-cell table:number-columns-repeated="17" table:style-name="ce46"/>
          <table:table-cell table:number-columns-repeated="16338" table:style-name="ce47"/>
        </table:table-row>
        <table:table-row table:style-name="ro3">
          <table:table-cell table:style-name="ce44"/>
          <table:table-cell office:value-type="string" table:style-name="ce45">
            <text:p>Mobility difficulties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72.50674229150911" table:style-name="ce31">
            <text:p><text:s/>173<text:s/></text:p>
          </table:table-cell>
          <table:table-cell office:value-type="float" office:value="149.12791713895055" table:style-name="ce31">
            <text:p><text:s/>149<text:s/></text:p>
          </table:table-cell>
          <table:table-cell office:value-type="float" office:value="178.47438224330872" table:style-name="ce31">
            <text:p><text:s/>178<text:s/></text:p>
          </table:table-cell>
          <table:table-cell office:value-type="float" office:value="151.96826796626974" table:style-name="ce31">
            <text:p><text:s/>152<text:s/></text:p>
          </table:table-cell>
          <table:table-cell office:value-type="float" office:value="165.39271301587445" table:style-name="ce31">
            <text:p><text:s/>165<text:s/></text:p>
          </table:table-cell>
          <table:table-cell office:value-type="float" office:value="145.99482636458458" table:style-name="ce31">
            <text:p><text:s/>146<text:s/></text:p>
          </table:table-cell>
          <table:table-cell office:value-type="float" office:value="118.28900296353042" table:style-name="ce31">
            <text:p><text:s/>118<text:s/></text:p>
          </table:table-cell>
          <table:table-cell office:value-type="float" office:value="136.33469513502979" table:style-name="ce31">
            <text:p><text:s/>136<text:s/></text:p>
          </table:table-cell>
          <table:table-cell office:value-type="float" office:value="133.88690760487842" table:style-name="ce31">
            <text:p><text:s/>134<text:s/></text:p>
          </table:table-cell>
          <table:table-cell office:value-type="float" office:value="137.26350537168341" table:style-name="ce31">
            <text:p><text:s/>137<text:s/></text:p>
          </table:table-cell>
          <table:table-cell office:value-type="float" office:value="173.7545388651375" table:style-name="ce31">
            <text:p><text:s/>174<text:s/></text:p>
          </table:table-cell>
          <table:table-cell office:value-type="float" office:value="170.47749753189888" table:style-name="ce31">
            <text:p><text:s/>170<text:s/></text:p>
          </table:table-cell>
          <table:table-cell table:style-name="ce26"/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166.67704726321114" table:style-name="ce27">
            <text:p>167</text:p>
          </table:table-cell>
          <table:table-cell office:value-type="float" office:value="160.00765643251518" table:style-name="ce27">
            <text:p>160</text:p>
          </table:table-cell>
          <table:table-cell office:value-type="float" office:value="165.62884758197902" table:style-name="ce27">
            <text:p>166</text:p>
          </table:table-cell>
          <table:table-cell office:value-type="float" office:value="154.17263702711097" table:style-name="ce27">
            <text:p>154</text:p>
          </table:table-cell>
          <table:table-cell office:value-type="float" office:value="144.87768934581271" table:style-name="ce27">
            <text:p>145</text:p>
          </table:table-cell>
          <table:table-cell office:value-type="float" office:value="134.8082434267146" table:style-name="ce27">
            <text:p>135</text:p>
          </table:table-cell>
          <table:table-cell office:value-type="float" office:value="129.66642676865854" table:style-name="ce27">
            <text:p>130</text:p>
          </table:table-cell>
          <table:table-cell office:value-type="float" office:value="135.86524304737262" table:style-name="ce27">
            <text:p>136</text:p>
          </table:table-cell>
          <table:table-cell office:value-type="float" office:value="148.09654120137998" table:style-name="ce31">
            <text:p><text:s/>148<text:s/></text:p>
          </table:table-cell>
          <table:table-cell office:value-type="float" office:value="159.76775583220243" table:style-name="ce31">
            <text:p><text:s/>160<text:s/></text:p>
          </table:table-cell>
          <table:table-cell table:number-columns-repeated="17" table:style-name="ce46"/>
          <table:table-cell table:number-columns-repeated="16338" table:style-name="ce47"/>
        </table:table-row>
        <table:table-row table:style-name="ro3">
          <table:table-cell table:number-columns-repeated="2" table:style-name="ce34"/>
          <table:table-cell table:number-columns-repeated="11" table:style-name="ce26"/>
          <table:table-cell table:number-columns-repeated="3" table:style-name="ce42"/>
          <table:table-cell table:style-name="ce26"/>
          <table:table-cell table:number-columns-repeated="11" table:style-name="ce27"/>
          <table:table-cell table:number-columns-repeated="18" table:style-name="ce39"/>
          <table:table-cell table:number-columns-repeated="16338" table:style-name="ce40"/>
        </table:table-row>
        <table:table-row table:style-name="ro3">
          <table:table-cell office:value-type="string" table:style-name="ce34">
            <text:p>Purpose</text:p>
          </table:table-cell>
          <table:table-cell table:style-name="ce34"/>
          <table:table-cell table:number-columns-repeated="11" table:style-name="ce26"/>
          <table:table-cell table:number-columns-repeated="3" table:style-name="ce42"/>
          <table:table-cell table:style-name="ce26"/>
          <table:table-cell table:number-columns-repeated="11" table:style-name="ce27"/>
          <table:table-cell table:number-columns-repeated="18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34">
            <text:p>Utility</text:p>
          </table:table-cell>
          <table:table-cell office:value-type="float" office:value="160.34524146544479" table:style-name="ce48">
            <text:p>160<text:s/></text:p>
          </table:table-cell>
          <table:table-cell office:value-type="float" office:value="158.58994408730945" table:style-name="ce48">
            <text:p>159<text:s/></text:p>
          </table:table-cell>
          <table:table-cell office:value-type="float" office:value="152.72468467294891" table:style-name="ce48">
            <text:p>153<text:s/></text:p>
          </table:table-cell>
          <table:table-cell office:value-type="float" office:value="150.57115628006031" table:style-name="ce48">
            <text:p>151<text:s/></text:p>
          </table:table-cell>
          <table:table-cell office:value-type="float" office:value="156.12463878993489" table:style-name="ce48">
            <text:p>156<text:s/></text:p>
          </table:table-cell>
          <table:table-cell office:value-type="float" office:value="150.7505453566435" table:style-name="ce48">
            <text:p>151<text:s/></text:p>
          </table:table-cell>
          <table:table-cell office:value-type="float" office:value="145.71716057472693" table:style-name="ce48">
            <text:p>146<text:s/></text:p>
          </table:table-cell>
          <table:table-cell office:value-type="float" office:value="148.46932104625887" table:style-name="ce48">
            <text:p>148<text:s/></text:p>
          </table:table-cell>
          <table:table-cell office:value-type="float" office:value="147.0539994301889" table:style-name="ce48">
            <text:p>147<text:s/></text:p>
          </table:table-cell>
          <table:table-cell office:value-type="float" office:value="147.28477428920425" table:style-name="ce48">
            <text:p>147<text:s/></text:p>
          </table:table-cell>
          <table:table-cell office:value-type="float" office:value="145.31449052674427" table:style-name="ce48">
            <text:p>145<text:s/></text:p>
          </table:table-cell>
          <table:table-cell office:value-type="float" office:value="161.52921144049563" table:style-name="ce48">
            <text:p>162<text:s/></text:p>
          </table:table-cell>
          <table:table-cell office:value-type="float" office:value="164.46408557910232" table:style-name="ce48">
            <text:p>164<text:s/></text:p>
          </table:table-cell>
          <table:table-cell office:value-type="float" office:value="163.69136172021365" table:style-name="ce48">
            <text:p>164<text:s/></text:p>
          </table:table-cell>
          <table:table-cell table:style-name="ce49"/>
          <table:table-cell office:value-type="float" office:value="157.22356932779599" table:style-name="ce50">
            <text:p>157</text:p>
          </table:table-cell>
          <table:table-cell office:value-type="float" office:value="153.9888569504804" table:style-name="ce50">
            <text:p>154</text:p>
          </table:table-cell>
          <table:table-cell office:value-type="float" office:value="153.16877474765366" table:style-name="ce50">
            <text:p>153</text:p>
          </table:table-cell>
          <table:table-cell office:value-type="float" office:value="152.52432749309918" table:style-name="ce50">
            <text:p>153</text:p>
          </table:table-cell>
          <table:table-cell office:value-type="float" office:value="151.00346817743241" table:style-name="ce50">
            <text:p>151</text:p>
          </table:table-cell>
          <table:table-cell office:value-type="float" office:value="148.3518956551537" table:style-name="ce50">
            <text:p>148</text:p>
          </table:table-cell>
          <table:table-cell office:value-type="float" office:value="147.10953243330241" table:style-name="ce50">
            <text:p>147</text:p>
          </table:table-cell>
          <table:table-cell office:value-type="float" office:value="147.60981996180124" table:style-name="ce50">
            <text:p>148</text:p>
          </table:table-cell>
          <table:table-cell office:value-type="float" office:value="146.57045776551794" table:style-name="ce50">
            <text:p>147</text:p>
          </table:table-cell>
          <table:table-cell office:value-type="float" office:value="151.35706853277131" table:style-name="ce50">
            <text:p>151</text:p>
          </table:table-cell>
          <table:table-cell office:value-type="float" office:value="156.97384082262343" table:style-name="ce50">
            <text:p>157</text:p>
          </table:table-cell>
          <table:table-cell office:value-type="float" office:value="163.17993410675518" table:style-name="ce50">
            <text:p>163</text:p>
          </table:table-cell>
          <table:table-cell table:number-columns-repeated="17" table:style-name="ce51"/>
          <table:table-cell table:number-columns-repeated="16338" table:style-name="ce52"/>
        </table:table-row>
        <table:table-row table:style-name="ro3">
          <table:table-cell table:style-name="ce34"/>
          <table:table-cell office:value-type="string" table:style-name="ce53">
            <text:p>Commuting and Business</text:p>
          </table:table-cell>
          <table:table-cell office:value-type="float" office:value="48.768331818120231" table:style-name="ce54">
            <text:p>49<text:s/></text:p>
          </table:table-cell>
          <table:table-cell office:value-type="float" office:value="49.708918752333439" table:style-name="ce54">
            <text:p>50<text:s/></text:p>
          </table:table-cell>
          <table:table-cell office:value-type="float" office:value="49.789399121235171" table:style-name="ce54">
            <text:p>50<text:s/></text:p>
          </table:table-cell>
          <table:table-cell office:value-type="float" office:value="48.909925852280459" table:style-name="ce54">
            <text:p>49<text:s/></text:p>
          </table:table-cell>
          <table:table-cell office:value-type="float" office:value="49.029577637755267" table:style-name="ce54">
            <text:p>49<text:s/></text:p>
          </table:table-cell>
          <table:table-cell office:value-type="float" office:value="48.62362324972144" table:style-name="ce54">
            <text:p>49<text:s/></text:p>
          </table:table-cell>
          <table:table-cell office:value-type="float" office:value="44.666037474541227" table:style-name="ce54">
            <text:p>45<text:s/></text:p>
          </table:table-cell>
          <table:table-cell office:value-type="float" office:value="48.779169221038764" table:style-name="ce54">
            <text:p>49<text:s/></text:p>
          </table:table-cell>
          <table:table-cell office:value-type="float" office:value="44.753283147854461" table:style-name="ce54">
            <text:p>45<text:s/></text:p>
          </table:table-cell>
          <table:table-cell office:value-type="float" office:value="48.358134026032637" table:style-name="ce54">
            <text:p>48<text:s/></text:p>
          </table:table-cell>
          <table:table-cell office:value-type="float" office:value="48.656196596111492" table:style-name="ce54">
            <text:p>49<text:s/></text:p>
          </table:table-cell>
          <table:table-cell office:value-type="float" office:value="58.765033494723241" table:style-name="ce54">
            <text:p>59<text:s/></text:p>
          </table:table-cell>
          <table:table-cell office:value-type="float" office:value="54.007365500284436" table:style-name="ce54">
            <text:p>54<text:s/></text:p>
          </table:table-cell>
          <table:table-cell office:value-type="float" office:value="59.461187744059814" table:style-name="ce54">
            <text:p>59<text:s/></text:p>
          </table:table-cell>
          <table:table-cell table:style-name="ce26"/>
          <table:table-cell office:value-type="float" office:value="49.419923262122666" table:style-name="ce27">
            <text:p>49</text:p>
          </table:table-cell>
          <table:table-cell office:value-type="float" office:value="49.475283106316752" table:style-name="ce27">
            <text:p>49</text:p>
          </table:table-cell>
          <table:table-cell office:value-type="float" office:value="49.246929232901103" table:style-name="ce27">
            <text:p>49</text:p>
          </table:table-cell>
          <table:table-cell office:value-type="float" office:value="48.856482076295073" table:style-name="ce27">
            <text:p>49</text:p>
          </table:table-cell>
          <table:table-cell office:value-type="float" office:value="47.499851870802004" table:style-name="ce27">
            <text:p>47</text:p>
          </table:table-cell>
          <table:table-cell office:value-type="float" office:value="47.405385417137779" table:style-name="ce27">
            <text:p>47</text:p>
          </table:table-cell>
          <table:table-cell office:value-type="float" office:value="46.109107872288256" table:style-name="ce27">
            <text:p>46</text:p>
          </table:table-cell>
          <table:table-cell office:value-type="float" office:value="47.315869304436404" table:style-name="ce27">
            <text:p>47</text:p>
          </table:table-cell>
          <table:table-cell office:value-type="float" office:value="47.24234771320495" table:style-name="ce27">
            <text:p>47</text:p>
          </table:table-cell>
          <table:table-cell office:value-type="float" office:value="51.899317668441846" table:style-name="ce27">
            <text:p>52</text:p>
          </table:table-cell>
          <table:table-cell office:value-type="float" office:value="53.832207073521651" table:style-name="ce27">
            <text:p>54</text:p>
          </table:table-cell>
          <table:table-cell office:value-type="float" office:value="57.435748053952288" table:style-name="ce55">
            <text:p>57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53">
            <text:p>Education and escorting</text:p>
          </table:table-cell>
          <table:table-cell office:value-type="float" office:value="75.888541850586023" table:style-name="ce54">
            <text:p>76<text:s/></text:p>
          </table:table-cell>
          <table:table-cell office:value-type="float" office:value="72.20933366536498" table:style-name="ce54">
            <text:p>72<text:s/></text:p>
          </table:table-cell>
          <table:table-cell office:value-type="float" office:value="71.882409143182457" table:style-name="ce54">
            <text:p>72<text:s/></text:p>
          </table:table-cell>
          <table:table-cell office:value-type="float" office:value="69.215656914827605" table:style-name="ce54">
            <text:p>69<text:s/></text:p>
          </table:table-cell>
          <table:table-cell office:value-type="float" office:value="72.765014750838574" table:style-name="ce54">
            <text:p>73<text:s/></text:p>
          </table:table-cell>
          <table:table-cell office:value-type="float" office:value="70.545980354305286" table:style-name="ce54">
            <text:p>71<text:s/></text:p>
          </table:table-cell>
          <table:table-cell office:value-type="float" office:value="70.300005396914187" table:style-name="ce54">
            <text:p>70<text:s/></text:p>
          </table:table-cell>
          <table:table-cell office:value-type="float" office:value="72.150526215712475" table:style-name="ce54">
            <text:p>72<text:s/></text:p>
          </table:table-cell>
          <table:table-cell office:value-type="float" office:value="76.636870453409458" table:style-name="ce54">
            <text:p>77<text:s/></text:p>
          </table:table-cell>
          <table:table-cell office:value-type="float" office:value="68.847816170141954" table:style-name="ce54">
            <text:p>69<text:s/></text:p>
          </table:table-cell>
          <table:table-cell office:value-type="float" office:value="68.878015719668483" table:style-name="ce54">
            <text:p>69<text:s/></text:p>
          </table:table-cell>
          <table:table-cell office:value-type="float" office:value="75.985386252740398" table:style-name="ce54">
            <text:p>76<text:s/></text:p>
          </table:table-cell>
          <table:table-cell office:value-type="float" office:value="78.565320879867542" table:style-name="ce54">
            <text:p>79<text:s/></text:p>
          </table:table-cell>
          <table:table-cell office:value-type="float" office:value="76.968129750601364" table:style-name="ce54">
            <text:p>77<text:s/></text:p>
          </table:table-cell>
          <table:table-cell table:style-name="ce26"/>
          <table:table-cell office:value-type="float" office:value="73.3357306382064" table:style-name="ce27">
            <text:p>73</text:p>
          </table:table-cell>
          <table:table-cell office:value-type="float" office:value="71.121444008083614" table:style-name="ce27">
            <text:p>71</text:p>
          </table:table-cell>
          <table:table-cell office:value-type="float" office:value="71.311163480205025" table:style-name="ce27">
            <text:p>71</text:p>
          </table:table-cell>
          <table:table-cell office:value-type="float" office:value="70.864182476784848" table:style-name="ce27">
            <text:p>71</text:p>
          </table:table-cell>
          <table:table-cell office:value-type="float" office:value="71.235812549042762" table:style-name="ce27">
            <text:p>71</text:p>
          </table:table-cell>
          <table:table-cell office:value-type="float" office:value="71.016625172216109" table:style-name="ce27">
            <text:p>71</text:p>
          </table:table-cell>
          <table:table-cell office:value-type="float" office:value="73.051593778958349" table:style-name="ce27">
            <text:p>73</text:p>
          </table:table-cell>
          <table:table-cell office:value-type="float" office:value="72.52548965595652" table:style-name="ce27">
            <text:p>73</text:p>
          </table:table-cell>
          <table:table-cell office:value-type="float" office:value="71.476596521255317" table:style-name="ce27">
            <text:p>71</text:p>
          </table:table-cell>
          <table:table-cell office:value-type="float" office:value="71.219783353755915" table:style-name="ce27">
            <text:p>71</text:p>
          </table:table-cell>
          <table:table-cell office:value-type="float" office:value="74.399589571095447" table:style-name="ce27">
            <text:p>74</text:p>
          </table:table-cell>
          <table:table-cell office:value-type="float" office:value="77.142237550854617" table:style-name="ce55">
            <text:p>77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53">
            <text:p>Personal business</text:p>
          </table:table-cell>
          <table:table-cell office:value-type="float" office:value="35.688367796738532" table:style-name="ce54">
            <text:p>36<text:s/></text:p>
          </table:table-cell>
          <table:table-cell office:value-type="float" office:value="36.67169166961105" table:style-name="ce54">
            <text:p>37<text:s/></text:p>
          </table:table-cell>
          <table:table-cell office:value-type="float" office:value="31.052876408531276" table:style-name="ce54">
            <text:p>31<text:s/></text:p>
          </table:table-cell>
          <table:table-cell office:value-type="float" office:value="32.445573512952222" table:style-name="ce54">
            <text:p>32<text:s/></text:p>
          </table:table-cell>
          <table:table-cell office:value-type="float" office:value="34.33004640134105" table:style-name="ce54">
            <text:p>34<text:s/></text:p>
          </table:table-cell>
          <table:table-cell office:value-type="float" office:value="31.580941752616784" table:style-name="ce54">
            <text:p>32<text:s/></text:p>
          </table:table-cell>
          <table:table-cell office:value-type="float" office:value="30.751117703271547" table:style-name="ce54">
            <text:p>31<text:s/></text:p>
          </table:table-cell>
          <table:table-cell office:value-type="float" office:value="27.539625609507652" table:style-name="ce54">
            <text:p>28<text:s/></text:p>
          </table:table-cell>
          <table:table-cell office:value-type="float" office:value="25.663845828924995" table:style-name="ce54">
            <text:p>26<text:s/></text:p>
          </table:table-cell>
          <table:table-cell office:value-type="float" office:value="30.078824093029663" table:style-name="ce54">
            <text:p>30<text:s/></text:p>
          </table:table-cell>
          <table:table-cell office:value-type="float" office:value="27.780278210964294" table:style-name="ce54">
            <text:p>28<text:s/></text:p>
          </table:table-cell>
          <table:table-cell office:value-type="float" office:value="26.778791693032009" table:style-name="ce54">
            <text:p>27<text:s/></text:p>
          </table:table-cell>
          <table:table-cell office:value-type="float" office:value="31.891399198950332" table:style-name="ce54">
            <text:p>32<text:s/></text:p>
          </table:table-cell>
          <table:table-cell office:value-type="float" office:value="27.262044225552458" table:style-name="ce54">
            <text:p>27<text:s/></text:p>
          </table:table-cell>
          <table:table-cell table:style-name="ce26"/>
          <table:table-cell office:value-type="float" office:value="34.467915427466927" table:style-name="ce27">
            <text:p>34</text:p>
          </table:table-cell>
          <table:table-cell office:value-type="float" office:value="33.392129836080031" table:style-name="ce27">
            <text:p>33</text:p>
          </table:table-cell>
          <table:table-cell office:value-type="float" office:value="32.610682034547573" table:style-name="ce27">
            <text:p>33</text:p>
          </table:table-cell>
          <table:table-cell office:value-type="float" office:value="32.803662940019258" table:style-name="ce27">
            <text:p>33</text:p>
          </table:table-cell>
          <table:table-cell office:value-type="float" office:value="32.267803757587636" table:style-name="ce27">
            <text:p>32</text:p>
          </table:table-cell>
          <table:table-cell office:value-type="float" office:value="29.92988506579983" table:style-name="ce27">
            <text:p>30</text:p>
          </table:table-cell>
          <table:table-cell office:value-type="float" office:value="27.948830782055833" table:style-name="ce27">
            <text:p>28</text:p>
          </table:table-cell>
          <table:table-cell office:value-type="float" office:value="27.768461001408308" table:style-name="ce27">
            <text:p>28</text:p>
          </table:table-cell>
          <table:table-cell office:value-type="float" office:value="27.851513531057702" table:style-name="ce27">
            <text:p>28</text:p>
          </table:table-cell>
          <table:table-cell office:value-type="float" office:value="28.237967510573529" table:style-name="ce27">
            <text:p>28</text:p>
          </table:table-cell>
          <table:table-cell office:value-type="float" office:value="28.742044178006271" table:style-name="ce27">
            <text:p>29</text:p>
          </table:table-cell>
          <table:table-cell office:value-type="float" office:value="28.601948501948261" table:style-name="ce55">
            <text:p>29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34">
            <text:p>Leisure</text:p>
          </table:table-cell>
          <table:table-cell office:value-type="float" office:value="181.83235251133576" table:style-name="ce48">
            <text:p>182<text:s/></text:p>
          </table:table-cell>
          <table:table-cell office:value-type="float" office:value="191.83172893059265" table:style-name="ce48">
            <text:p>192<text:s/></text:p>
          </table:table-cell>
          <table:table-cell office:value-type="float" office:value="159.30236876687994" table:style-name="ce48">
            <text:p>159<text:s/></text:p>
          </table:table-cell>
          <table:table-cell office:value-type="float" office:value="163.9453502406657" table:style-name="ce48">
            <text:p>164<text:s/></text:p>
          </table:table-cell>
          <table:table-cell office:value-type="float" office:value="170.97587291057687" table:style-name="ce48">
            <text:p>171<text:s/></text:p>
          </table:table-cell>
          <table:table-cell office:value-type="float" office:value="160.97131002422674" table:style-name="ce48">
            <text:p>161<text:s/></text:p>
          </table:table-cell>
          <table:table-cell office:value-type="float" office:value="169.91676901764765" table:style-name="ce48">
            <text:p>170<text:s/></text:p>
          </table:table-cell>
          <table:table-cell office:value-type="float" office:value="161.64305357626094" table:style-name="ce48">
            <text:p>162<text:s/></text:p>
          </table:table-cell>
          <table:table-cell office:value-type="float" office:value="155.55243744123723" table:style-name="ce48">
            <text:p>156<text:s/></text:p>
          </table:table-cell>
          <table:table-cell office:value-type="float" office:value="148.67705901787227" table:style-name="ce48">
            <text:p>149<text:s/></text:p>
          </table:table-cell>
          <table:table-cell office:value-type="float" office:value="155.01770917703178" table:style-name="ce48">
            <text:p>155<text:s/></text:p>
          </table:table-cell>
          <table:table-cell office:value-type="float" office:value="170.53313021859677" table:style-name="ce48">
            <text:p>171<text:s/></text:p>
          </table:table-cell>
          <table:table-cell office:value-type="float" office:value="178.92665673399787" table:style-name="ce48">
            <text:p>179<text:s/></text:p>
          </table:table-cell>
          <table:table-cell office:value-type="float" office:value="183.43688994441376" table:style-name="ce48">
            <text:p>183<text:s/></text:p>
          </table:table-cell>
          <table:table-cell table:style-name="ce49"/>
          <table:table-cell office:value-type="float" office:value="177.62720635009356" table:style-name="ce50">
            <text:p>178</text:p>
          </table:table-cell>
          <table:table-cell office:value-type="float" office:value="171.72867465138069" table:style-name="ce50">
            <text:p>172</text:p>
          </table:table-cell>
          <table:table-cell office:value-type="float" office:value="164.74783168586538" table:style-name="ce50">
            <text:p>165</text:p>
          </table:table-cell>
          <table:table-cell office:value-type="float" office:value="165.36415772270345" table:style-name="ce50">
            <text:p>165</text:p>
          </table:table-cell>
          <table:table-cell office:value-type="float" office:value="167.29356803428394" table:style-name="ce50">
            <text:p>167</text:p>
          </table:table-cell>
          <table:table-cell office:value-type="float" office:value="164.07549694314187" table:style-name="ce50">
            <text:p>164</text:p>
          </table:table-cell>
          <table:table-cell office:value-type="float" office:value="162.27729697182161" table:style-name="ce50">
            <text:p>162</text:p>
          </table:table-cell>
          <table:table-cell office:value-type="float" office:value="155.32483450821829" table:style-name="ce50">
            <text:p>155</text:p>
          </table:table-cell>
          <table:table-cell office:value-type="float" office:value="153.03791641802124" table:style-name="ce50">
            <text:p>153</text:p>
          </table:table-cell>
          <table:table-cell office:value-type="float" office:value="157.97559357915176" table:style-name="ce50">
            <text:p>158</text:p>
          </table:table-cell>
          <table:table-cell office:value-type="float" office:value="167.94867882087212" table:style-name="ce50">
            <text:p>168</text:p>
          </table:table-cell>
          <table:table-cell office:value-type="float" office:value="177.40819909936138" table:style-name="ce56">
            <text:p>177</text:p>
          </table:table-cell>
          <table:table-cell table:number-columns-repeated="17" table:style-name="ce51"/>
          <table:table-cell table:number-columns-repeated="16338" table:style-name="ce52"/>
        </table:table-row>
        <table:table-row table:style-name="ro3">
          <table:table-cell table:style-name="ce34"/>
          <table:table-cell office:value-type="string" table:style-name="ce53">
            <text:p>Shopping</text:p>
          </table:table-cell>
          <table:table-cell office:value-type="float" office:value="67.654039813374695" table:style-name="ce54">
            <text:p>68<text:s/></text:p>
          </table:table-cell>
          <table:table-cell office:value-type="float" office:value="73.75269412243648" table:style-name="ce54">
            <text:p>74<text:s/></text:p>
          </table:table-cell>
          <table:table-cell office:value-type="float" office:value="55.443522277421309" table:style-name="ce54">
            <text:p>55<text:s/></text:p>
          </table:table-cell>
          <table:table-cell office:value-type="float" office:value="60.135328346170553" table:style-name="ce54">
            <text:p>60<text:s/></text:p>
          </table:table-cell>
          <table:table-cell office:value-type="float" office:value="58.05431091004435" table:style-name="ce54">
            <text:p>58<text:s/></text:p>
          </table:table-cell>
          <table:table-cell office:value-type="float" office:value="57.072295112857603" table:style-name="ce54">
            <text:p>57<text:s/></text:p>
          </table:table-cell>
          <table:table-cell office:value-type="float" office:value="59.979638091465965" table:style-name="ce54">
            <text:p>60<text:s/></text:p>
          </table:table-cell>
          <table:table-cell office:value-type="float" office:value="56.213948369795503" table:style-name="ce54">
            <text:p>56<text:s/></text:p>
          </table:table-cell>
          <table:table-cell office:value-type="float" office:value="52.068514004853483" table:style-name="ce54">
            <text:p>52<text:s/></text:p>
          </table:table-cell>
          <table:table-cell office:value-type="float" office:value="51.608148065453186" table:style-name="ce54">
            <text:p>52<text:s/></text:p>
          </table:table-cell>
          <table:table-cell office:value-type="float" office:value="52.834162379031291" table:style-name="ce54">
            <text:p>53<text:s/></text:p>
          </table:table-cell>
          <table:table-cell office:value-type="float" office:value="56.32368366429089" table:style-name="ce54">
            <text:p>56<text:s/></text:p>
          </table:table-cell>
          <table:table-cell office:value-type="float" office:value="59.605553974783447" table:style-name="ce54">
            <text:p>60<text:s/></text:p>
          </table:table-cell>
          <table:table-cell office:value-type="float" office:value="59.425902799220616" table:style-name="ce54">
            <text:p>59<text:s/></text:p>
          </table:table-cell>
          <table:table-cell table:style-name="ce26"/>
          <table:table-cell office:value-type="float" office:value="65.599684462743568" table:style-name="ce27">
            <text:p>66</text:p>
          </table:table-cell>
          <table:table-cell office:value-type="float" office:value="63.116246977548087" table:style-name="ce27">
            <text:p>63</text:p>
          </table:table-cell>
          <table:table-cell office:value-type="float" office:value="57.85139849531059" table:style-name="ce27">
            <text:p>58</text:p>
          </table:table-cell>
          <table:table-cell office:value-type="float" office:value="58.417184352603392" table:style-name="ce27">
            <text:p>58</text:p>
          </table:table-cell>
          <table:table-cell office:value-type="float" office:value="58.34117206953492" table:style-name="ce27">
            <text:p>58</text:p>
          </table:table-cell>
          <table:table-cell office:value-type="float" office:value="57.712342522395851" table:style-name="ce27">
            <text:p>58</text:p>
          </table:table-cell>
          <table:table-cell office:value-type="float" office:value="56.044146706103369" table:style-name="ce27">
            <text:p>56</text:p>
          </table:table-cell>
          <table:table-cell office:value-type="float" office:value="53.318211360836678" table:style-name="ce27">
            <text:p>53</text:p>
          </table:table-cell>
          <table:table-cell office:value-type="float" office:value="52.159143907477109" table:style-name="ce27">
            <text:p>52</text:p>
          </table:table-cell>
          <table:table-cell office:value-type="float" office:value="53.568086904063293" table:style-name="ce27">
            <text:p>54</text:p>
          </table:table-cell>
          <table:table-cell office:value-type="float" office:value="56.18534006569439" table:style-name="ce27">
            <text:p>56</text:p>
          </table:table-cell>
          <table:table-cell office:value-type="float" office:value="58.388966979420587" table:style-name="ce55">
            <text:p>58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53">
            <text:p>Other leisure</text:p>
          </table:table-cell>
          <table:table-cell office:value-type="float" office:value="114.17831269796105" table:style-name="ce54">
            <text:p>114<text:s/></text:p>
          </table:table-cell>
          <table:table-cell office:value-type="float" office:value="118.07903480815618" table:style-name="ce54">
            <text:p>118<text:s/></text:p>
          </table:table-cell>
          <table:table-cell office:value-type="float" office:value="103.85884648945863" table:style-name="ce54">
            <text:p>104<text:s/></text:p>
          </table:table-cell>
          <table:table-cell office:value-type="float" office:value="103.81002189449515" table:style-name="ce54">
            <text:p>104<text:s/></text:p>
          </table:table-cell>
          <table:table-cell office:value-type="float" office:value="112.92156200053249" table:style-name="ce54">
            <text:p>113<text:s/></text:p>
          </table:table-cell>
          <table:table-cell office:value-type="float" office:value="103.89901491136915" table:style-name="ce54">
            <text:p>104<text:s/></text:p>
          </table:table-cell>
          <table:table-cell office:value-type="float" office:value="109.93713092618169" table:style-name="ce54">
            <text:p>110<text:s/></text:p>
          </table:table-cell>
          <table:table-cell office:value-type="float" office:value="105.42910520646541" table:style-name="ce54">
            <text:p>105<text:s/></text:p>
          </table:table-cell>
          <table:table-cell office:value-type="float" office:value="103.48392343638375" table:style-name="ce54">
            <text:p>103<text:s/></text:p>
          </table:table-cell>
          <table:table-cell office:value-type="float" office:value="97.06891095241906" table:style-name="ce54">
            <text:p>97<text:s/></text:p>
          </table:table-cell>
          <table:table-cell office:value-type="float" office:value="102.18354679800051" table:style-name="ce54">
            <text:p>102<text:s/></text:p>
          </table:table-cell>
          <table:table-cell office:value-type="float" office:value="114.20944655430591" table:style-name="ce54">
            <text:p>114<text:s/></text:p>
          </table:table-cell>
          <table:table-cell office:value-type="float" office:value="119.32110275921443" table:style-name="ce54">
            <text:p>119<text:s/></text:p>
          </table:table-cell>
          <table:table-cell office:value-type="float" office:value="124.01098714519316" table:style-name="ce54">
            <text:p>124<text:s/></text:p>
          </table:table-cell>
          <table:table-cell table:style-name="ce26"/>
          <table:table-cell office:value-type="float" office:value="112.02752188734995" table:style-name="ce27">
            <text:p>112</text:p>
          </table:table-cell>
          <table:table-cell office:value-type="float" office:value="108.61242767383258" table:style-name="ce27">
            <text:p>109</text:p>
          </table:table-cell>
          <table:table-cell office:value-type="float" office:value="106.89643319055482" table:style-name="ce27">
            <text:p>107</text:p>
          </table:table-cell>
          <table:table-cell office:value-type="float" office:value="106.94697337010008" table:style-name="ce27">
            <text:p>107</text:p>
          </table:table-cell>
          <table:table-cell office:value-type="float" office:value="108.95239596474904" table:style-name="ce27">
            <text:p>109</text:p>
          </table:table-cell>
          <table:table-cell office:value-type="float" office:value="106.36315442074604" table:style-name="ce27">
            <text:p>106</text:p>
          </table:table-cell>
          <table:table-cell office:value-type="float" office:value="106.23315026571825" table:style-name="ce27">
            <text:p>106</text:p>
          </table:table-cell>
          <table:table-cell office:value-type="float" office:value="102.00662314738163" table:style-name="ce27">
            <text:p>102</text:p>
          </table:table-cell>
          <table:table-cell office:value-type="float" office:value="100.87877251054417" table:style-name="ce27">
            <text:p>101</text:p>
          </table:table-cell>
          <table:table-cell office:value-type="float" office:value="104.4075066750885" table:style-name="ce27">
            <text:p>104</text:p>
          </table:table-cell>
          <table:table-cell office:value-type="float" office:value="111.76333875517774" table:style-name="ce27">
            <text:p>112</text:p>
          </table:table-cell>
          <table:table-cell office:value-type="float" office:value="119.01923211994075" table:style-name="ce55">
            <text:p>119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7">
          <table:table-cell table:number-columns-repeated="2" table:style-name="ce15"/>
          <table:table-cell table:number-columns-repeated="2" table:style-name="ce57"/>
          <table:table-cell table:number-columns-repeated="4" table:style-name="ce58"/>
          <table:table-cell table:style-name="ce59"/>
          <table:table-cell table:number-columns-repeated="7" table:style-name="ce58"/>
          <table:table-cell table:style-name="ce60"/>
          <table:table-cell table:number-columns-repeated="12" table:style-name="ce61"/>
          <table:table-cell table:number-columns-repeated="17" table:style-name="ce28"/>
          <table:table-cell table:number-columns-repeated="16338" table:style-name="ce29"/>
        </table:table-row>
        <table:table-row table:style-name="ro2">
          <table:table-cell table:number-columns-repeated="2" table:style-name="ce62"/>
          <table:table-cell table:number-columns-repeated="2" table:style-name="ce63"/>
          <table:table-cell table:number-columns-repeated="3" table:style-name="ce64"/>
          <table:table-cell table:number-columns-repeated="2" table:style-name="ce65"/>
          <table:table-cell table:number-columns-repeated="3" table:style-name="ce64"/>
          <table:table-cell table:number-columns-repeated="5" table:style-name="ce65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2">
            <text:p>.. not available</text:p>
          </table:table-cell>
          <table:table-cell table:style-name="ce62"/>
          <table:table-cell table:number-columns-repeated="2" table:style-name="ce63"/>
          <table:table-cell table:number-columns-repeated="3" table:style-name="ce64"/>
          <table:table-cell table:number-columns-repeated="2" table:style-name="ce65"/>
          <table:table-cell table:number-columns-repeated="3" table:style-name="ce64"/>
          <table:table-cell table:number-columns-repeated="5" table:style-name="ce65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8">
          <table:table-cell office:value-type="string" table:style-name="ce66">
            <text:p>1 There is an apparent under-recording of short walks in 2002 and 2003 and short trips in 2007 and 2008 compared to other years.</text:p>
          </table:table-cell>
          <table:table-cell table:number-columns-repeated="4" table:style-name="ce66"/>
          <table:table-cell table:number-columns-repeated="6" table:style-name="ce67"/>
          <table:table-cell table:number-columns-repeated="9" table:style-name="ce68"/>
          <table:table-cell table:number-columns-repeated="8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9">
            <text:p>2 2011 Rural-Urban classifications for local authorities are available from DEFRA here:<text:s/></text:p>
          </table:table-cell>
          <table:table-cell table:style-name="ce62"/>
          <table:table-cell table:number-columns-repeated="2" table:style-name="ce63"/>
          <table:table-cell table:number-columns-repeated="3" table:style-name="ce64"/>
          <table:table-cell table:number-columns-repeated="2" table:style-name="ce65"/>
          <table:table-cell table:number-columns-repeated="3" table:style-name="ce64"/>
          <table:table-cell table:number-columns-repeated="5" table:style-name="ce65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10">
            <text:p><text:a xlink:href="https://www.gov.uk/government/statistics/2011-rural-urban-classification-of-local-authority-and-other-higher-level-geographies-for-statistical-purposes">https://www.gov.uk/government/statistics/2011-rural-urban-classification-of-local-authority-and-other-higher-level-geographies-for-statistical-purposes</text:a></text:p>
          </table:table-cell>
          <table:table-cell table:style-name="ce62"/>
          <table:table-cell table:number-columns-repeated="2" table:style-name="ce63"/>
          <table:table-cell table:number-columns-repeated="3" table:style-name="ce64"/>
          <table:table-cell table:number-columns-repeated="2" table:style-name="ce65"/>
          <table:table-cell table:number-columns-repeated="3" table:style-name="ce64"/>
          <table:table-cell table:number-columns-repeated="5" table:style-name="ce65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2">
            <text:p>3 The NTS definition of having a mobility difficulty is based on those adults who responded to say they have difficulties travelling on foot, by bus or both.</text:p>
          </table:table-cell>
          <table:table-cell table:style-name="ce62"/>
          <table:table-cell table:number-columns-repeated="2" table:style-name="ce63"/>
          <table:table-cell table:number-columns-repeated="3" table:style-name="ce64"/>
          <table:table-cell table:number-columns-repeated="2" table:style-name="ce65"/>
          <table:table-cell table:number-columns-repeated="3" table:style-name="ce64"/>
          <table:table-cell table:number-columns-repeated="5" table:style-name="ce65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2">
            <text:p>Those that said they only have difficulty getting in/out of a car are classified in this table as having no mobility difficulty.</text:p>
          </table:table-cell>
          <table:table-cell table:style-name="ce62"/>
          <table:table-cell table:number-columns-repeated="2" table:style-name="ce63"/>
          <table:table-cell table:number-columns-repeated="3" table:style-name="ce64"/>
          <table:table-cell table:number-columns-repeated="2" table:style-name="ce65"/>
          <table:table-cell table:number-columns-repeated="3" table:style-name="ce64"/>
          <table:table-cell table:number-columns-repeated="5" table:style-name="ce65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table:number-columns-repeated="2" table:style-name="ce62"/>
          <table:table-cell table:number-columns-repeated="2" table:style-name="ce63"/>
          <table:table-cell table:number-columns-repeated="3" table:style-name="ce64"/>
          <table:table-cell table:number-columns-repeated="2" table:style-name="ce65"/>
          <table:table-cell table:number-columns-repeated="3" table:style-name="ce64"/>
          <table:table-cell table:number-columns-repeated="5" table:style-name="ce65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70">
            <text:p>Source: National Travel Survey</text:p>
          </table:table-cell>
          <table:table-cell table:style-name="ce70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2">
            <text:p>Last updated: July 2019</text:p>
          </table:table-cell>
          <table:table-cell table:style-name="ce62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2">
            <text:p>Next update: Summer 2020</text:p>
          </table:table-cell>
          <table:table-cell table:style-name="ce62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table:number-columns-repeated="2" table:style-name="ce62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10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10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71">
            <text:p>Telephone: 020 7944 3077</text:p>
          </table:table-cell>
          <table:table-cell table:style-name="ce71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72">
            <text:p><text:a xlink:href="mailto:subnational.stats@dft.gov.uk">Email: subnational.stats@dft.gov.uk</text:a></text:p>
          </table:table-cell>
          <table:table-cell table:style-name="ce62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16" table:style-name="ce2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number-rows-repeated="8" table:style-name="ro2">
          <table:table-cell table:number-columns-repeated="28" table:style-name="ce9"/>
          <table:table-cell table:number-columns-repeated="18" table:style-name="ce28"/>
          <table:table-cell table:number-columns-repeated="16338" table:style-name="ce29"/>
        </table:table-row>
        <table:table-row table:number-rows-repeated="1048496" table:style-name="ro2">
          <table:table-cell table:number-columns-repeated="16384"/>
        </table:table-row>
        <table:named-expressions>
          <table:named-range table:name="Print_Area" table:cell-range-address="CW0402.$A$1:CW0402.$AC$72" table:base-cell-address="CW0402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etadata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etadata" table:mode="copy-results-only"/>
        <table:table-column/>
        <table:table-row table:number-rows-repeated="52">
          <table:table-cell table:number-columns-repeated="16384"/>
        </table:table-row>
        <table:table-row>
          <table:table-cell/>
          <table:table-cell office:value-type="string" office:string-value="Commuting"/>
          <table:table-cell office:value-type="string" office:string-value="Commuting and Business"/>
          <table:table-cell office:value-type="float" office:value="1"/>
          <table:table-cell table:number-columns-repeated="16380"/>
        </table:table-row>
        <table:table-row>
          <table:table-cell/>
          <table:table-cell office:value-type="string" office:string-value="Business"/>
          <table:table-cell office:value-type="string" office:string-value="Commuting and Business"/>
          <table:table-cell office:value-type="float" office:value="2"/>
          <table:table-cell table:number-columns-repeated="16380"/>
        </table:table-row>
        <table:table-row>
          <table:table-cell/>
          <table:table-cell office:value-type="string" office:string-value="Education"/>
          <table:table-cell office:value-type="string" office:string-value="Education and escorting"/>
          <table:table-cell office:value-type="float" office:value="3"/>
          <table:table-cell table:number-columns-repeated="16380"/>
        </table:table-row>
        <table:table-row>
          <table:table-cell/>
          <table:table-cell office:value-type="string" office:string-value="Escort education"/>
          <table:table-cell office:value-type="string" office:string-value="Education and escorting"/>
          <table:table-cell office:value-type="float" office:value="4"/>
          <table:table-cell table:number-columns-repeated="16380"/>
        </table:table-row>
        <table:table-row>
          <table:table-cell/>
          <table:table-cell office:value-type="string" office:string-value="Shopping"/>
          <table:table-cell office:value-type="string" office:string-value="Shopping"/>
          <table:table-cell office:value-type="float" office:value="7"/>
          <table:table-cell table:number-columns-repeated="16380"/>
        </table:table-row>
        <table:table-row>
          <table:table-cell/>
          <table:table-cell office:value-type="string" office:string-value="Other escort"/>
          <table:table-cell office:value-type="string" office:string-value="Education and escorting"/>
          <table:table-cell office:value-type="float" office:value="5"/>
          <table:table-cell table:number-columns-repeated="16380"/>
        </table:table-row>
        <table:table-row>
          <table:table-cell/>
          <table:table-cell office:value-type="string" office:string-value="Personal business"/>
          <table:table-cell office:value-type="string" office:string-value="Personal business"/>
          <table:table-cell office:value-type="float" office:value="6"/>
          <table:table-cell table:number-columns-repeated="16380"/>
        </table:table-row>
        <table:table-row>
          <table:table-cell/>
          <table:table-cell office:value-type="string" office:string-value="Visit friends at private home"/>
          <table:table-cell office:value-type="string" office:string-value="Other leisure"/>
          <table:table-cell office:value-type="float" office:value="8"/>
          <table:table-cell table:number-columns-repeated="16380"/>
        </table:table-row>
        <table:table-row>
          <table:table-cell/>
          <table:table-cell office:value-type="string" office:string-value="Visit friends elsewhere"/>
          <table:table-cell office:value-type="string" office:string-value="Other leisure"/>
          <table:table-cell office:value-type="float" office:value="9"/>
          <table:table-cell table:number-columns-repeated="16380"/>
        </table:table-row>
        <table:table-row>
          <table:table-cell/>
          <table:table-cell office:value-type="string" office:string-value="Sport / entertainment"/>
          <table:table-cell office:value-type="string" office:string-value="Other leisure"/>
          <table:table-cell office:value-type="float" office:value="10"/>
          <table:table-cell table:number-columns-repeated="16380"/>
        </table:table-row>
        <table:table-row>
          <table:table-cell/>
          <table:table-cell office:value-type="string" office:string-value="Holiday / day trip"/>
          <table:table-cell office:value-type="string" office:string-value="Other leisure"/>
          <table:table-cell office:value-type="float" office:value="11"/>
          <table:table-cell table:number-columns-repeated="16380"/>
        </table:table-row>
        <table:table-row>
          <table:table-cell/>
          <table:table-cell office:value-type="string" office:string-value="Other including just walk"/>
          <table:table-cell office:value-type="string" office:string-value="Other leisure"/>
          <table:table-cell office:value-type="float" office:value="12"/>
          <table:table-cell table:number-columns-repeated="16380"/>
        </table:table-row>
        <table:table-row table:number-rows-repeated="1048512">
          <table:table-cell table:number-columns-repeated="16380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2017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20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2018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20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" table:mode="copy-results-only"/>
        <table:table-column/>
        <table:table-row>
          <table:table-cell/>
          <table:table-cell office:value-type="string" office:string-value="England"/>
          <table:table-cell office:value-type="float" office:value="50606034"/>
          <table:table-cell office:value-type="float" office:value="50965186"/>
          <table:table-cell office:value-type="float" office:value="51381093"/>
          <table:table-cell office:value-type="float" office:value="51815853"/>
          <table:table-cell office:value-type="float" office:value="52196381"/>
          <table:table-cell office:value-type="float" office:value="52642452"/>
          <table:table-cell office:value-type="float" office:value="53107169"/>
          <table:table-cell office:value-type="float" office:value="53493729"/>
          <table:table-cell office:value-type="float" office:value="53865817"/>
          <table:table-cell office:value-type="float" office:value="54316618"/>
          <table:table-cell office:value-type="float" office:value="54786327"/>
          <table:table-cell office:value-type="float" office:value="55268067"/>
          <table:table-cell office:value-type="float" office:value="55619430"/>
          <table:table-cell office:value-type="float" office:value="55977178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float" office:value="2005"/>
          <table:table-cell office:value-type="float" office:value="2006"/>
          <table:table-cell office:value-type="float" office:value="2007"/>
          <table:table-cell office:value-type="float" office:value="2008"/>
          <table:table-cell office:value-type="float" office:value="2009"/>
          <table:table-cell office:value-type="float" office:value="2010"/>
          <table:table-cell office:value-type="float" office:value="2011"/>
          <table:table-cell office:value-type="float" office:value="2012"/>
          <table:table-cell office:value-type="float" office:value="2013"/>
          <table:table-cell office:value-type="float" office:value="2014"/>
          <table:table-cell office:value-type="float" office:value="2015"/>
          <table:table-cell office:value-type="float" office:value="2016"/>
          <table:table-cell office:value-type="float" office:value="2017"/>
          <table:table-cell office:value-type="float" office:value="2018"/>
          <table:table-cell table:number-columns-repeated="16368"/>
        </table:table-row>
        <table:table-row>
          <table:table-cell/>
          <table:table-cell office:value-type="string" office:string-value="North East"/>
          <table:table-cell office:value-type="float" office:value="2547127"/>
          <table:table-cell office:value-type="float" office:value="2552568"/>
          <table:table-cell office:value-type="float" office:value="2562045"/>
          <table:table-cell office:value-type="float" office:value="2569312"/>
          <table:table-cell office:value-type="float" office:value="2575441"/>
          <table:table-cell office:value-type="float" office:value="2586868"/>
          <table:table-cell office:value-type="float" office:value="2596441"/>
          <table:table-cell office:value-type="float" office:value="2602310"/>
          <table:table-cell office:value-type="float" office:value="2610481"/>
          <table:table-cell office:value-type="float" office:value="2618710"/>
          <table:table-cell office:value-type="float" office:value="2624621"/>
          <table:table-cell office:value-type="float" office:value="2636848"/>
          <table:table-cell office:value-type="float" office:value="2644727"/>
          <table:table-cell office:value-type="float" office:value="2657909"/>
          <table:table-cell table:number-columns-repeated="16368"/>
        </table:table-row>
        <table:table-row>
          <table:table-cell/>
          <table:table-cell office:value-type="string" office:string-value="North West"/>
          <table:table-cell office:value-type="float" office:value="6870021"/>
          <table:table-cell office:value-type="float" office:value="6901585"/>
          <table:table-cell office:value-type="float" office:value="6929277"/>
          <table:table-cell office:value-type="float" office:value="6958547"/>
          <table:table-cell office:value-type="float" office:value="6986156"/>
          <table:table-cell office:value-type="float" office:value="7019921"/>
          <table:table-cell office:value-type="float" office:value="7055961"/>
          <table:table-cell office:value-type="float" office:value="7084337"/>
          <table:table-cell office:value-type="float" office:value="7103261"/>
          <table:table-cell office:value-type="float" office:value="7132991"/>
          <table:table-cell office:value-type="float" office:value="7173835"/>
          <table:table-cell office:value-type="float" office:value="7219623"/>
          <table:table-cell office:value-type="float" office:value="7258627"/>
          <table:table-cell office:value-type="float" office:value="7292093"/>
          <table:table-cell table:number-columns-repeated="16368"/>
        </table:table-row>
        <table:table-row>
          <table:table-cell/>
          <table:table-cell office:value-type="string" office:string-value="Yorkshire and The Humber"/>
          <table:table-cell office:value-type="float" office:value="5108408"/>
          <table:table-cell office:value-type="float" office:value="5134016"/>
          <table:table-cell office:value-type="float" office:value="5164138"/>
          <table:table-cell office:value-type="float" office:value="5198675"/>
          <table:table-cell office:value-type="float" office:value="5223344"/>
          <table:table-cell office:value-type="float" office:value="5254788"/>
          <table:table-cell office:value-type="float" office:value="5288212"/>
          <table:table-cell office:value-type="float" office:value="5316691"/>
          <table:table-cell office:value-type="float" office:value="5337711"/>
          <table:table-cell office:value-type="float" office:value="5360027"/>
          <table:table-cell office:value-type="float" office:value="5390576"/>
          <table:table-cell office:value-type="float" office:value="5425741"/>
          <table:table-cell office:value-type="float" office:value="5450130"/>
          <table:table-cell office:value-type="float" office:value="5479615"/>
          <table:table-cell table:number-columns-repeated="16368"/>
        </table:table-row>
        <table:table-row>
          <table:table-cell/>
          <table:table-cell office:value-type="string" office:string-value="East Midlands"/>
          <table:table-cell office:value-type="float" office:value="4329112"/>
          <table:table-cell office:value-type="float" office:value="4366676"/>
          <table:table-cell office:value-type="float" office:value="4404774"/>
          <table:table-cell office:value-type="float" office:value="4441125"/>
          <table:table-cell office:value-type="float" office:value="4471653"/>
          <table:table-cell office:value-type="float" office:value="4507071"/>
          <table:table-cell office:value-type="float" office:value="4537448"/>
          <table:table-cell office:value-type="float" office:value="4567731"/>
          <table:table-cell office:value-type="float" office:value="4598431"/>
          <table:table-cell office:value-type="float" office:value="4637413"/>
          <table:table-cell office:value-type="float" office:value="4677038"/>
          <table:table-cell office:value-type="float" office:value="4724437"/>
          <table:table-cell office:value-type="float" office:value="4771666"/>
          <table:table-cell office:value-type="float" office:value="4804149"/>
          <table:table-cell table:number-columns-repeated="16368"/>
        </table:table-row>
        <table:table-row>
          <table:table-cell/>
          <table:table-cell office:value-type="string" office:string-value="West Midlands"/>
          <table:table-cell office:value-type="float" office:value="5380687"/>
          <table:table-cell office:value-type="float" office:value="5415521"/>
          <table:table-cell office:value-type="float" office:value="5451924"/>
          <table:table-cell office:value-type="float" office:value="5496240"/>
          <table:table-cell office:value-type="float" office:value="5528007"/>
          <table:table-cell office:value-type="float" office:value="5565866"/>
          <table:table-cell office:value-type="float" office:value="5608667"/>
          <table:table-cell office:value-type="float" office:value="5642569"/>
          <table:table-cell office:value-type="float" office:value="5674712"/>
          <table:table-cell office:value-type="float" office:value="5713284"/>
          <table:table-cell office:value-type="float" office:value="5751000"/>
          <table:table-cell office:value-type="float" office:value="5800734"/>
          <table:table-cell office:value-type="float" office:value="5860706"/>
          <table:table-cell office:value-type="float" office:value="5900757"/>
          <table:table-cell table:number-columns-repeated="16368"/>
        </table:table-row>
        <table:table-row>
          <table:table-cell/>
          <table:table-cell office:value-type="string" office:string-value="East of England"/>
          <table:table-cell office:value-type="float" office:value="5562653"/>
          <table:table-cell office:value-type="float" office:value="5606294"/>
          <table:table-cell office:value-type="float" office:value="5653534"/>
          <table:table-cell office:value-type="float" office:value="5708350"/>
          <table:table-cell office:value-type="float" office:value="5751443"/>
          <table:table-cell office:value-type="float" office:value="5807402"/>
          <table:table-cell office:value-type="float" office:value="5862418"/>
          <table:table-cell office:value-type="float" office:value="5907348"/>
          <table:table-cell office:value-type="float" office:value="5954316"/>
          <table:table-cell office:value-type="float" office:value="6018383"/>
          <table:table-cell office:value-type="float" office:value="6076451"/>
          <table:table-cell office:value-type="float" office:value="6130542"/>
          <table:table-cell office:value-type="float" office:value="6168432"/>
          <table:table-cell office:value-type="float" office:value="6201214"/>
          <table:table-cell table:number-columns-repeated="16368"/>
        </table:table-row>
        <table:table-row>
          <table:table-cell/>
          <table:table-cell office:value-type="string" office:string-value="London"/>
          <table:table-cell office:value-type="float" office:value="7519009"/>
          <table:table-cell office:value-type="float" office:value="7597825"/>
          <table:table-cell office:value-type="float" office:value="7693473"/>
          <table:table-cell office:value-type="float" office:value="7812161"/>
          <table:table-cell office:value-type="float" office:value="7942594"/>
          <table:table-cell office:value-type="float" office:value="8061495"/>
          <table:table-cell office:value-type="float" office:value="8204407"/>
          <table:table-cell office:value-type="float" office:value="8308369"/>
          <table:table-cell office:value-type="float" office:value="8416543"/>
          <table:table-cell office:value-type="float" office:value="8538689"/>
          <table:table-cell office:value-type="float" office:value="8673713"/>
          <table:table-cell office:value-type="float" office:value="8787892"/>
          <table:table-cell office:value-type="float" office:value="8825001"/>
          <table:table-cell office:value-type="float" office:value="8908081"/>
          <table:table-cell table:number-columns-repeated="16368"/>
        </table:table-row>
        <table:table-row>
          <table:table-cell/>
          <table:table-cell office:value-type="string" office:string-value="South East"/>
          <table:table-cell office:value-type="float" office:value="8202896"/>
          <table:table-cell office:value-type="float" office:value="8270861"/>
          <table:table-cell office:value-type="float" office:value="8351391"/>
          <table:table-cell office:value-type="float" office:value="8426399"/>
          <table:table-cell office:value-type="float" office:value="8490922"/>
          <table:table-cell office:value-type="float" office:value="8577771"/>
          <table:table-cell office:value-type="float" office:value="8652784"/>
          <table:table-cell office:value-type="float" office:value="8724737"/>
          <table:table-cell office:value-type="float" office:value="8792766"/>
          <table:table-cell office:value-type="float" office:value="8873818"/>
          <table:table-cell office:value-type="float" office:value="8947913"/>
          <table:table-cell office:value-type="float" office:value="9026297"/>
          <table:table-cell office:value-type="float" office:value="9080825"/>
          <table:table-cell office:value-type="float" office:value="9133625"/>
          <table:table-cell table:number-columns-repeated="16368"/>
        </table:table-row>
        <table:table-row>
          <table:table-cell/>
          <table:table-cell office:value-type="string" office:string-value="South West"/>
          <table:table-cell office:value-type="float" office:value="5086121"/>
          <table:table-cell office:value-type="float" office:value="5119840"/>
          <table:table-cell office:value-type="float" office:value="5170537"/>
          <table:table-cell office:value-type="float" office:value="5205044"/>
          <table:table-cell office:value-type="float" office:value="5226821"/>
          <table:table-cell office:value-type="float" office:value="5261270"/>
          <table:table-cell office:value-type="float" office:value="5300831"/>
          <table:table-cell office:value-type="float" office:value="5339637"/>
          <table:table-cell office:value-type="float" office:value="5377596"/>
          <table:table-cell office:value-type="float" office:value="5423303"/>
          <table:table-cell office:value-type="float" office:value="5471180"/>
          <table:table-cell office:value-type="float" office:value="5515953"/>
          <table:table-cell office:value-type="float" office:value="5559316"/>
          <table:table-cell office:value-type="float" office:value="5599735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Urban"/>
          <table:table-cell office:value-type="float" office:value="41727324"/>
          <table:table-cell office:value-type="float" office:value="42033761"/>
          <table:table-cell office:value-type="float" office:value="42382103"/>
          <table:table-cell office:value-type="float" office:value="42767851"/>
          <table:table-cell office:value-type="float" office:value="43127682"/>
          <table:table-cell office:value-type="float" office:value="43536278"/>
          <table:table-cell office:value-type="float" office:value="43971688"/>
          <table:table-cell office:value-type="float" office:value="44324584"/>
          <table:table-cell office:value-type="float" office:value="44659638"/>
          <table:table-cell office:value-type="float" office:value="45055726"/>
          <table:table-cell office:value-type="float" office:value="45475312"/>
          <table:table-cell office:value-type="float" office:value="45897840"/>
          <table:table-cell office:value-type="float" office:value="46161300"/>
          <table:table-cell office:value-type="float" office:value="46461057.739999995"/>
          <table:table-cell table:number-columns-repeated="16368"/>
        </table:table-row>
        <table:table-row>
          <table:table-cell/>
          <table:table-cell office:value-type="string" office:string-value="Rural"/>
          <table:table-cell office:value-type="float" office:value="8878710"/>
          <table:table-cell office:value-type="float" office:value="8931425"/>
          <table:table-cell office:value-type="float" office:value="8998990"/>
          <table:table-cell office:value-type="float" office:value="9048002"/>
          <table:table-cell office:value-type="float" office:value="9068699"/>
          <table:table-cell office:value-type="float" office:value="9106174"/>
          <table:table-cell office:value-type="float" office:value="9135481"/>
          <table:table-cell office:value-type="float" office:value="9169145"/>
          <table:table-cell office:value-type="float" office:value="9206179"/>
          <table:table-cell office:value-type="float" office:value="9260892"/>
          <table:table-cell office:value-type="float" office:value="9311015"/>
          <table:table-cell office:value-type="float" office:value="9370227"/>
          <table:table-cell office:value-type="float" office:value="9458100"/>
          <table:table-cell office:value-type="float" office:value="9516120.2599999998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Male"/>
          <table:table-cell office:value-type="float" office:value="24786643"/>
          <table:table-cell office:value-type="float" office:value="24977690"/>
          <table:table-cell office:value-type="float" office:value="25200533"/>
          <table:table-cell office:value-type="float" office:value="25434926"/>
          <table:table-cell office:value-type="float" office:value="25633832"/>
          <table:table-cell office:value-type="float" office:value="25877244"/>
          <table:table-cell office:value-type="float" office:value="26133162"/>
          <table:table-cell office:value-type="float" office:value="26333448"/>
          <table:table-cell office:value-type="float" office:value="26533969"/>
          <table:table-cell office:value-type="float" office:value="26773196"/>
          <table:table-cell office:value-type="float" office:value="27029286"/>
          <table:table-cell office:value-type="float" office:value="27300920"/>
          <table:table-cell office:value-type="float" office:value="27481053"/>
          <table:table-cell office:value-type="float" office:value="27667942"/>
          <table:table-cell table:number-columns-repeated="16368"/>
        </table:table-row>
        <table:table-row>
          <table:table-cell/>
          <table:table-cell office:value-type="string" office:string-value="Female"/>
          <table:table-cell office:value-type="float" office:value="25819391"/>
          <table:table-cell office:value-type="float" office:value="25987496"/>
          <table:table-cell office:value-type="float" office:value="26180560"/>
          <table:table-cell office:value-type="float" office:value="26380927"/>
          <table:table-cell office:value-type="float" office:value="26562549"/>
          <table:table-cell office:value-type="float" office:value="26765208"/>
          <table:table-cell office:value-type="float" office:value="26974007"/>
          <table:table-cell office:value-type="float" office:value="27160281"/>
          <table:table-cell office:value-type="float" office:value="27331848"/>
          <table:table-cell office:value-type="float" office:value="27543422"/>
          <table:table-cell office:value-type="float" office:value="27757041"/>
          <table:table-cell office:value-type="float" office:value="27967147"/>
          <table:table-cell office:value-type="float" office:value="28138377"/>
          <table:table-cell office:value-type="float" office:value="28309236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0 - 16 years"/>
          <table:table-cell office:value-type="float" office:value="10455659"/>
          <table:table-cell office:value-type="float" office:value="10458690"/>
          <table:table-cell office:value-type="float" office:value="10491851"/>
          <table:table-cell office:value-type="float" office:value="10519880"/>
          <table:table-cell office:value-type="float" office:value="10557716"/>
          <table:table-cell office:value-type="float" office:value="10619118"/>
          <table:table-cell office:value-type="float" office:value="10673755"/>
          <table:table-cell office:value-type="float" office:value="10776543"/>
          <table:table-cell office:value-type="float" office:value="10857103"/>
          <table:table-cell office:value-type="float" office:value="10938432"/>
          <table:table-cell office:value-type="float" office:value="11036749"/>
          <table:table-cell office:value-type="float" office:value="11146803"/>
          <table:table-cell office:value-type="float" office:value="11243695"/>
          <table:table-cell office:value-type="float" office:value="11342413"/>
          <table:table-cell table:number-columns-repeated="16368"/>
        </table:table-row>
        <table:table-row>
          <table:table-cell/>
          <table:table-cell office:value-type="string" office:string-value="17 - 20 years"/>
          <table:table-cell office:value-type="float" office:value="2608884"/>
          <table:table-cell office:value-type="float" office:value="2624993"/>
          <table:table-cell office:value-type="float" office:value="2656304"/>
          <table:table-cell office:value-type="float" office:value="2705467"/>
          <table:table-cell office:value-type="float" office:value="2724932"/>
          <table:table-cell office:value-type="float" office:value="2743178"/>
          <table:table-cell office:value-type="float" office:value="2756685"/>
          <table:table-cell office:value-type="float" office:value="2699735"/>
          <table:table-cell office:value-type="float" office:value="2661111"/>
          <table:table-cell office:value-type="float" office:value="2657488"/>
          <table:table-cell office:value-type="float" office:value="2642739"/>
          <table:table-cell office:value-type="float" office:value="2640560"/>
          <table:table-cell office:value-type="float" office:value="2608625"/>
          <table:table-cell office:value-type="float" office:value="2568568"/>
          <table:table-cell table:number-columns-repeated="16368"/>
        </table:table-row>
        <table:table-row>
          <table:table-cell/>
          <table:table-cell office:value-type="string" office:string-value="21 - 29 years"/>
          <table:table-cell office:value-type="float" office:value="5881460"/>
          <table:table-cell office:value-type="float" office:value="6039411"/>
          <table:table-cell office:value-type="float" office:value="6216630"/>
          <table:table-cell office:value-type="float" office:value="6346774"/>
          <table:table-cell office:value-type="float" office:value="6386648"/>
          <table:table-cell office:value-type="float" office:value="6444061"/>
          <table:table-cell office:value-type="float" office:value="6533610"/>
          <table:table-cell office:value-type="float" office:value="6575965"/>
          <table:table-cell office:value-type="float" office:value="6604050"/>
          <table:table-cell office:value-type="float" office:value="6636210"/>
          <table:table-cell office:value-type="float" office:value="6676464"/>
          <table:table-cell office:value-type="float" office:value="6691156"/>
          <table:table-cell office:value-type="float" office:value="6674540"/>
          <table:table-cell office:value-type="float" office:value="6658884"/>
          <table:table-cell table:number-columns-repeated="16368"/>
        </table:table-row>
        <table:table-row>
          <table:table-cell/>
          <table:table-cell office:value-type="string" office:string-value="30 - 39 years"/>
          <table:table-cell office:value-type="float" office:value="7483215"/>
          <table:table-cell office:value-type="float" office:value="7360256"/>
          <table:table-cell office:value-type="float" office:value="7221912"/>
          <table:table-cell office:value-type="float" office:value="7129437"/>
          <table:table-cell office:value-type="float" office:value="7078438"/>
          <table:table-cell office:value-type="float" office:value="7070941"/>
          <table:table-cell office:value-type="float" office:value="7051522"/>
          <table:table-cell office:value-type="float" office:value="7030570"/>
          <table:table-cell office:value-type="float" office:value="7051199"/>
          <table:table-cell office:value-type="float" office:value="7103213"/>
          <table:table-cell office:value-type="float" office:value="7198946"/>
          <table:table-cell office:value-type="float" office:value="7306634"/>
          <table:table-cell office:value-type="float" office:value="7400043"/>
          <table:table-cell office:value-type="float" office:value="7505080"/>
          <table:table-cell table:number-columns-repeated="16368"/>
        </table:table-row>
        <table:table-row>
          <table:table-cell/>
          <table:table-cell office:value-type="string" office:string-value="40 - 49 years"/>
          <table:table-cell office:value-type="float" office:value="7235112"/>
          <table:table-cell office:value-type="float" office:value="7385707"/>
          <table:table-cell office:value-type="float" office:value="7516042"/>
          <table:table-cell office:value-type="float" office:value="7605992"/>
          <table:table-cell office:value-type="float" office:value="7694872"/>
          <table:table-cell office:value-type="float" office:value="7741277"/>
          <table:table-cell office:value-type="float" office:value="7773559"/>
          <table:table-cell office:value-type="float" office:value="7764324"/>
          <table:table-cell office:value-type="float" office:value="7715667"/>
          <table:table-cell office:value-type="float" office:value="7625767"/>
          <table:table-cell office:value-type="float" office:value="7525814"/>
          <table:table-cell office:value-type="float" office:value="7418345"/>
          <table:table-cell office:value-type="float" office:value="7292866"/>
          <table:table-cell office:value-type="float" office:value="7189826"/>
          <table:table-cell table:number-columns-repeated="16368"/>
        </table:table-row>
        <table:table-row>
          <table:table-cell/>
          <table:table-cell office:value-type="string" office:string-value="50 - 59 years"/>
          <table:table-cell office:value-type="float" office:value="6323931"/>
          <table:table-cell office:value-type="float" office:value="6339346"/>
          <table:table-cell office:value-type="float" office:value="6229272"/>
          <table:table-cell office:value-type="float" office:value="6203043"/>
          <table:table-cell office:value-type="float" office:value="6240683"/>
          <table:table-cell office:value-type="float" office:value="6308716"/>
          <table:table-cell office:value-type="float" office:value="6426080"/>
          <table:table-cell office:value-type="float" office:value="6577190"/>
          <table:table-cell office:value-type="float" office:value="6731737"/>
          <table:table-cell office:value-type="float" office:value="6903869"/>
          <table:table-cell office:value-type="float" office:value="7089322"/>
          <table:table-cell office:value-type="float" office:value="7250755"/>
          <table:table-cell office:value-type="float" office:value="7386230"/>
          <table:table-cell office:value-type="float" office:value="7488780"/>
          <table:table-cell table:number-columns-repeated="16368"/>
        </table:table-row>
        <table:table-row>
          <table:table-cell/>
          <table:table-cell office:value-type="string" office:string-value="60 - 69 years"/>
          <table:table-cell office:value-type="float" office:value="4838275"/>
          <table:table-cell office:value-type="float" office:value="4927346"/>
          <table:table-cell office:value-type="float" office:value="5154335"/>
          <table:table-cell office:value-type="float" office:value="5337144"/>
          <table:table-cell office:value-type="float" office:value="5472063"/>
          <table:table-cell office:value-type="float" office:value="5594121"/>
          <table:table-cell office:value-type="float" office:value="5719911"/>
          <table:table-cell office:value-type="float" office:value="5804951"/>
          <table:table-cell office:value-type="float" office:value="5857570"/>
          <table:table-cell office:value-type="float" office:value="5889392"/>
          <table:table-cell office:value-type="float" office:value="5921856"/>
          <table:table-cell office:value-type="float" office:value="5963028"/>
          <table:table-cell office:value-type="float" office:value="5873566"/>
          <table:table-cell office:value-type="float" office:value="5866967"/>
          <table:table-cell table:number-columns-repeated="16368"/>
        </table:table-row>
        <table:table-row>
          <table:table-cell/>
          <table:table-cell office:value-type="string" office:string-value="70 years +"/>
          <table:table-cell office:value-type="float" office:value="5779498"/>
          <table:table-cell office:value-type="float" office:value="5829437"/>
          <table:table-cell office:value-type="float" office:value="5894747"/>
          <table:table-cell office:value-type="float" office:value="5968116"/>
          <table:table-cell office:value-type="float" office:value="6041029"/>
          <table:table-cell office:value-type="float" office:value="6121040"/>
          <table:table-cell office:value-type="float" office:value="6172047"/>
          <table:table-cell office:value-type="float" office:value="6264451"/>
          <table:table-cell office:value-type="float" office:value="6387380"/>
          <table:table-cell office:value-type="float" office:value="6562247"/>
          <table:table-cell office:value-type="float" office:value="6694437"/>
          <table:table-cell office:value-type="float" office:value="6850786"/>
          <table:table-cell office:value-type="float" office:value="7139865"/>
          <table:table-cell office:value-type="float" office:value="7356660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From NOMIS, white UK and white non UK born"/>
          <table:table-cell table:number-columns-repeated="16382"/>
        </table:table-row>
        <table:table-row>
          <table:table-cell/>
          <table:table-cell office:value-type="string" office:string-value="White"/>
          <table:table-cell office:value-type="float" office:value="45191188.361999996"/>
          <table:table-cell office:value-type="float" office:value="45155154.795999996"/>
          <table:table-cell office:value-type="float" office:value="45215361.840000004"/>
          <table:table-cell office:value-type="float" office:value="45390687.227999993"/>
          <table:table-cell office:value-type="float" office:value="45515244.232000001"/>
          <table:table-cell office:value-type="float" office:value="45746290.787999995"/>
          <table:table-cell office:value-type="float" office:value="45778379.678000003"/>
          <table:table-cell office:value-type="float" office:value="46004606.939999998"/>
          <table:table-cell office:value-type="float" office:value="46163005.169000007"/>
          <table:table-cell office:value-type="float" office:value="46440708.390000001"/>
          <table:table-cell office:value-type="float" office:value="46623164.27700001"/>
          <table:table-cell office:value-type="float" office:value="46756784.682000011"/>
          <table:table-cell office:value-type="float" office:value="47054037.780000001"/>
          <table:table-cell office:value-type="float" office:value="47132783.876000002"/>
          <table:table-cell table:number-columns-repeated="16368"/>
        </table:table-row>
        <table:table-row>
          <table:table-cell/>
          <table:table-cell office:value-type="string" office:string-value="Ethnic minority"/>
          <table:table-cell office:value-type="float" office:value="5414845.638000004"/>
          <table:table-cell office:value-type="float" office:value="5810031.2040000036"/>
          <table:table-cell office:value-type="float" office:value="6165731.1599999964"/>
          <table:table-cell office:value-type="float" office:value="6425165.7720000073"/>
          <table:table-cell office:value-type="float" office:value="6681136.7679999992"/>
          <table:table-cell office:value-type="float" office:value="6896161.2120000049"/>
          <table:table-cell office:value-type="float" office:value="7328789.3219999969"/>
          <table:table-cell office:value-type="float" office:value="7489122.0600000024"/>
          <table:table-cell office:value-type="float" office:value="7702811.8309999928"/>
          <table:table-cell office:value-type="float" office:value="7875909.6099999994"/>
          <table:table-cell office:value-type="float" office:value="8163162.72299999"/>
          <table:table-cell office:value-type="float" office:value="8511282.3179999888"/>
          <table:table-cell office:value-type="float" office:value="8565392.2199999988"/>
          <table:table-cell office:value-type="float" office:value="8844394.123999998"/>
          <table:table-cell table:number-columns-repeated="16368"/>
        </table:table-row>
        <table:table-row>
          <table:table-cell/>
          <table:table-cell office:value-type="string" office:string-value="white_proportion"/>
          <table:table-cell office:value-type="float" office:value="89.3"/>
          <table:table-cell office:value-type="float" office:value="88.6"/>
          <table:table-cell office:value-type="float" office:value="88"/>
          <table:table-cell office:value-type="float" office:value="87.6"/>
          <table:table-cell office:value-type="float" office:value="87.2"/>
          <table:table-cell office:value-type="float" office:value="86.899999999999991"/>
          <table:table-cell office:value-type="float" office:value="86.2"/>
          <table:table-cell office:value-type="float" office:value="86"/>
          <table:table-cell office:value-type="float" office:value="85.7"/>
          <table:table-cell office:value-type="float" office:value="85.5"/>
          <table:table-cell office:value-type="float" office:value="85.100000000000009"/>
          <table:table-cell office:value-type="float" office:value="84.600000000000009"/>
          <table:table-cell office:value-type="float" office:value="84.6"/>
          <table:table-cell office:value-type="float" office:value="84.2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aged_16+"/>
          <table:table-cell office:value-type="float" office:value="40797855"/>
          <table:table-cell office:value-type="float" office:value="41162249"/>
          <table:table-cell office:value-type="float" office:value="41565540"/>
          <table:table-cell office:value-type="float" office:value="41962986"/>
          <table:table-cell office:value-type="float" office:value="42292484"/>
          <table:table-cell office:value-type="float" office:value="42681660"/>
          <table:table-cell office:value-type="float" office:value="43077039"/>
          <table:table-cell office:value-type="float" office:value="43363503"/>
          <table:table-cell office:value-type="float" office:value="43656579"/>
          <table:table-cell office:value-type="float" office:value="44013062"/>
          <table:table-cell office:value-type="float" office:value="44381213"/>
          <table:table-cell office:value-type="float" office:value="44738967"/>
          <table:table-cell office:value-type="float" office:value="44981459"/>
          <table:table-cell office:value-type="float" office:value="45228720"/>
          <table:table-cell table:number-columns-repeated="16368"/>
        </table:table-row>
        <table:table-row>
          <table:table-cell/>
          <table:table-cell office:value-type="string" office:string-value="md_proportion"/>
          <table:table-cell table:formula="of:=#N/A"/>
          <table:table-cell table:formula="of:=#N/A"/>
          <table:table-cell office:value-type="float" office:value="11.907258402788539"/>
          <table:table-cell office:value-type="float" office:value="12.059771354620265"/>
          <table:table-cell office:value-type="float" office:value="11.475198124170468"/>
          <table:table-cell office:value-type="float" office:value="11.170234301045607"/>
          <table:table-cell office:value-type="float" office:value="11.083240072603347"/>
          <table:table-cell office:value-type="float" office:value="11.122996788096229"/>
          <table:table-cell office:value-type="float" office:value="8.7745539546153459"/>
          <table:table-cell office:value-type="float" office:value="9.1302513678698567"/>
          <table:table-cell office:value-type="float" office:value="9.0944435925973366"/>
          <table:table-cell office:value-type="float" office:value="9.3331766280207908"/>
          <table:table-cell office:value-type="float" office:value="9.5021862950498583"/>
          <table:table-cell office:value-type="float" office:value="8.8995108138080994"/>
          <table:table-cell table:number-columns-repeated="16368"/>
        </table:table-row>
        <table:table-row>
          <table:table-cell/>
          <table:table-cell office:value-type="string" office:string-value="No mobility difficulties"/>
          <table:table-cell office:value-type="string" office:string-value=".."/>
          <table:table-cell office:value-type="string" office:string-value=".."/>
          <table:table-cell office:value-type="float" office:value="36616223.74568557"/>
          <table:table-cell office:value-type="float" office:value="36902345.83482869"/>
          <table:table-cell office:value-type="float" office:value="37439337.669366904"/>
          <table:table-cell office:value-type="float" office:value="37914018.574424341"/>
          <table:table-cell office:value-type="float" office:value="38302707.351461031"/>
          <table:table-cell office:value-type="float" office:value="38540181.954103991"/>
          <table:table-cell office:value-type="float" office:value="39825908.920905724"/>
          <table:table-cell office:value-type="float" office:value="39994558.804703593"/>
          <table:table-cell office:value-type="float" office:value="40344988.618004523"/>
          <table:table-cell office:value-type="float" office:value="40563400.188338064"/>
          <table:table-cell office:value-type="float" office:value="40707236.967588529"/>
          <table:table-cell office:value-type="float" office:value="41203585.172653012"/>
          <table:table-cell table:number-columns-repeated="16368"/>
        </table:table-row>
        <table:table-row>
          <table:table-cell/>
          <table:table-cell office:value-type="string" office:string-value="Mobility difficulties"/>
          <table:table-cell office:value-type="string" office:string-value=".."/>
          <table:table-cell office:value-type="string" office:string-value=".."/>
          <table:table-cell office:value-type="float" office:value="4949316.2543144319"/>
          <table:table-cell office:value-type="float" office:value="5060640.1651713122"/>
          <table:table-cell office:value-type="float" office:value="4853146.3306330955"/>
          <table:table-cell office:value-type="float" office:value="4767641.4255756624"/>
          <table:table-cell office:value-type="float" office:value="4774331.6485389723"/>
          <table:table-cell office:value-type="float" office:value="4823321.0458960114"/>
          <table:table-cell office:value-type="float" office:value="3830670.079094273"/>
          <table:table-cell office:value-type="float" office:value="4018503.1952964081"/>
          <table:table-cell office:value-type="float" office:value="4036224.3819954759"/>
          <table:table-cell office:value-type="float" office:value="4175566.8116619345"/>
          <table:table-cell office:value-type="float" office:value="4274222.032411471"/>
          <table:table-cell office:value-type="float" office:value="4025134.8273469866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Year average"/>
          <table:table-cell/>
          <table:table-cell office:value-type="float" office:value="41175214.666666664"/>
          <table:table-cell office:value-type="float" office:value="41563591.666666664"/>
          <table:table-cell office:value-type="float" office:value="41940336.666666664"/>
          <table:table-cell office:value-type="float" office:value="42312376.666666664"/>
          <table:table-cell office:value-type="float" office:value="42683727.666666664"/>
          <table:table-cell office:value-type="float" office:value="43040734"/>
          <table:table-cell office:value-type="float" office:value="43365707"/>
          <table:table-cell office:value-type="float" office:value="43677714.666666664"/>
          <table:table-cell office:value-type="float" office:value="44016951.333333336"/>
          <table:table-cell office:value-type="float" office:value="44377747.333333336"/>
          <table:table-cell office:value-type="float" office:value="44700546.333333336"/>
          <table:table-cell office:value-type="float" office:value="44983048.666666664"/>
          <table:table-cell table:number-columns-repeated="16369"/>
        </table:table-row>
        <table:table-row table:number-rows-repeated="1048533">
          <table:table-cell table:number-columns-repeated="16369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th_pop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th_po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_rounded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_round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2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_rounded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_round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4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ngland_16+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ngland_16+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2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2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4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4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Region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Reg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UR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U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Gender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Gend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Ag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thnicity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thnicit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Disability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Disabilit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Purpos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Purpo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CW0402.$A$1"/>
        <table:named-expression table:name="activeCell" table:expression="of:=[.#REF!]" table:base-cell-address="CW0402.$A$1"/>
        <table:named-expression table:name="AVON" table:expression="of:=[.#REF!]" table:base-cell-address="CW0402.$A$1"/>
        <table:named-range table:name="ayear" table:cell-range-address="'file:///W:/SECTION1/1-15-98.XLS'#RAWDATA.$J$2" table:base-cell-address="CW0402.$A$1"/>
        <table:named-expression table:name="BEDS" table:expression="of:=[.#REF!]" table:base-cell-address="CW0402.$A$1"/>
        <table:named-expression table:name="BERKS" table:expression="of:=[.#REF!]" table:base-cell-address="CW0402.$A$1"/>
        <table:named-expression table:name="BUCKS" table:expression="of:=[.#REF!]" table:base-cell-address="CW0402.$A$1"/>
        <table:named-range table:name="byear" table:cell-range-address="'file:///W:/SECTION1/1-15-98.XLS'#RAWDATA.$L$2" table:base-cell-address="CW0402.$A$1"/>
        <table:named-expression table:name="CAMBS" table:expression="of:=[.#REF!]" table:base-cell-address="CW0402.$A$1"/>
        <table:named-expression table:name="CategoryTitle" table:expression="of:=[.#REF!]" table:base-cell-address="CW0402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02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CW0402.$A$1"/>
        <table:named-expression table:name="CHESHIRE" table:expression="of:=[.#REF!]" table:base-cell-address="CW0402.$A$1"/>
        <table:named-expression table:name="CLEVELAND" table:expression="of:=[.#REF!]" table:base-cell-address="CW0402.$A$1"/>
        <table:named-expression table:name="CLWYD" table:expression="of:=[.#REF!]" table:base-cell-address="CW0402.$A$1"/>
        <table:named-expression table:name="components_by_LA" table:expression="of:=[.#REF!]" table:base-cell-address="CW0402.$A$1"/>
        <table:named-expression table:name="CORNWALL" table:expression="of:=[.#REF!]" table:base-cell-address="CW0402.$A$1"/>
        <table:named-expression table:name="CUMBRIA" table:expression="of:=[.#REF!]" table:base-cell-address="CW0402.$A$1"/>
        <table:named-range table:name="cyear" table:cell-range-address="'file:///W:/SECTION1/1-15-98.XLS'#RAWDATA.$J$2" table:base-cell-address="CW0402.$A$1"/>
        <table:named-expression table:name="Database" table:expression="of:=[.#REF!]" table:base-cell-address="CW0402.$A$1"/>
        <table:named-expression table:name="DERBYSHIRE" table:expression="of:=[.#REF!]" table:base-cell-address="CW0402.$A$1"/>
        <table:named-expression table:name="DEVON" table:expression="of:=[.#REF!]" table:base-cell-address="CW0402.$A$1"/>
        <table:named-expression table:name="dgdsfyh" table:expression="of:=[.#REF!]" table:base-cell-address="CW0402.$A$1"/>
        <table:named-expression table:name="Dialog" table:expression="of:='http://www.dft.gov.uk/TSGB00/8-01-98.XLS'#$$Dialog" table:base-cell-address="CW0402.$A$1"/>
        <table:named-expression table:name="dialog2" table:expression="of:='http://www.dft.gov.uk/TSGB00/8-01-98.XLS'#$$dialog2" table:base-cell-address="CW0402.$A$1"/>
        <table:named-expression table:name="DORSET" table:expression="of:=[.#REF!]" table:base-cell-address="CW0402.$A$1"/>
        <table:named-expression table:name="DURHAM" table:expression="of:=[.#REF!]" table:base-cell-address="CW0402.$A$1"/>
        <table:named-expression table:name="DYFED" table:expression="of:=[.#REF!]" table:base-cell-address="CW0402.$A$1"/>
        <table:named-expression table:name="E_SUSSEX" table:expression="of:=[.#REF!]" table:base-cell-address="CW0402.$A$1"/>
        <table:named-expression table:name="ESSEX" table:expression="of:=[.#REF!]" table:base-cell-address="CW0402.$A$1"/>
        <table:named-expression table:name="fayear" table:expression="of:=[.#REF!]" table:base-cell-address="CW0402.$A$1"/>
        <table:named-expression table:name="fdafda" table:expression="of:=[.#REF!]" table:base-cell-address="CW0402.$A$1"/>
        <table:named-expression table:name="Female" table:expression="of:=[.#REF!]" table:base-cell-address="CW0402.$A$1"/>
        <table:named-expression table:name="females_UK" table:expression="of:=[.#REF!]" table:base-cell-address="CW0402.$A$1"/>
        <table:named-range table:name="fendyear" table:cell-range-address="'file:///W:/SECTION1/1-15-98.XLS'#RAWDATA.$L$2" table:base-cell-address="CW0402.$A$1"/>
        <table:named-range table:name="ffyear" table:cell-range-address="'file:///W:/SECTION1/1-15-98.XLS'#RAWDATA.$J$2" table:base-cell-address="CW0402.$A$1"/>
        <table:named-expression table:name="Footnotes" table:expression="of:=[.#REF!]" table:base-cell-address="CW0402.$A$1"/>
        <table:named-range table:name="fyear" table:cell-range-address="'file:///W:/SECTION1/1-15-98.XLS'#RAWDATA.$J$2" table:base-cell-address="CW0402.$A$1"/>
        <table:named-expression table:name="fyear2" table:expression="of:=[.#REF!]" table:base-cell-address="CW0402.$A$1"/>
        <table:named-expression table:name="GLOS" table:expression="of:=[.#REF!]" table:base-cell-address="CW0402.$A$1"/>
        <table:named-expression table:name="GraphData" table:expression="of:=['file://Fs5/afp6$/TSGB1998/SECTION1/1-13-98.XLS'#'TIS-INDEX'.$B$13:.$Q$44]~['file://Fs5/afp6$/TSGB1998/SECTION1/1-13-98.XLS'#'TIS-INDEX'.$E$9:.$R$9]" table:base-cell-address="CW0402.$A$1"/>
        <table:named-expression table:name="GraphTitle" table:expression="of:=[.#REF!]" table:base-cell-address="CW0402.$A$1"/>
        <table:named-expression table:name="GTR_MAN" table:expression="of:=[.#REF!]" table:base-cell-address="CW0402.$A$1"/>
        <table:named-expression table:name="GWENT" table:expression="of:=[.#REF!]" table:base-cell-address="CW0402.$A$1"/>
        <table:named-expression table:name="GWYNEDD" table:expression="of:=[.#REF!]" table:base-cell-address="CW0402.$A$1"/>
        <table:named-expression table:name="HANTS" table:expression="of:=[.#REF!]" table:base-cell-address="CW0402.$A$1"/>
        <table:named-expression table:name="HEREFORD_W" table:expression="of:=[.#REF!]" table:base-cell-address="CW0402.$A$1"/>
        <table:named-expression table:name="HERTS" table:expression="of:=[.#REF!]" table:base-cell-address="CW0402.$A$1"/>
        <table:named-expression table:name="HUMBERSIDE" table:expression="of:=[.#REF!]" table:base-cell-address="CW0402.$A$1"/>
        <table:named-expression table:name="I_OF_WIGHT" table:expression="of:=[.#REF!]" table:base-cell-address="CW0402.$A$1"/>
        <table:named-expression table:name="KENT" table:expression="of:=[.#REF!]" table:base-cell-address="CW0402.$A$1"/>
        <table:named-expression table:name="LANCS" table:expression="of:=[.#REF!]" table:base-cell-address="CW0402.$A$1"/>
        <table:named-expression table:name="LEICS" table:expression="of:=[.#REF!]" table:base-cell-address="CW0402.$A$1"/>
        <table:named-expression table:name="LFS" table:expression="of:=[.#REF!]" table:base-cell-address="CW0402.$A$1"/>
        <table:named-expression table:name="LINCS" table:expression="of:=[.#REF!]" table:base-cell-address="CW0402.$A$1"/>
        <table:named-expression table:name="LONDON" table:expression="of:=[.#REF!]" table:base-cell-address="CW0402.$A$1"/>
        <table:named-expression table:name="M_GLAM" table:expression="of:=[.#REF!]" table:base-cell-address="CW0402.$A$1"/>
        <table:named-expression table:name="MACRO" table:expression="of:=#N/A" table:base-cell-address="CW0402.$A$1"/>
        <table:named-expression table:name="Male" table:expression="of:=[.#REF!]" table:base-cell-address="CW0402.$A$1"/>
        <table:named-expression table:name="males_UK" table:expression="of:=[.#REF!]" table:base-cell-address="CW0402.$A$1"/>
        <table:named-expression table:name="MERSEYSIDE" table:expression="of:=[.#REF!]" table:base-cell-address="CW0402.$A$1"/>
        <table:named-range table:name="MYE" table:cell-range-address="'file://virago.internal.dtlr.gov.uk/Data/AFP/RLTDAll/STS/006%20NATIONAL%20TRAVEL%20SURVEY/003%20OTHER%20REGULAR%20OUTPUTS/0013%20Walking%20and%20Cycling/2018%20data/2019_Tables_CW0401-02-03-04.xlsx'#MYE.$B$1:MYE.$P$1048576" table:base-cell-address="CW0402.$A$1"/>
        <table:named-expression table:name="MYE_Age" table:expression="of:=[.#REF!]" table:base-cell-address="CW0402.$A$1"/>
        <table:named-expression table:name="MYE_Formatted" table:expression="of:=[.#REF!]" table:base-cell-address="CW0402.$A$1"/>
        <table:named-expression table:name="MYE_Region_Gender" table:expression="of:=[.#REF!]" table:base-cell-address="CW0402.$A$1"/>
        <table:named-expression table:name="N_YORKS" table:expression="of:=[.#REF!]" table:base-cell-address="CW0402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02.$A$1"/>
        <table:named-expression table:name="new_dialog" table:expression="of:='file://tslan10/COMQ/TSGB00/8-01-98.XLS'#$$Dialog" table:base-cell-address="CW0402.$A$1"/>
        <table:named-expression table:name="new_table" table:expression="of:=[.#REF!]" table:base-cell-address="CW0402.$A$1"/>
        <table:named-expression table:name="NORFOLK" table:expression="of:=[.#REF!]" table:base-cell-address="CW0402.$A$1"/>
        <table:named-expression table:name="NORTHANTS" table:expression="of:=[.#REF!]" table:base-cell-address="CW0402.$A$1"/>
        <table:named-expression table:name="NORTHUMBERLAND" table:expression="of:=[.#REF!]" table:base-cell-address="CW0402.$A$1"/>
        <table:named-expression table:name="NOTTS" table:expression="of:=[.#REF!]" table:base-cell-address="CW0402.$A$1"/>
        <table:named-expression table:name="Obj1_Purpose" table:expression="of:=[.#REF!]" table:base-cell-address="CW0402.$A$1"/>
        <table:named-expression table:name="Obj1_purpose3yr" table:expression="of:=[.#REF!]" table:base-cell-address="CW0402.$A$1"/>
        <table:named-expression table:name="Obj1Table" table:expression="of:=[.#REF!]" table:base-cell-address="CW0402.$A$1"/>
        <table:named-expression table:name="Obj1Table3yr" table:expression="of:=[.#REF!]" table:base-cell-address="CW0402.$A$1"/>
        <table:named-expression table:name="Obj3_region" table:expression="of:=[.#REF!]" table:base-cell-address="CW0402.$A$1"/>
        <table:named-expression table:name="Obj4_Region" table:expression="of:=[.#REF!]" table:base-cell-address="CW0402.$A$1"/>
        <table:named-expression table:name="OldData" table:expression="of:=[.#REF!]" table:base-cell-address="CW0402.$A$1"/>
        <table:named-expression table:name="OXON" table:expression="of:=[.#REF!]" table:base-cell-address="CW0402.$A$1"/>
        <table:named-expression table:name="persons_UK" table:expression="of:=[.#REF!]" table:base-cell-address="CW0402.$A$1"/>
        <table:named-expression table:name="POWYS" table:expression="of:=[.#REF!]" table:base-cell-address="CW0402.$A$1"/>
        <table:named-expression table:name="Print_Area" table:expression="of:=[.#REF!]" table:base-cell-address="CW0402.$A$1"/>
        <table:named-expression table:name="printarea" table:expression="of:=[.#REF!]" table:base-cell-address="CW0402.$A$1"/>
        <table:named-expression table:name="PUBLISH1998_Print_Area" table:expression="of:=[.#REF!]" table:base-cell-address="CW0402.$A$1"/>
        <table:named-range table:name="Purpose" table:cell-range-address="'file://virago.internal.dtlr.gov.uk/Data/AFP/RLTDAll/STS/006%20NATIONAL%20TRAVEL%20SURVEY/003%20OTHER%20REGULAR%20OUTPUTS/0013%20Walking%20and%20Cycling/2018%20data/2019_Tables_CW0401-02-03-04.xlsx'#Metadata.$B$53:Metadata.$D$64" table:base-cell-address="CW0402.$A$1"/>
        <table:named-expression table:name="PurposeCycle" table:expression="of:=[.#REF!]" table:base-cell-address="CW0402.$A$1"/>
        <table:named-expression table:name="PurposeWalk" table:expression="of:=[.#REF!]" table:base-cell-address="CW0402.$A$1"/>
        <table:named-expression table:name="S_GLAM" table:expression="of:=[.#REF!]" table:base-cell-address="CW0402.$A$1"/>
        <table:named-expression table:name="S_YORKS" table:expression="of:=[.#REF!]" table:base-cell-address="CW0402.$A$1"/>
        <table:named-expression table:name="SAM_CTRY_UK" table:expression="of:=[.#REF!]" table:base-cell-address="CW0402.$A$1"/>
        <table:named-expression table:name="sheet1" table:expression="of:=[.#REF!]" table:base-cell-address="CW0402.$A$1"/>
        <table:named-expression table:name="SHROPS" table:expression="of:=[.#REF!]" table:base-cell-address="CW0402.$A$1"/>
        <table:named-expression table:name="SOMERSET" table:expression="of:=[.#REF!]" table:base-cell-address="CW0402.$A$1"/>
        <table:named-expression table:name="STAFFS" table:expression="of:=[.#REF!]" table:base-cell-address="CW0402.$A$1"/>
        <table:named-expression table:name="SUFFOLK" table:expression="of:=[.#REF!]" table:base-cell-address="CW0402.$A$1"/>
        <table:named-expression table:name="SURREY" table:expression="of:=[.#REF!]" table:base-cell-address="CW0402.$A$1"/>
        <table:named-expression table:name="TABA1_2" table:expression="of:=#N/A" table:base-cell-address="CW0402.$A$1"/>
        <table:named-expression table:name="TABA3" table:expression="of:=#N/A" table:base-cell-address="CW0402.$A$1"/>
        <table:named-expression table:name="TABB1_2" table:expression="of:=#N/A" table:base-cell-address="CW0402.$A$1"/>
        <table:named-expression table:name="TableTitle" table:expression="of:=[.#REF!]" table:base-cell-address="CW0402.$A$1"/>
        <table:named-expression table:name="testing" table:expression="of:=[.#REF!]" table:base-cell-address="CW0402.$A$1"/>
        <table:named-expression table:name="TravelTracker" table:expression="of:=[.#REF!]" table:base-cell-address="CW0402.$A$1"/>
        <table:named-expression table:name="TYNE_WEAR" table:expression="of:=[.#REF!]" table:base-cell-address="CW0402.$A$1"/>
        <table:named-expression table:name="UK" table:expression="of:=[.#REF!]" table:base-cell-address="CW0402.$A$1"/>
        <table:named-expression table:name="ValueTitle" table:expression="of:=[.#REF!]" table:base-cell-address="CW0402.$A$1"/>
        <table:named-expression table:name="W_GLAM" table:expression="of:=[.#REF!]" table:base-cell-address="CW0402.$A$1"/>
        <table:named-expression table:name="W_MIDS" table:expression="of:=[.#REF!]" table:base-cell-address="CW0402.$A$1"/>
        <table:named-expression table:name="W_SUSSEX" table:expression="of:=[.#REF!]" table:base-cell-address="CW0402.$A$1"/>
        <table:named-expression table:name="W_YORKS" table:expression="of:=[.#REF!]" table:base-cell-address="CW0402.$A$1"/>
        <table:named-expression table:name="WARWICKS" table:expression="of:=[.#REF!]" table:base-cell-address="CW0402.$A$1"/>
        <table:named-expression table:name="WILTS" table:expression="of:=[.#REF!]" table:base-cell-address="CW0402.$A$1"/>
        <table:named-expression table:name="year" table:expression="of:=[.#REF!]" table:base-cell-address="CW04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0" number:min-integer-digits="1" number:grouping="true" number:display-factor="1000000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</number:number-style>
    <style:style style:name="Comma" style:family="table-cell" style:data-style-name="N35"/>
    <style:style style:name="Comma_32_2" style:display-name="Comma 2" style:family="table-cell" style:data-style-name="N37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rmal_2003_32_main_32_NTS_32_tables_32_raw" style:display-name="Normal_2003 main NTS tables raw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2003_32_main_32_tables" style:display-name="Normal_2003 main tables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5_32_Tables_32_2002" style:display-name="Normal_5 Tables 2002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4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Isi Avbulimen</meta:initial-creator>
    <dc:creator>Isi Avbulimen</dc:creator>
    <meta:creation-date>2019-07-26T10:40:23Z</meta:creation-date>
    <dc:date>2019-07-26T14:37:39Z</dc:date>
  </office:meta>
</office:document-meta>
</file>